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usX3" svg:font-family="JuniusX" style:font-pitch="variable"/>
    <style:font-face style:name="JuniusX1" svg:font-family="JuniusX" style:font-adornments="Bold" style:font-pitch="variable"/>
    <style:font-face style:name="JuniusX"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 svg:font-family="JuniusX:cv05" style:font-pitch="variable"/>
    <style:font-face style:name="JuniusX:cv05=1" svg:font-family="JuniusX:cv05=1" style:font-pitch="variable"/>
    <style:font-face style:name="JuniusX:cv05=1&amp;smcp" svg:font-family="JuniusX:cv05=1&amp;smcp" style:font-pitch="variable"/>
    <style:font-face style:name="JuniusX:cv05=2" svg:font-family="JuniusX:cv05=2"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 svg:font-family="JuniusX:cv13" style:font-pitch="variable"/>
    <style:font-face style:name="JuniusX:cv13=1" svg:font-family="JuniusX:cv13=1" style:font-pitch="variable"/>
    <style:font-face style:name="JuniusX:cv13=2" svg:font-family="JuniusX:cv13=2" style:font-pitch="variable"/>
    <style:font-face style:name="JuniusX:cv14" svg:font-family="JuniusX:cv14"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1" svg:font-family="JuniusX:cv18=1" style:font-pitch="variable"/>
    <style:font-face style:name="JuniusX:cv18=1&amp;smcp" svg:font-family="JuniusX:cv18=1&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 svg:font-family="JuniusX:cv24" style:font-pitch="variable"/>
    <style:font-face style:name="JuniusX:cv24=1" svg:font-family="JuniusX:cv24=1" style:font-pitch="variable"/>
    <style:font-face style:name="JuniusX:cv24=1&amp;smcp" svg:font-family="JuniusX:cv24=1&amp;smcp"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6&amp;smcp" svg:font-family="JuniusX:cv26&amp;smcp"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2=3" svg:font-family="JuniusX:cv52=3"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calt" svg:font-family="JuniusX:hlig&amp;-calt"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1" svg:font-family="JuniusX:smcp&amp;cv42=1" style:font-pitch="variable"/>
    <style:font-face style:name="JuniusX:smcp&amp;cv42=2" svg:font-family="JuniusX:smcp&amp;cv42=2" style:font-pitch="variable"/>
    <style:font-face style:name="JuniusX:smcp&amp;cv42=3" svg:font-family="JuniusX:smcp&amp;cv42=3" style:font-pitch="variable"/>
    <style:font-face style:name="JuniusX:smcp&amp;cv42=4" svg:font-family="JuniusX:smcp&amp;cv42=4"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lig" svg:font-family="JuniusX:ss01&amp;hlig"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1&amp;hlig" svg:font-family="JuniusX:ss11&amp;hlig"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9b8a" officeooo:paragraph-rsid="00069b8a"/>
    </style:style>
    <style:style style:name="P2" style:family="paragraph" style:parent-style-name="Standard">
      <style:text-properties style:font-name="JuniusX3" officeooo:rsid="00069b8a" officeooo:paragraph-rsid="00069b8a"/>
    </style:style>
    <style:style style:name="P3" style:family="paragraph" style:parent-style-name="Standard">
      <style:text-properties style:font-name="JuniusX3" officeooo:rsid="000b5cc7" officeooo:paragraph-rsid="000b5cc7"/>
    </style:style>
    <style:style style:name="P4" style:family="paragraph" style:parent-style-name="Standard">
      <style:text-properties style:font-name="JuniusX3" officeooo:rsid="000c028c" officeooo:paragraph-rsid="000c028c"/>
    </style:style>
    <style:style style:name="P5" style:family="paragraph" style:parent-style-name="Standard">
      <style:text-properties style:font-name="JuniusX3" officeooo:rsid="0016a143" officeooo:paragraph-rsid="0016a143"/>
    </style:style>
    <style:style style:name="P6" style:family="paragraph" style:parent-style-name="Standard">
      <style:text-properties style:font-name="JuniusX3" officeooo:rsid="0012aefd" officeooo:paragraph-rsid="0012aefd"/>
    </style:style>
    <style:style style:name="P7" style:family="paragraph" style:parent-style-name="Standard">
      <style:text-properties style:font-name="JuniusX3" officeooo:rsid="001abfc7" officeooo:paragraph-rsid="001abfc7"/>
    </style:style>
    <style:style style:name="P8" style:family="paragraph" style:parent-style-name="Standard">
      <style:text-properties style:font-name="JuniusX3" officeooo:rsid="001abfc7" officeooo:paragraph-rsid="00550f15"/>
    </style:style>
    <style:style style:name="P9" style:family="paragraph" style:parent-style-name="Standard">
      <style:text-properties style:font-name="JuniusX3" fo:font-size="14pt" officeooo:rsid="0058f43f" officeooo:paragraph-rsid="0058f43f"/>
    </style:style>
    <style:style style:name="P10" style:family="paragraph" style:parent-style-name="Standard">
      <style:text-properties officeooo:paragraph-rsid="000d2b7c"/>
    </style:style>
    <style:style style:name="P11" style:family="paragraph" style:parent-style-name="Standard">
      <style:text-properties officeooo:rsid="000f34a1" officeooo:paragraph-rsid="000f34a1"/>
    </style:style>
    <style:style style:name="P12" style:family="paragraph" style:parent-style-name="Standard">
      <style:text-properties officeooo:rsid="00101d9d" officeooo:paragraph-rsid="00101d9d"/>
    </style:style>
    <style:style style:name="P13" style:family="paragraph" style:parent-style-name="Standard">
      <style:text-properties officeooo:rsid="00101d9d" officeooo:paragraph-rsid="00aca23e"/>
    </style:style>
    <style:style style:name="P14" style:family="paragraph" style:parent-style-name="Standard">
      <style:text-properties officeooo:rsid="0010ee1e" officeooo:paragraph-rsid="0010ee1e"/>
    </style:style>
    <style:style style:name="P15" style:family="paragraph" style:parent-style-name="Standard">
      <style:text-properties officeooo:paragraph-rsid="0010ee1e"/>
    </style:style>
    <style:style style:name="P16" style:family="paragraph" style:parent-style-name="Standard">
      <style:text-properties officeooo:rsid="0012aefd" officeooo:paragraph-rsid="0012aefd"/>
    </style:style>
    <style:style style:name="P17" style:family="paragraph" style:parent-style-name="Standard">
      <style:text-properties officeooo:rsid="0012aefd" officeooo:paragraph-rsid="0095e9fa"/>
    </style:style>
    <style:style style:name="P18" style:family="paragraph" style:parent-style-name="Standard">
      <style:text-properties officeooo:rsid="001521aa" officeooo:paragraph-rsid="001521aa"/>
    </style:style>
    <style:style style:name="P19" style:family="paragraph" style:parent-style-name="Standard">
      <style:text-properties officeooo:rsid="001d3c37" officeooo:paragraph-rsid="001d3c37"/>
    </style:style>
    <style:style style:name="P20" style:family="paragraph" style:parent-style-name="Standard">
      <style:text-properties officeooo:paragraph-rsid="001f7b7d"/>
    </style:style>
    <style:style style:name="P21" style:family="paragraph" style:parent-style-name="Standard">
      <style:text-properties officeooo:rsid="0022fd71" officeooo:paragraph-rsid="0022fd71"/>
    </style:style>
    <style:style style:name="P22" style:family="paragraph" style:parent-style-name="Standard">
      <style:text-properties officeooo:paragraph-rsid="0022fd71"/>
    </style:style>
    <style:style style:name="P23" style:family="paragraph" style:parent-style-name="Standard">
      <style:text-properties officeooo:rsid="00235256" officeooo:paragraph-rsid="00235256"/>
    </style:style>
    <style:style style:name="P24" style:family="paragraph" style:parent-style-name="Standard">
      <style:text-properties officeooo:rsid="00240db3" officeooo:paragraph-rsid="00240db3"/>
    </style:style>
    <style:style style:name="P25" style:family="paragraph" style:parent-style-name="Standard">
      <style:text-properties officeooo:rsid="002497c6" officeooo:paragraph-rsid="002497c6"/>
    </style:style>
    <style:style style:name="P26" style:family="paragraph" style:parent-style-name="Standard">
      <style:text-properties officeooo:paragraph-rsid="0025cf0d"/>
    </style:style>
    <style:style style:name="P27" style:family="paragraph" style:parent-style-name="Standard">
      <style:text-properties officeooo:rsid="0026f3b3" officeooo:paragraph-rsid="0026f3b3"/>
    </style:style>
    <style:style style:name="P28" style:family="paragraph" style:parent-style-name="Standard">
      <style:text-properties officeooo:rsid="0029fb72" officeooo:paragraph-rsid="0029fb72"/>
    </style:style>
    <style:style style:name="P29" style:family="paragraph" style:parent-style-name="Standard">
      <style:text-properties officeooo:rsid="002ba271" officeooo:paragraph-rsid="002ba271"/>
    </style:style>
    <style:style style:name="P30" style:family="paragraph" style:parent-style-name="Standard">
      <style:text-properties officeooo:rsid="002d5612" officeooo:paragraph-rsid="002d5612"/>
    </style:style>
    <style:style style:name="P31" style:family="paragraph" style:parent-style-name="Standard">
      <style:text-properties officeooo:rsid="002de908" officeooo:paragraph-rsid="002de908"/>
    </style:style>
    <style:style style:name="P32" style:family="paragraph" style:parent-style-name="Standard">
      <style:text-properties officeooo:rsid="003018e3" officeooo:paragraph-rsid="003018e3"/>
    </style:style>
    <style:style style:name="P33" style:family="paragraph" style:parent-style-name="Standard">
      <style:text-properties officeooo:rsid="00316ff8" officeooo:paragraph-rsid="00316ff8"/>
    </style:style>
    <style:style style:name="P34" style:family="paragraph" style:parent-style-name="Standard">
      <style:text-properties officeooo:rsid="0032725c" officeooo:paragraph-rsid="0032725c"/>
    </style:style>
    <style:style style:name="P35" style:family="paragraph" style:parent-style-name="Standard">
      <style:text-properties officeooo:rsid="00342c7a" officeooo:paragraph-rsid="00342c7a"/>
    </style:style>
    <style:style style:name="P36" style:family="paragraph" style:parent-style-name="Standard">
      <style:text-properties officeooo:rsid="00360fd2" officeooo:paragraph-rsid="00360fd2"/>
    </style:style>
    <style:style style:name="P37" style:family="paragraph" style:parent-style-name="Standard">
      <style:text-properties officeooo:paragraph-rsid="001c72fa"/>
    </style:style>
    <style:style style:name="P38" style:family="paragraph" style:parent-style-name="Standard">
      <style:text-properties officeooo:rsid="004c8ed2" officeooo:paragraph-rsid="004c8ed2"/>
    </style:style>
    <style:style style:name="P39" style:family="paragraph" style:parent-style-name="Standard">
      <style:text-properties officeooo:rsid="00299cd9" officeooo:paragraph-rsid="00299cd9"/>
    </style:style>
    <style:style style:name="P40" style:family="paragraph" style:parent-style-name="Standard">
      <style:text-properties officeooo:paragraph-rsid="005959af"/>
    </style:style>
    <style:style style:name="P41" style:family="paragraph" style:parent-style-name="Standard">
      <style:text-properties officeooo:paragraph-rsid="00666dbf"/>
    </style:style>
    <style:style style:name="P42" style:family="paragraph" style:parent-style-name="Standard">
      <style:text-properties officeooo:paragraph-rsid="001521aa"/>
    </style:style>
    <style:style style:name="P43" style:family="paragraph" style:parent-style-name="Standard">
      <style:text-properties officeooo:paragraph-rsid="008fa740"/>
    </style:style>
    <style:style style:name="P44" style:family="paragraph" style:parent-style-name="Standard">
      <style:text-properties officeooo:paragraph-rsid="00953ddf"/>
    </style:style>
    <style:style style:name="P45" style:family="paragraph" style:parent-style-name="Standard">
      <style:text-properties officeooo:paragraph-rsid="003b9e9e"/>
    </style:style>
    <style:style style:name="P46" style:family="paragraph" style:parent-style-name="Standard">
      <style:text-properties officeooo:paragraph-rsid="000ebddd"/>
    </style:style>
    <style:style style:name="P47" style:family="paragraph" style:parent-style-name="Standard">
      <style:text-properties officeooo:paragraph-rsid="00a6be6c"/>
    </style:style>
    <style:style style:name="P48" style:family="paragraph" style:parent-style-name="Standard">
      <style:text-properties officeooo:rsid="002d2f2c" officeooo:paragraph-rsid="002d2f2c"/>
    </style:style>
    <style:style style:name="P49" style:family="paragraph" style:parent-style-name="Standard">
      <style:text-properties officeooo:paragraph-rsid="00cbb540"/>
    </style:style>
    <style:style style:name="P50" style:family="paragraph" style:parent-style-name="Standard">
      <style:text-properties officeooo:paragraph-rsid="00b89355"/>
    </style:style>
    <style:style style:name="P51" style:family="paragraph" style:parent-style-name="Standard">
      <style:text-properties officeooo:paragraph-rsid="00d13e65"/>
    </style:style>
    <style:style style:name="P52" style:family="paragraph" style:parent-style-name="Standard">
      <style:text-properties officeooo:paragraph-rsid="0051e39c"/>
    </style:style>
    <style:style style:name="P53" style:family="paragraph" style:parent-style-name="Standard">
      <style:paragraph-properties fo:margin-left="0.4925in" fo:margin-right="0in" fo:text-indent="0in" style:auto-text-indent="false"/>
      <style:text-properties officeooo:rsid="00069b8a" officeooo:paragraph-rsid="00069b8a"/>
    </style:style>
    <style:style style:name="P54" style:family="paragraph" style:parent-style-name="Standard">
      <style:paragraph-properties fo:margin-left="0.4925in" fo:margin-right="0in" fo:text-indent="0in" style:auto-text-indent="false"/>
      <style:text-properties style:font-name="JuniusX3" officeooo:rsid="000c028c" officeooo:paragraph-rsid="000c028c"/>
    </style:style>
    <style:style style:name="P55" style:family="paragraph" style:parent-style-name="Standard">
      <style:paragraph-properties fo:margin-left="0.4925in" fo:margin-right="0in" fo:text-indent="0in" style:auto-text-indent="false"/>
      <style:text-properties officeooo:paragraph-rsid="00069b8a"/>
    </style:style>
    <style:style style:name="P56" style:family="paragraph" style:parent-style-name="Index_20_Entry">
      <style:text-properties officeooo:rsid="00a6767e" officeooo:paragraph-rsid="00a6767e"/>
    </style:style>
    <style:style style:name="P57" style:family="paragraph" style:parent-style-name="Index_20_Entry">
      <style:text-properties officeooo:rsid="00a9b80a" officeooo:paragraph-rsid="00a9b80a"/>
    </style:style>
    <style:style style:name="P58" style:family="paragraph" style:parent-style-name="Index_20_Entry">
      <style:text-properties officeooo:rsid="00bc2d40" officeooo:paragraph-rsid="00bc2d40"/>
    </style:style>
    <style:style style:name="P59" style:family="paragraph" style:parent-style-name="Index_20_Entry">
      <style:text-properties officeooo:rsid="00bcf06e" officeooo:paragraph-rsid="00bcf06e"/>
    </style:style>
    <style:style style:name="P60" style:family="paragraph" style:parent-style-name="Standard">
      <style:paragraph-properties fo:margin-left="0in" fo:margin-right="0in" fo:text-indent="0in" style:auto-text-indent="false"/>
      <style:text-properties style:font-name="JuniusX3" officeooo:rsid="00a6be6c" officeooo:paragraph-rsid="00a6be6c"/>
    </style:style>
    <style:style style:name="P61" style:family="paragraph" style:parent-style-name="CharCodes">
      <style:text-properties officeooo:paragraph-rsid="00e67000"/>
    </style:style>
    <style:style style:name="P62" style:family="paragraph" style:parent-style-name="CharCodes">
      <style:text-properties officeooo:paragraph-rsid="00ea6c76"/>
    </style:style>
    <style:style style:name="P63" style:family="paragraph" style:parent-style-name="CharCodes">
      <style:text-properties officeooo:paragraph-rsid="00e4e3f3" fo:background-color="#ffa6a6"/>
    </style:style>
    <style:style style:name="P64" style:family="paragraph" style:parent-style-name="CharCodes">
      <style:text-properties officeooo:paragraph-rsid="00f8fb6c" fo:background-color="#ffa6a6"/>
    </style:style>
    <style:style style:name="P65" style:family="paragraph" style:parent-style-name="CharCodes">
      <style:text-properties officeooo:paragraph-rsid="00f9d5e3" fo:background-color="#ffa6a6"/>
    </style:style>
    <style:style style:name="P66" style:family="paragraph" style:parent-style-name="CharCodes">
      <style:text-properties officeooo:paragraph-rsid="00fb2eb4" fo:background-color="#ffa6a6"/>
    </style:style>
    <style:style style:name="P67" style:family="paragraph" style:parent-style-name="CharCodes">
      <style:text-properties officeooo:paragraph-rsid="00f8fb6c"/>
    </style:style>
    <style:style style:name="P68" style:family="paragraph" style:parent-style-name="CharCodes">
      <style:text-properties officeooo:paragraph-rsid="00f9d5e3"/>
    </style:style>
    <style:style style:name="P69" style:family="paragraph" style:parent-style-name="CharCodes">
      <style:text-properties officeooo:paragraph-rsid="00f9d5e3" fo:background-color="transparent"/>
    </style:style>
    <style:style style:name="P70" style:family="paragraph" style:parent-style-name="CharCodes">
      <style:text-properties officeooo:paragraph-rsid="00fb2eb4"/>
    </style:style>
    <style:style style:name="P71" style:family="paragraph" style:parent-style-name="Standard">
      <style:paragraph-properties fo:margin-top="0in" fo:margin-bottom="0.0799in" style:contextual-spacing="false"/>
      <style:text-properties officeooo:paragraph-rsid="010213d8"/>
    </style:style>
    <style:style style:name="P72" style:family="paragraph" style:parent-style-name="CharCodes">
      <style:text-properties officeooo:paragraph-rsid="00f9d5e3" fo:background-color="#ffa6a6"/>
    </style:style>
    <style:style style:name="P73" style:family="paragraph" style:parent-style-name="CharCodes">
      <style:text-properties officeooo:paragraph-rsid="00f8fb6c" fo:background-color="#ffa6a6"/>
    </style:style>
    <style:style style:name="P74" style:family="paragraph" style:parent-style-name="Heading_20_2">
      <style:text-properties officeooo:paragraph-rsid="006dc704"/>
    </style:style>
    <style:style style:name="P75" style:family="paragraph" style:parent-style-name="Heading_20_2">
      <style:text-properties officeooo:paragraph-rsid="004c8ed2"/>
    </style:style>
    <style:style style:name="P76" style:family="paragraph" style:parent-style-name="Heading_20_2">
      <style:text-properties officeooo:paragraph-rsid="0058f43f"/>
    </style:style>
    <style:style style:name="P77" style:family="paragraph" style:parent-style-name="Index_20_Entry">
      <style:text-properties officeooo:rsid="01054b2c" officeooo:paragraph-rsid="01054b2c"/>
    </style:style>
    <style:style style:name="P78" style:family="paragraph" style:parent-style-name="Index_20_Entry">
      <style:text-properties officeooo:rsid="01065f14" officeooo:paragraph-rsid="01065f14"/>
    </style:style>
    <style:style style:name="P79" style:family="paragraph" style:parent-style-name="Standard">
      <style:text-properties style:font-name="JuniusX" fo:font-size="14pt" officeooo:rsid="0103ebd9" officeooo:paragraph-rsid="0103ebd9"/>
    </style:style>
    <style:style style:name="P80" style:family="paragraph" style:parent-style-name="Standard">
      <style:text-properties officeooo:paragraph-rsid="0023cc65"/>
    </style:style>
    <style:style style:name="P81" style:family="paragraph" style:parent-style-name="Standard">
      <style:text-properties officeooo:paragraph-rsid="0025cf0d"/>
    </style:style>
    <style:style style:name="P82" style:family="paragraph" style:parent-style-name="Standard">
      <style:text-properties officeooo:paragraph-rsid="0016a143"/>
    </style:style>
    <style:style style:name="P83" style:family="paragraph" style:parent-style-name="Standard">
      <style:paragraph-properties fo:margin-top="0in" fo:margin-bottom="0.0799in" style:contextual-spacing="false"/>
      <style:text-properties officeooo:paragraph-rsid="010b1057"/>
    </style:style>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officeooo:rsid="000a07c2"/>
    </style:style>
    <style:style style:name="T28" style:family="text">
      <style:text-properties style:font-name="JuniusX:smcp"/>
    </style:style>
    <style:style style:name="T29" style:family="text">
      <style:text-properties style:font-name="JuniusX:smcp" officeooo:rsid="000a07c2"/>
    </style:style>
    <style:style style:name="T30" style:family="text">
      <style:text-properties style:font-name="JuniusX:smcp" fo:font-size="14pt" officeooo:rsid="00a6be6c"/>
    </style:style>
    <style:style style:name="T31" style:family="text">
      <style:text-properties style:font-name="JuniusX:smcp" officeooo:rsid="00aca23e"/>
    </style:style>
    <style:style style:name="T32" style:family="text">
      <style:text-properties style:font-name="JuniusX:smcp" fo:font-weight="bold" style:font-weight-asian="bold" style:font-weight-complex="bold"/>
    </style:style>
    <style:style style:name="T33" style:family="text">
      <style:text-properties style:font-name="JuniusX:smcp" officeooo:rsid="00b89355"/>
    </style:style>
    <style:style style:name="T34" style:family="text">
      <style:text-properties style:font-name="JuniusX3"/>
    </style:style>
    <style:style style:name="T35" style:family="text">
      <style:text-properties style:font-name="JuniusX3" officeooo:rsid="000a07c2"/>
    </style:style>
    <style:style style:name="T36" style:family="text">
      <style:text-properties style:font-name="JuniusX3" officeooo:rsid="000d2b7c"/>
    </style:style>
    <style:style style:name="T37" style:family="text">
      <style:text-properties style:font-name="JuniusX3" officeooo:rsid="0010ee1e"/>
    </style:style>
    <style:style style:name="T38" style:family="text">
      <style:text-properties style:font-name="JuniusX3" officeooo:rsid="001957de"/>
    </style:style>
    <style:style style:name="T39" style:family="text">
      <style:text-properties style:font-name="JuniusX3" officeooo:rsid="00360fd2"/>
    </style:style>
    <style:style style:name="T40" style:family="text">
      <style:text-properties style:font-name="JuniusX3" officeooo:rsid="00484885"/>
    </style:style>
    <style:style style:name="T41" style:family="text">
      <style:text-properties style:font-name="JuniusX3" officeooo:rsid="004c8ed2"/>
    </style:style>
    <style:style style:name="T42" style:family="text">
      <style:text-properties style:font-name="JuniusX3" fo:font-size="14pt"/>
    </style:style>
    <style:style style:name="T43" style:family="text">
      <style:text-properties style:font-name="JuniusX3" fo:font-size="14pt" officeooo:rsid="004c8ed2"/>
    </style:style>
    <style:style style:name="T44" style:family="text">
      <style:text-properties style:font-name="JuniusX3" fo:font-size="14pt" officeooo:rsid="0051e39c"/>
    </style:style>
    <style:style style:name="T45" style:family="text">
      <style:text-properties style:font-name="JuniusX3" fo:font-size="14pt" style:font-size-asian="14pt" style:font-size-complex="14pt"/>
    </style:style>
    <style:style style:name="T46" style:family="text">
      <style:text-properties style:font-name="JuniusX3" fo:font-size="14pt" officeooo:rsid="006d52eb" style:font-size-asian="14pt" style:font-size-complex="14pt"/>
    </style:style>
    <style:style style:name="T47" style:family="text">
      <style:text-properties style:font-name="JuniusX3" fo:font-size="14pt" officeooo:rsid="005e3da2"/>
    </style:style>
    <style:style style:name="T48" style:family="text">
      <style:text-properties style:font-name="JuniusX3" fo:font-size="14pt" officeooo:rsid="00738961"/>
    </style:style>
    <style:style style:name="T49" style:family="text">
      <style:text-properties style:font-name="JuniusX3" fo:font-size="14pt" officeooo:rsid="0074ed22"/>
    </style:style>
    <style:style style:name="T50" style:family="text">
      <style:text-properties style:font-name="JuniusX3" fo:font-size="14pt" officeooo:rsid="0037cf74"/>
    </style:style>
    <style:style style:name="T51" style:family="text">
      <style:text-properties style:font-name="JuniusX3" fo:font-size="14pt" officeooo:rsid="007d5e84"/>
    </style:style>
    <style:style style:name="T52" style:family="text">
      <style:text-properties style:font-name="JuniusX3" fo:font-size="14pt" officeooo:rsid="00953ddf"/>
    </style:style>
    <style:style style:name="T53" style:family="text">
      <style:text-properties style:font-name="JuniusX3" fo:font-size="14pt" officeooo:rsid="00a6767e"/>
    </style:style>
    <style:style style:name="T54" style:family="text">
      <style:text-properties style:font-name="JuniusX3" fo:font-size="14pt" officeooo:rsid="00a6be6c"/>
    </style:style>
    <style:style style:name="T55" style:family="text">
      <style:text-properties style:font-name="JuniusX3" fo:font-size="14pt" officeooo:rsid="00a9b80a"/>
    </style:style>
    <style:style style:name="T56" style:family="text">
      <style:text-properties style:font-name="JuniusX3" fo:font-size="14pt" officeooo:rsid="00b2bda2"/>
    </style:style>
    <style:style style:name="T57" style:family="text">
      <style:text-properties style:font-name="JuniusX3" fo:font-size="14pt" officeooo:rsid="00cf3b38"/>
    </style:style>
    <style:style style:name="T58" style:family="text">
      <style:text-properties style:font-name="JuniusX3" officeooo:rsid="004eb100"/>
    </style:style>
    <style:style style:name="T59" style:family="text">
      <style:text-properties style:font-name="JuniusX3" officeooo:rsid="0051e39c"/>
    </style:style>
    <style:style style:name="T60" style:family="text">
      <style:text-properties style:font-name="JuniusX3" officeooo:rsid="005f947d"/>
    </style:style>
    <style:style style:name="T61" style:family="text">
      <style:text-properties style:font-name="JuniusX3" officeooo:rsid="002e2638"/>
    </style:style>
    <style:style style:name="T62" style:family="text">
      <style:text-properties style:font-name="JuniusX3" officeooo:rsid="005c509d"/>
    </style:style>
    <style:style style:name="T63" style:family="text">
      <style:text-properties style:font-name="JuniusX3" officeooo:rsid="001521aa"/>
    </style:style>
    <style:style style:name="T64" style:family="text">
      <style:text-properties style:font-name="JuniusX3" officeooo:rsid="0081de80"/>
    </style:style>
    <style:style style:name="T65" style:family="text">
      <style:text-properties style:font-name="JuniusX3" officeooo:rsid="008fa740"/>
    </style:style>
    <style:style style:name="T66" style:family="text">
      <style:text-properties style:font-name="JuniusX3" officeooo:rsid="00953ddf"/>
    </style:style>
    <style:style style:name="T67" style:family="text">
      <style:text-properties style:font-name="JuniusX3" officeooo:rsid="00101d9d"/>
    </style:style>
    <style:style style:name="T68" style:family="text">
      <style:text-properties style:font-name="JuniusX3" officeooo:rsid="00a6767e"/>
    </style:style>
    <style:style style:name="T69" style:family="text">
      <style:text-properties style:font-name="JuniusX3" officeooo:rsid="00a6be6c"/>
    </style:style>
    <style:style style:name="T70" style:family="text">
      <style:text-properties style:font-name="JuniusX3" officeooo:rsid="000ebddd"/>
    </style:style>
    <style:style style:name="T71" style:family="text">
      <style:text-properties style:font-name="JuniusX3" fo:language="zxx" fo:country="none" style:language-asian="zxx" style:country-asian="none" style:language-complex="zxx" style:country-complex="none"/>
    </style:style>
    <style:style style:name="T72" style:family="text">
      <style:text-properties style:font-name="JuniusX3" officeooo:rsid="00aca23e"/>
    </style:style>
    <style:style style:name="T73" style:family="text">
      <style:text-properties style:font-name="JuniusX3" officeooo:rsid="00ad314c"/>
    </style:style>
    <style:style style:name="T74" style:family="text">
      <style:text-properties style:font-name="JuniusX3" officeooo:rsid="00ae905b"/>
    </style:style>
    <style:style style:name="T75" style:family="text">
      <style:text-properties style:font-name="JuniusX3" officeooo:rsid="00b2cb56"/>
    </style:style>
    <style:style style:name="T76" style:family="text">
      <style:text-properties style:font-name="JuniusX3" officeooo:rsid="00bcf06e"/>
    </style:style>
    <style:style style:name="T77" style:family="text">
      <style:text-properties style:font-name="JuniusX3" officeooo:rsid="00d13e65"/>
    </style:style>
    <style:style style:name="T78" style:family="text">
      <style:text-properties style:font-name="JuniusX3" officeooo:rsid="0016a143"/>
    </style:style>
    <style:style style:name="T79" style:family="text">
      <style:text-properties style:font-name="JuniusX:pcap" officeooo:rsid="000a07c2"/>
    </style:style>
    <style:style style:name="T80" style:family="text">
      <style:text-properties style:font-name="JuniusX:case" officeooo:rsid="000a07c2"/>
    </style:style>
    <style:style style:name="T81" style:family="text">
      <style:text-properties style:font-name="JuniusX:case" officeooo:rsid="005c509d"/>
    </style:style>
    <style:style style:name="T82" style:family="text">
      <style:text-properties style:font-name="JuniusX:zero" officeooo:rsid="000a07c2"/>
    </style:style>
    <style:style style:name="T83" style:family="text">
      <style:text-properties style:font-name="JuniusX:zero&amp;pnum" officeooo:rsid="000a07c2"/>
    </style:style>
    <style:style style:name="T84" style:family="text">
      <style:text-properties style:font-name="JuniusX:zero&amp;onum" officeooo:rsid="000a07c2"/>
    </style:style>
    <style:style style:name="T85" style:family="text">
      <style:text-properties style:font-name="JuniusX:zero&amp;onum&amp;pnum" officeooo:rsid="000a07c2"/>
    </style:style>
    <style:style style:name="T86" style:family="text">
      <style:text-properties style:font-name="JuniusX:zero&amp;sups" officeooo:rsid="000a07c2"/>
    </style:style>
    <style:style style:name="T87" style:family="text">
      <style:text-properties style:font-name="JuniusX:zero&amp;subs" officeooo:rsid="000a07c2"/>
    </style:style>
    <style:style style:name="T88" style:family="text">
      <style:text-properties style:font-name="JuniusX:zero&amp;onum&amp;pnum&amp;subs" officeooo:rsid="000a07c2"/>
    </style:style>
    <style:style style:name="T89" style:family="text">
      <style:text-properties style:font-name="JuniusX:zero&amp;onum&amp;pnum&amp;sups" officeooo:rsid="000a07c2"/>
    </style:style>
    <style:style style:name="T90" style:family="text">
      <style:text-properties style:font-name="JuniusX:sups"/>
    </style:style>
    <style:style style:name="T91" style:family="text">
      <style:text-properties style:font-name="JuniusX:pnum&amp;onum&amp;sups"/>
    </style:style>
    <style:style style:name="T92" style:family="text">
      <style:text-properties style:font-name="JuniusX:subs"/>
    </style:style>
    <style:style style:name="T93" style:family="text">
      <style:text-properties style:font-name="JuniusX:pnum&amp;onum&amp;subs"/>
    </style:style>
    <style:style style:name="T94" style:family="text">
      <style:text-properties style:font-name="JuniusX:ornm=1"/>
    </style:style>
    <style:style style:name="T95" style:family="text">
      <style:text-properties style:font-name="JuniusX:ornm=2"/>
    </style:style>
    <style:style style:name="T96" style:family="text">
      <style:text-properties style:font-name="JuniusX:ornm=3"/>
    </style:style>
    <style:style style:name="T97" style:family="text">
      <style:text-properties style:font-name="JuniusX:ornm=4"/>
    </style:style>
    <style:style style:name="T98" style:family="text">
      <style:text-properties style:font-name="JuniusX:ornm"/>
    </style:style>
    <style:style style:name="T99" style:family="text">
      <style:text-properties style:font-name="JuniusX:ss01" officeooo:rsid="000d2b7c"/>
    </style:style>
    <style:style style:name="T100" style:family="text">
      <style:text-properties style:font-name="JuniusX:ss02" officeooo:rsid="000ebddd"/>
    </style:style>
    <style:style style:name="T101" style:family="text">
      <style:text-properties style:font-name="JuniusX:hist"/>
    </style:style>
    <style:style style:name="T102" style:family="text">
      <style:text-properties style:font-name="JuniusX:hist" officeooo:rsid="00101d9d"/>
    </style:style>
    <style:style style:name="T103" style:family="text">
      <style:text-properties style:font-name="JuniusX:ss03"/>
    </style:style>
    <style:style style:name="T104" style:family="text">
      <style:text-properties style:font-name="JuniusX:ss04"/>
    </style:style>
    <style:style style:name="T105" style:family="text">
      <style:text-properties style:font-name="JuniusX:ss05"/>
    </style:style>
    <style:style style:name="T106" style:family="text">
      <style:text-properties style:font-name="JuniusX:ss06"/>
    </style:style>
    <style:style style:name="T107" style:family="text">
      <style:text-properties style:font-name="JuniusX:ss07"/>
    </style:style>
    <style:style style:name="T108" style:family="text">
      <style:text-properties style:font-name="JuniusX:ss08" officeooo:rsid="00101d9d"/>
    </style:style>
    <style:style style:name="T109" style:family="text">
      <style:text-properties style:font-name="JuniusX:ss11"/>
    </style:style>
    <style:style style:name="T110" style:family="text">
      <style:text-properties style:font-name="JuniusX:ss12"/>
    </style:style>
    <style:style style:name="T111" style:family="text">
      <style:text-properties style:font-name="JuniusX:ss12" fo:font-size="14pt" officeooo:rsid="00a6be6c"/>
    </style:style>
    <style:style style:name="T112" style:family="text">
      <style:text-properties style:font-name="JuniusX:ss13"/>
    </style:style>
    <style:style style:name="T113" style:family="text">
      <style:text-properties style:font-name="JuniusX:ss14"/>
    </style:style>
    <style:style style:name="T114" style:family="text">
      <style:text-properties style:font-name="JuniusX:ss14" officeooo:rsid="0010ee1e"/>
    </style:style>
    <style:style style:name="T115" style:family="text">
      <style:text-properties style:font-name="JuniusX:ss14" officeooo:rsid="000a07c2"/>
    </style:style>
    <style:style style:name="T116" style:family="text">
      <style:text-properties style:font-name="JuniusX:ss14&amp;ss15"/>
    </style:style>
    <style:style style:name="T117" style:family="text">
      <style:text-properties style:font-name="JuniusX:ss16"/>
    </style:style>
    <style:style style:name="T118" style:family="text">
      <style:text-properties style:font-name="JuniusX:ss16" officeooo:rsid="00b2cb56"/>
    </style:style>
    <style:style style:name="T119" style:family="text">
      <style:text-properties style:font-name="JuniusX:ss19"/>
    </style:style>
    <style:style style:name="T120" style:family="text">
      <style:text-properties style:font-name="JuniusX:cv01=4"/>
    </style:style>
    <style:style style:name="T121" style:family="text">
      <style:text-properties style:font-name="JuniusX:cv01=5"/>
    </style:style>
    <style:style style:name="T122" style:family="text">
      <style:text-properties style:font-name="JuniusX:cv01=3"/>
    </style:style>
    <style:style style:name="T123" style:family="text">
      <style:text-properties style:font-name="JuniusX:cv01=2"/>
    </style:style>
    <style:style style:name="T124" style:family="text">
      <style:text-properties style:font-name="JuniusX:cv01=1"/>
    </style:style>
    <style:style style:name="T125" style:family="text">
      <style:text-properties style:font-name="JuniusX:cv02=1" officeooo:rsid="001521aa"/>
    </style:style>
    <style:style style:name="T126" style:family="text">
      <style:text-properties style:font-name="JuniusX:cv02=2" officeooo:rsid="001521aa"/>
    </style:style>
    <style:style style:name="T127" style:family="text">
      <style:text-properties style:font-name="JuniusX:cv02=3" officeooo:rsid="001521aa"/>
    </style:style>
    <style:style style:name="T128" style:family="text">
      <style:text-properties style:font-name="JuniusX:cv02=1&amp;smcp" officeooo:rsid="001521aa"/>
    </style:style>
    <style:style style:name="T129" style:family="text">
      <style:text-properties style:font-name="JuniusX:cv04=1"/>
    </style:style>
    <style:style style:name="T130" style:family="text">
      <style:text-properties style:font-name="JuniusX:cv05=2" officeooo:rsid="0016a143"/>
    </style:style>
    <style:style style:name="T131" style:family="text">
      <style:text-properties style:font-name="JuniusX:cv05=2" officeooo:rsid="0124d6e9"/>
    </style:style>
    <style:style style:name="T132" style:family="text">
      <style:text-properties style:font-name="JuniusX:cv05=1" officeooo:rsid="0016a143"/>
    </style:style>
    <style:style style:name="T133" style:family="text">
      <style:text-properties style:font-name="JuniusX:cv07=1"/>
    </style:style>
    <style:style style:name="T134" style:family="text">
      <style:text-properties style:font-name="JuniusX:cv07=2"/>
    </style:style>
    <style:style style:name="T135" style:family="text">
      <style:text-properties style:font-name="JuniusX:cv07=3"/>
    </style:style>
    <style:style style:name="T136" style:family="text">
      <style:text-properties style:font-name="JuniusX:cv08=1"/>
    </style:style>
    <style:style style:name="T137" style:family="text">
      <style:text-properties style:font-name="JuniusX:cv08=2"/>
    </style:style>
    <style:style style:name="T138" style:family="text">
      <style:text-properties officeooo:rsid="001c72fa"/>
    </style:style>
    <style:style style:name="T139" style:family="text">
      <style:text-properties style:font-name="JuniusX:cv09=1" officeooo:rsid="001c72fa"/>
    </style:style>
    <style:style style:name="T140" style:family="text">
      <style:text-properties style:font-name="JuniusX:cv09=5" officeooo:rsid="001c72fa"/>
    </style:style>
    <style:style style:name="T141" style:family="text">
      <style:text-properties style:font-name="JuniusX:cv09=4" officeooo:rsid="001c72fa"/>
    </style:style>
    <style:style style:name="T142" style:family="text">
      <style:text-properties style:font-name="JuniusX:cv09=3" officeooo:rsid="001c72fa"/>
    </style:style>
    <style:style style:name="T143" style:family="text">
      <style:text-properties style:font-name="JuniusX:cv09=2" officeooo:rsid="001c72fa"/>
    </style:style>
    <style:style style:name="T144" style:family="text">
      <style:text-properties style:font-name="JuniusX:cv10=1"/>
    </style:style>
    <style:style style:name="T145" style:family="text">
      <style:text-properties style:font-name="JuniusX:cv10=1&amp;smcp"/>
    </style:style>
    <style:style style:name="T146" style:family="text">
      <style:text-properties officeooo:rsid="001ebf2c"/>
    </style:style>
    <style:style style:name="T147" style:family="text">
      <style:text-properties style:font-name="JuniusX:cv10=5" officeooo:rsid="001ebf2c"/>
    </style:style>
    <style:style style:name="T148" style:family="text">
      <style:text-properties style:font-name="JuniusX:cv10=4" officeooo:rsid="001ebf2c"/>
    </style:style>
    <style:style style:name="T149" style:family="text">
      <style:text-properties style:font-name="JuniusX:cv10=3" officeooo:rsid="001ebf2c"/>
    </style:style>
    <style:style style:name="T150" style:family="text">
      <style:text-properties style:font-name="JuniusX:cv10=2" officeooo:rsid="001ebf2c"/>
    </style:style>
    <style:style style:name="T151" style:family="text">
      <style:text-properties style:font-name="JuniusX:cv11=1"/>
    </style:style>
    <style:style style:name="T152" style:family="text">
      <style:text-properties style:font-name="JuniusX:cv11=1&amp;ss07"/>
    </style:style>
    <style:style style:name="T153" style:family="text">
      <style:text-properties style:font-name="JuniusX:cv11=1&amp;ss07&amp;smcp"/>
    </style:style>
    <style:style style:name="T154" style:family="text">
      <style:text-properties style:font-name="JuniusX:cv11=1&amp;smcp"/>
    </style:style>
    <style:style style:name="T155" style:family="text">
      <style:text-properties officeooo:rsid="0022fd71"/>
    </style:style>
    <style:style style:name="T156" style:family="text">
      <style:text-properties style:font-name="JuniusX:cv12"/>
    </style:style>
    <style:style style:name="T157" style:family="text">
      <style:text-properties style:font-name="JuniusX:cv13=2"/>
    </style:style>
    <style:style style:name="T158" style:family="text">
      <style:text-properties style:font-name="JuniusX:cv13=2" officeooo:rsid="01229e1a"/>
    </style:style>
    <style:style style:name="T159" style:family="text">
      <style:text-properties style:font-name="JuniusX:cv13=1"/>
    </style:style>
    <style:style style:name="T160" style:family="text">
      <style:text-properties style:font-name="JuniusX:cv15=3" officeooo:rsid="0022fd71"/>
    </style:style>
    <style:style style:name="T161" style:family="text">
      <style:text-properties style:font-name="JuniusX:cv15=2" fo:font-size="14pt" officeooo:rsid="0022fd71"/>
    </style:style>
    <style:style style:name="T162" style:family="text">
      <style:text-properties style:font-name="JuniusX:cv15=1" officeooo:rsid="0022fd71"/>
    </style:style>
    <style:style style:name="T163" style:family="text">
      <style:text-properties style:font-name="JuniusX:cv16=1"/>
    </style:style>
    <style:style style:name="T164" style:family="text">
      <style:text-properties style:font-name="JuniusX:cv17"/>
    </style:style>
    <style:style style:name="T165" style:family="text">
      <style:text-properties style:font-name="JuniusX:cv18=3" officeooo:rsid="0023cc65"/>
    </style:style>
    <style:style style:name="T166" style:family="text">
      <style:text-properties style:font-name="JuniusX:cv18=2" officeooo:rsid="0023cc65"/>
    </style:style>
    <style:style style:name="T167" style:family="text">
      <style:text-properties style:font-name="JuniusX:cv18=1" officeooo:rsid="0023cc65"/>
    </style:style>
    <style:style style:name="T168" style:family="text">
      <style:text-properties style:font-name="JuniusX:cv18=1&amp;smcp" officeooo:rsid="0124d6e9"/>
    </style:style>
    <style:style style:name="T169" style:family="text">
      <style:text-properties style:font-name="JuniusX:cv18=1&amp;smcp" officeooo:rsid="0023cc65"/>
    </style:style>
    <style:style style:name="T170" style:family="text">
      <style:text-properties style:font-name="JuniusX:cv18=2&amp;smcp" officeooo:rsid="0023cc65"/>
    </style:style>
    <style:style style:name="T171" style:family="text">
      <style:text-properties style:font-name="JuniusX:cv19=2"/>
    </style:style>
    <style:style style:name="T172" style:family="text">
      <style:text-properties style:font-name="JuniusX:cv19=2&amp;smcp"/>
    </style:style>
    <style:style style:name="T173" style:family="text">
      <style:text-properties style:font-name="JuniusX:cv19=1"/>
    </style:style>
    <style:style style:name="T174" style:family="text">
      <style:text-properties style:font-name="JuniusX:cv19=1&amp;smcp"/>
    </style:style>
    <style:style style:name="T175" style:family="text">
      <style:text-properties style:font-name="JuniusX:cv21=4"/>
    </style:style>
    <style:style style:name="T176" style:family="text">
      <style:text-properties style:font-name="JuniusX:cv21=3"/>
    </style:style>
    <style:style style:name="T177" style:family="text">
      <style:text-properties style:font-name="JuniusX:cv21=2"/>
    </style:style>
    <style:style style:name="T178" style:family="text">
      <style:text-properties style:font-name="JuniusX:cv21=1"/>
    </style:style>
    <style:style style:name="T179" style:family="text">
      <style:text-properties style:font-name="JuniusX:cv22"/>
    </style:style>
    <style:style style:name="T180" style:family="text">
      <style:text-properties officeooo:rsid="0025cf0d"/>
    </style:style>
    <style:style style:name="T181" style:family="text">
      <style:text-properties style:font-name="JuniusX:cv23" fo:font-size="14pt" officeooo:rsid="0025cf0d"/>
    </style:style>
    <style:style style:name="T182" style:family="text">
      <style:text-properties style:font-name="JuniusX:cv24=2" officeooo:rsid="0025cf0d"/>
    </style:style>
    <style:style style:name="T183" style:family="text">
      <style:text-properties style:font-name="JuniusX:cv24=1" officeooo:rsid="0025cf0d"/>
    </style:style>
    <style:style style:name="T184" style:family="text">
      <style:text-properties style:font-name="JuniusX:cv24=1&amp;smcp" officeooo:rsid="0124d6e9"/>
    </style:style>
    <style:style style:name="T185" style:family="text">
      <style:text-properties style:font-name="JuniusX:cv24=1&amp;smcp" officeooo:rsid="0025cf0d"/>
    </style:style>
    <style:style style:name="T186" style:family="text">
      <style:text-properties style:font-name="JuniusX:cv24=2&amp;smcp" officeooo:rsid="0025cf0d"/>
    </style:style>
    <style:style style:name="T187" style:family="text">
      <style:text-properties style:font-name="JuniusX:cv25=3"/>
    </style:style>
    <style:style style:name="T188" style:family="text">
      <style:text-properties style:font-name="JuniusX:cv25=2"/>
    </style:style>
    <style:style style:name="T189" style:family="text">
      <style:text-properties style:font-name="JuniusX:cv25=4"/>
    </style:style>
    <style:style style:name="T190" style:family="text">
      <style:text-properties style:font-name="JuniusX:cv25=1"/>
    </style:style>
    <style:style style:name="T191" style:family="text">
      <style:text-properties style:font-name="JuniusX:cv25=1&amp;smcp"/>
    </style:style>
    <style:style style:name="T192" style:family="text">
      <style:text-properties style:font-name="JuniusX:cv26"/>
    </style:style>
    <style:style style:name="T193" style:family="text">
      <style:text-properties style:font-name="JuniusX:cv26" officeooo:rsid="010213d8"/>
    </style:style>
    <style:style style:name="T194" style:family="text">
      <style:text-properties style:font-name="JuniusX:cv26&amp;smcp"/>
    </style:style>
    <style:style style:name="T195" style:family="text">
      <style:text-properties officeooo:rsid="00299cd9"/>
    </style:style>
    <style:style style:name="T196" style:family="text">
      <style:text-properties style:font-name="JuniusX:cv28=2"/>
    </style:style>
    <style:style style:name="T197" style:family="text">
      <style:text-properties style:font-name="JuniusX:cv28=1"/>
    </style:style>
    <style:style style:name="T198" style:family="text">
      <style:text-properties style:font-name="JuniusX" fo:font-size="14pt" officeooo:rsid="003fa184"/>
    </style:style>
    <style:style style:name="T199" style:family="text">
      <style:text-properties style:font-name="JuniusX" fo:font-size="14pt" officeooo:rsid="00661a20"/>
    </style:style>
    <style:style style:name="T200" style:family="text">
      <style:text-properties style:font-name="JuniusX" fo:font-size="14pt" officeooo:rsid="00666dbf"/>
    </style:style>
    <style:style style:name="T201" style:family="text">
      <style:text-properties style:font-name="JuniusX" fo:font-size="14pt" officeooo:rsid="00ce6c8c"/>
    </style:style>
    <style:style style:name="T202" style:family="text">
      <style:text-properties style:font-name="JuniusX" fo:font-size="14pt" officeooo:rsid="00f62930"/>
    </style:style>
    <style:style style:name="T203" style:family="text">
      <style:text-properties style:font-name="JuniusX" fo:font-size="14pt" officeooo:rsid="00f81cf1"/>
    </style:style>
    <style:style style:name="T204" style:family="text">
      <style:text-properties style:font-name="JuniusX" fo:font-size="14pt" officeooo:rsid="00f8fa52"/>
    </style:style>
    <style:style style:name="T205" style:family="text">
      <style:text-properties style:font-name="JuniusX" fo:font-size="14pt" officeooo:rsid="00fd402b"/>
    </style:style>
    <style:style style:name="T206" style:family="text">
      <style:text-properties style:font-name="JuniusX" fo:font-size="14pt" officeooo:rsid="00ff1388"/>
    </style:style>
    <style:style style:name="T207" style:family="text">
      <style:text-properties style:font-name="JuniusX" fo:font-size="14pt" officeooo:rsid="01020c32"/>
    </style:style>
    <style:style style:name="T208" style:family="text">
      <style:text-properties style:font-name="JuniusX" fo:font-size="14pt" officeooo:rsid="0103a01b"/>
    </style:style>
    <style:style style:name="T209" style:family="text">
      <style:text-properties style:font-name="JuniusX" fo:font-size="14pt" officeooo:rsid="01091e01"/>
    </style:style>
    <style:style style:name="T210" style:family="text">
      <style:text-properties style:font-name="JuniusX" fo:font-size="14pt" officeooo:rsid="010b1057"/>
    </style:style>
    <style:style style:name="T211" style:family="text">
      <style:text-properties style:font-name="JuniusX" fo:font-size="14pt" officeooo:rsid="011abc52"/>
    </style:style>
    <style:style style:name="T212" style:family="text">
      <style:text-properties style:font-name="JuniusX" fo:font-size="14pt" officeooo:rsid="011b0399"/>
    </style:style>
    <style:style style:name="T213" style:family="text">
      <style:text-properties style:font-name="JuniusX:cv28=1&amp;smcp"/>
    </style:style>
    <style:style style:name="T214" style:family="text">
      <style:text-properties style:font-name="JuniusX:cv30=2"/>
    </style:style>
    <style:style style:name="T215" style:family="text">
      <style:text-properties style:font-name="JuniusX:cv30=1"/>
    </style:style>
    <style:style style:name="T216" style:family="text">
      <style:text-properties style:font-name="JuniusX:cv31=2"/>
    </style:style>
    <style:style style:name="T217" style:family="text">
      <style:text-properties style:font-name="JuniusX:cv31=1"/>
    </style:style>
    <style:style style:name="T218" style:family="text">
      <style:text-properties style:font-name="JuniusX:cv32"/>
    </style:style>
    <style:style style:name="T219" style:family="text">
      <style:text-properties style:font-name="JuniusX:cv40=2"/>
    </style:style>
    <style:style style:name="T220" style:family="text">
      <style:text-properties style:font-name="JuniusX:cv40"/>
    </style:style>
    <style:style style:name="T221" style:family="text">
      <style:text-properties style:font-name="JuniusX:cv41"/>
    </style:style>
    <style:style style:name="T222" style:family="text">
      <style:text-properties officeooo:rsid="002e2638"/>
    </style:style>
    <style:style style:name="T223" style:family="text">
      <style:text-properties style:font-name="JuniusX:cv42=2" officeooo:rsid="005959af"/>
    </style:style>
    <style:style style:name="T224" style:family="text">
      <style:text-properties style:font-name="JuniusX:cv42=2" officeooo:rsid="002e2638"/>
    </style:style>
    <style:style style:name="T225" style:family="text">
      <style:text-properties style:font-name="JuniusX:cv42=2" fo:font-size="14pt" officeooo:rsid="005a0cff"/>
    </style:style>
    <style:style style:name="T226" style:family="text">
      <style:text-properties style:font-name="JuniusX:cv42=2" officeooo:rsid="005c509d"/>
    </style:style>
    <style:style style:name="T227" style:family="text">
      <style:text-properties style:font-name="JuniusX:cv42=2" officeooo:rsid="005e3da2"/>
    </style:style>
    <style:style style:name="T228" style:family="text">
      <style:text-properties style:font-name="JuniusX:cv42=1" officeooo:rsid="002e2638"/>
    </style:style>
    <style:style style:name="T229" style:family="text">
      <style:text-properties style:font-name="JuniusX:cv42=1" officeooo:rsid="005f947d"/>
    </style:style>
    <style:style style:name="T230" style:family="text">
      <style:text-properties style:font-name="JuniusX:cv43"/>
    </style:style>
    <style:style style:name="T231" style:family="text">
      <style:text-properties style:font-name="JuniusX:cv44"/>
    </style:style>
    <style:style style:name="T232" style:family="text">
      <style:text-properties style:font-name="JuniusX:cv45"/>
    </style:style>
    <style:style style:name="T233" style:family="text">
      <style:text-properties style:font-name="JuniusX:cv46"/>
    </style:style>
    <style:style style:name="T234" style:family="text">
      <style:text-properties style:font-name="JuniusX:cv50"/>
    </style:style>
    <style:style style:name="T235" style:family="text">
      <style:text-properties style:font-name="JuniusX:cv51"/>
    </style:style>
    <style:style style:name="T236" style:family="text">
      <style:text-properties style:font-name="JuniusX:ss12&amp;rtlm"/>
    </style:style>
    <style:style style:name="T237" style:family="text">
      <style:text-properties style:font-name="JuniusX:dlig" officeooo:rsid="00360fd2"/>
    </style:style>
    <style:style style:name="T238" style:family="text">
      <style:text-properties officeooo:rsid="0039ba9f"/>
    </style:style>
    <style:style style:name="T239" style:family="text">
      <style:text-properties officeooo:rsid="003b9e9e"/>
    </style:style>
    <style:style style:name="T240" style:family="text">
      <style:text-properties style:font-name="JuniusX:cv08=2&amp;smcp"/>
    </style:style>
    <style:style style:name="T241" style:family="text">
      <style:text-properties style:font-name="JuniusX:cv09=1&amp;smcp" officeooo:rsid="003b9e9e"/>
    </style:style>
    <style:style style:name="T242" style:family="text">
      <style:text-properties style:font-name="JuniusX:cv09=1&amp;ss07" fo:font-size="14pt" officeooo:rsid="003b9e9e"/>
    </style:style>
    <style:style style:name="T243" style:family="text">
      <style:text-properties style:font-name="Junicode" fo:font-style="italic" style:font-style-asian="italic" style:font-style-complex="italic"/>
    </style:style>
    <style:style style:name="T244" style:family="text">
      <style:text-properties style:font-name="Junicode" fo:font-style="italic" officeooo:rsid="007b27c9" style:font-style-asian="italic" style:font-style-complex="italic"/>
    </style:style>
    <style:style style:name="T245" style:family="text">
      <style:text-properties officeooo:rsid="003fa184"/>
    </style:style>
    <style:style style:name="T246" style:family="text">
      <style:text-properties officeooo:rsid="00069b8a"/>
    </style:style>
    <style:style style:name="T247" style:family="text">
      <style:text-properties officeooo:rsid="004702d5"/>
    </style:style>
    <style:style style:name="T248" style:family="text">
      <style:text-properties officeooo:rsid="000d2b7c"/>
    </style:style>
    <style:style style:name="T249" style:family="text">
      <style:text-properties officeooo:rsid="00484885"/>
    </style:style>
    <style:style style:name="T250" style:family="text">
      <style:text-properties style:font-name="JuniusX:cv05=1&amp;smcp" officeooo:rsid="004b6c76"/>
    </style:style>
    <style:style style:name="T251" style:family="text">
      <style:text-properties style:font-name="JuniusX:cv05=1&amp;smcp" officeooo:rsid="0124d6e9"/>
    </style:style>
    <style:style style:name="T252" style:family="text">
      <style:text-properties officeooo:rsid="004c8ed2"/>
    </style:style>
    <style:style style:name="T253" style:family="text">
      <style:text-properties fo:font-weight="normal" officeooo:rsid="0037cf74" style:font-weight-asian="normal" style:font-weight-complex="normal"/>
    </style:style>
    <style:style style:name="T254" style:family="text">
      <style:text-properties officeooo:rsid="0051e39c"/>
    </style:style>
    <style:style style:name="T255"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56" style:family="text">
      <style:text-properties fo:color="#127622" loext:opacity="100%" style:font-name="JuniusX1" fo:font-size="14pt" fo:font-weight="bold" officeooo:rsid="00cf3b38" style:font-name-asian="PingFang SC" style:font-size-asian="16.1000003814697pt" style:font-weight-asian="bold" style:font-name-complex="Arial Unicode MS" style:font-size-complex="16.1000003814697pt" style:font-weight-complex="bold"/>
    </style:style>
    <style:style style:name="T257" style:family="text">
      <style:text-properties fo:color="#127622" loext:opacity="100%" style:font-name="JuniusX3"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258" style:family="text">
      <style:text-properties fo:color="#127622" loext:opacity="100%" style:font-name="JuniusX3" fo:font-size="14pt" fo:font-weight="bold" officeooo:rsid="008fa740" style:font-name-asian="PingFang SC" style:font-size-asian="16.1000003814697pt" style:font-weight-asian="bold" style:font-name-complex="Arial Unicode MS" style:font-size-complex="16.1000003814697pt" style:font-weight-complex="bold"/>
    </style:style>
    <style:style style:name="T259" style:family="text">
      <style:text-properties fo:color="#127622" loext:opacity="100%" style:font-name="JuniusX3" fo:font-size="14pt" fo:font-weight="bold" officeooo:rsid="00cf3b38" style:font-name-asian="PingFang SC" style:font-size-asian="16.1000003814697pt" style:font-weight-asian="bold" style:font-name-complex="Arial Unicode MS" style:font-size-complex="16.1000003814697pt" style:font-weight-complex="bold"/>
    </style:style>
    <style:style style:name="T260" style:family="text">
      <style:text-properties fo:color="#127622" loext:opacity="100%" style:font-name="Liberation Mono" fo:font-size="11pt" fo:font-weight="bold" officeooo:rsid="00666dbf" style:font-name-asian="Liberation Mono" style:font-size-asian="16.1000003814697pt" style:font-weight-asian="bold" style:font-name-complex="Liberation Mono" style:font-size-complex="16.1000003814697pt" style:font-weight-complex="bold"/>
    </style:style>
    <style:style style:name="T261" style:family="text">
      <style:text-properties fo:color="#8d281e" loext:opacity="100%" style:font-name="JuniusX2" fo:font-size="16pt" fo:font-weight="600" officeooo:rsid="0051e39c" style:font-name-asian="PingFang SC" style:font-size-asian="18.2000007629395pt" style:font-weight-asian="bold" style:font-name-complex="Arial Unicode MS" style:font-size-complex="18.2000007629395pt" style:font-weight-complex="bold"/>
    </style:style>
    <style:style style:name="T262" style:family="text">
      <style:text-properties fo:color="#8d281e" loext:opacity="100%" style:font-name="JuniusX3" officeooo:rsid="00cbb540"/>
    </style:style>
    <style:style style:name="T263" style:family="text">
      <style:text-properties fo:color="#8d281e" loext:opacity="100%" style:font-name="JuniusX3" officeooo:rsid="00bdd5f0"/>
    </style:style>
    <style:style style:name="T264" style:family="text">
      <style:text-properties fo:color="#8d281e" loext:opacity="100%" style:font-name="JuniusX3" officeooo:rsid="00beea30"/>
    </style:style>
    <style:style style:name="T265" style:family="text">
      <style:text-properties fo:color="#8d281e" loext:opacity="100%" style:font-name="JuniusX3" officeooo:rsid="00c21f93"/>
    </style:style>
    <style:style style:name="T266" style:family="text">
      <style:text-properties fo:color="#8d281e" loext:opacity="100%" style:font-name="JuniusX3" officeooo:rsid="00c2542b"/>
    </style:style>
    <style:style style:name="T267" style:family="text">
      <style:text-properties fo:color="#8d281e" loext:opacity="100%" style:font-name="JuniusX3" officeooo:rsid="00c3cd26"/>
    </style:style>
    <style:style style:name="T268" style:family="text">
      <style:text-properties fo:color="#8d281e" loext:opacity="100%" style:font-name="JuniusX3" officeooo:rsid="00c0c0a7"/>
    </style:style>
    <style:style style:name="T269" style:family="text">
      <style:text-properties fo:color="#8d281e" loext:opacity="100%" style:font-name="JuniusX3" officeooo:rsid="00c0fecb"/>
    </style:style>
    <style:style style:name="T270" style:family="text">
      <style:text-properties fo:color="#8d281e" loext:opacity="100%" style:font-name="JuniusX3" officeooo:rsid="00c31a90"/>
    </style:style>
    <style:style style:name="T271" style:family="text">
      <style:text-properties fo:color="#8d281e" loext:opacity="100%" style:font-name="JuniusX3" officeooo:rsid="00c75b93"/>
    </style:style>
    <style:style style:name="T272" style:family="text">
      <style:text-properties fo:color="#8d281e" loext:opacity="100%" style:font-name="JuniusX3" officeooo:rsid="00c3f246"/>
    </style:style>
    <style:style style:name="T273" style:family="text">
      <style:text-properties fo:color="#8d281e" loext:opacity="100%" style:font-name="JuniusX3" officeooo:rsid="00d13e65"/>
    </style:style>
    <style:style style:name="T274" style:family="text">
      <style:text-properties fo:color="#8d281e" loext:opacity="100%" style:font-name="JuniusX:hlig" officeooo:rsid="00bdd5f0"/>
    </style:style>
    <style:style style:name="T275" style:family="text">
      <style:text-properties fo:color="#8d281e" loext:opacity="100%" style:font-name="JuniusX:hlig" officeooo:rsid="00beea30"/>
    </style:style>
    <style:style style:name="T276" style:family="text">
      <style:text-properties fo:color="#8d281e" loext:opacity="100%" style:font-name="JuniusX:hlig" officeooo:rsid="00c21f93"/>
    </style:style>
    <style:style style:name="T277" style:family="text">
      <style:text-properties fo:color="#8d281e" loext:opacity="100%" style:font-name="JuniusX:hlig" officeooo:rsid="00c0c0a7"/>
    </style:style>
    <style:style style:name="T278" style:family="text">
      <style:text-properties fo:color="#8d281e" loext:opacity="100%" style:font-name="JuniusX:hlig" officeooo:rsid="00c0fecb"/>
    </style:style>
    <style:style style:name="T279" style:family="text">
      <style:text-properties fo:color="#8d281e" loext:opacity="100%" style:font-name="JuniusX:hlig" officeooo:rsid="00c2542b"/>
    </style:style>
    <style:style style:name="T280" style:family="text">
      <style:text-properties fo:color="#8d281e" loext:opacity="100%" style:font-name="JuniusX:hlig" officeooo:rsid="00c3cd26"/>
    </style:style>
    <style:style style:name="T281" style:family="text">
      <style:text-properties fo:color="#8d281e" loext:opacity="100%" style:font-name="JuniusX:hlig" officeooo:rsid="00c31a90"/>
    </style:style>
    <style:style style:name="T282" style:family="text">
      <style:text-properties fo:color="#8d281e" loext:opacity="100%" style:font-name="JuniusX:hlig" officeooo:rsid="00cbb540"/>
    </style:style>
    <style:style style:name="T283" style:family="text">
      <style:text-properties fo:color="#8d281e" loext:opacity="100%" style:font-name="JuniusX:smcp" officeooo:rsid="00c2542b"/>
    </style:style>
    <style:style style:name="T284" style:family="text">
      <style:text-properties fo:color="#8d281e" loext:opacity="100%" style:font-name="JuniusX:smcp" officeooo:rsid="00c31a90"/>
    </style:style>
    <style:style style:name="T285" style:family="text">
      <style:text-properties fo:color="#8d281e" loext:opacity="100%" style:font-name="JuniusX:smcp&amp;cv33&amp;hlig" officeooo:rsid="00c2542b"/>
    </style:style>
    <style:style style:name="T286" style:family="text">
      <style:text-properties fo:color="#8d281e" loext:opacity="100%" style:font-name="JuniusX:ss01" officeooo:rsid="00beea30"/>
    </style:style>
    <style:style style:name="T287" style:family="text">
      <style:text-properties fo:color="#8d281e" loext:opacity="100%" style:font-name="JuniusX:hlig&amp;ss01" officeooo:rsid="00beea30"/>
    </style:style>
    <style:style style:name="T288" style:family="text">
      <style:text-properties fo:color="#8d281e" loext:opacity="100%" officeooo:rsid="00c2542b"/>
    </style:style>
    <style:style style:name="T289" style:family="text">
      <style:text-properties fo:color="#8d281e" loext:opacity="100%" style:font-name="JuniusX:hlig&amp;-calt" officeooo:rsid="00beea30"/>
    </style:style>
    <style:style style:name="T290" style:family="text">
      <style:text-properties fo:color="#8d281e" loext:opacity="100%" officeooo:rsid="00cbb540"/>
    </style:style>
    <style:style style:name="T291" style:family="text">
      <style:text-properties fo:color="#8d281e" loext:opacity="100%" style:font-name="JuniusX:ss01&amp;hlig" officeooo:rsid="00beea30"/>
    </style:style>
    <style:style style:name="T292" style:family="text">
      <style:text-properties fo:color="#8d281e" loext:opacity="100%" style:font-name="JuniusX" fo:font-size="14pt" officeooo:rsid="00c21f93"/>
    </style:style>
    <style:style style:name="T293" style:family="text">
      <style:text-properties fo:color="#8d281e" loext:opacity="100%" style:font-name="JuniusX:smcp&amp;hlig" officeooo:rsid="00c31a90"/>
    </style:style>
    <style:style style:name="T294" style:family="text">
      <style:text-properties fo:color="#8d281e" loext:opacity="100%" style:font-name="JuniusX:hist" officeooo:rsid="00c31a90"/>
    </style:style>
    <style:style style:name="T295" style:family="text">
      <style:text-properties fo:color="#8d281e" loext:opacity="100%" style:font-name="JuniusX:ss11" officeooo:rsid="00bdd5f0"/>
    </style:style>
    <style:style style:name="T296" style:family="text">
      <style:text-properties fo:color="#8d281e" loext:opacity="100%" style:font-name="JuniusX:ss11&amp;hlig" officeooo:rsid="00bdd5f0"/>
    </style:style>
    <style:style style:name="T297" style:family="text">
      <style:text-properties fo:color="#8d281e" loext:opacity="100%" style:font-name="JuniusX:hist&amp;hlig" officeooo:rsid="00c31a90"/>
    </style:style>
    <style:style style:name="T298" style:family="text">
      <style:text-properties fo:color="#8d281e" loext:opacity="100%" style:font-name="JuniusX:hist&amp;ss11&amp;cv12" officeooo:rsid="00bdd5f0"/>
    </style:style>
    <style:style style:name="T299" style:family="text">
      <style:text-properties fo:color="#8d281e" loext:opacity="100%" style:font-name="JuniusX:hist&amp;ss11&amp;cv12&amp;hlig" officeooo:rsid="00bdd5f0"/>
    </style:style>
    <style:style style:name="T300" style:family="text">
      <style:text-properties fo:color="#8d281e" loext:opacity="100%" style:font-name="JuniusX:hist&amp;ss11&amp;cv12&amp;dlig" officeooo:rsid="00bdd5f0"/>
    </style:style>
    <style:style style:name="T301" style:family="text">
      <style:text-properties fo:color="#8d281e" loext:opacity="100%" style:font-name="JuniusX:dlig" officeooo:rsid="00c3f246"/>
    </style:style>
    <style:style style:name="T302" style:family="text">
      <style:text-properties fo:color="#8d281e" loext:opacity="100%" style:font-name="JuniusX:dlig&amp;hist" officeooo:rsid="00c3f246"/>
    </style:style>
    <style:style style:name="T303" style:family="text">
      <style:text-properties officeooo:rsid="0053057c"/>
    </style:style>
    <style:style style:name="T304" style:family="text">
      <style:text-properties style:font-name="JuniusX:cv08=1&amp;smcp"/>
    </style:style>
    <style:style style:name="T305" style:family="text">
      <style:text-properties style:font-name="JuniusX:cv06"/>
    </style:style>
    <style:style style:name="T306" style:family="text">
      <style:text-properties style:font-name="JuniusX:cv42=3" officeooo:rsid="002e2638"/>
    </style:style>
    <style:style style:name="T307" style:family="text">
      <style:text-properties style:font-name="JuniusX:cv42=3" officeooo:rsid="005c509d"/>
    </style:style>
    <style:style style:name="T308" style:family="text">
      <style:text-properties style:font-name="JuniusX:cv42=3" officeooo:rsid="005f947d"/>
    </style:style>
    <style:style style:name="T309" style:family="text">
      <style:text-properties style:font-name="JuniusX:cv42=3" officeooo:rsid="0124d6e9"/>
    </style:style>
    <style:style style:name="T310" style:family="text">
      <style:text-properties style:font-name="JuniusX:case&amp;cv42" officeooo:rsid="005c509d"/>
    </style:style>
    <style:style style:name="T311" style:family="text">
      <style:text-properties style:font-name="JuniusX:case&amp;cv42=2" officeooo:rsid="005c509d"/>
    </style:style>
    <style:style style:name="T312" style:family="text">
      <style:text-properties style:font-name="JuniusX:case&amp;cv42=3" officeooo:rsid="005c509d"/>
    </style:style>
    <style:style style:name="T313" style:family="text">
      <style:text-properties officeooo:rsid="005c509d"/>
    </style:style>
    <style:style style:name="T314" style:family="text">
      <style:text-properties officeooo:rsid="00661a20"/>
    </style:style>
    <style:style style:name="T315" style:family="text">
      <style:text-properties style:font-name="JuniusX:cv52"/>
    </style:style>
    <style:style style:name="T316" style:family="text">
      <style:text-properties style:font-name="JuniusX:cv52=2" officeooo:rsid="00661a20"/>
    </style:style>
    <style:style style:name="T317" style:family="text">
      <style:text-properties style:font-name="JuniusX:cv52=3" officeooo:rsid="00661a20"/>
    </style:style>
    <style:style style:name="T318" style:family="text">
      <style:text-properties officeooo:rsid="00666dbf"/>
    </style:style>
    <style:style style:name="T319" style:family="text">
      <style:text-properties style:font-name="JuniusX:cv52&amp;ss01"/>
    </style:style>
    <style:style style:name="T320" style:family="text">
      <style:text-properties officeooo:rsid="006d52eb"/>
    </style:style>
    <style:style style:name="T321" style:family="text">
      <style:text-properties officeooo:rsid="006da0f8"/>
    </style:style>
    <style:style style:name="T322" style:family="text">
      <style:text-properties officeooo:rsid="00738961"/>
    </style:style>
    <style:style style:name="T323" style:family="text">
      <style:text-properties officeooo:rsid="0074ed22"/>
    </style:style>
    <style:style style:name="T324" style:family="text">
      <style:text-properties officeooo:rsid="0081de80"/>
    </style:style>
    <style:style style:name="T325" style:family="text">
      <style:text-properties officeooo:rsid="00829c94"/>
    </style:style>
    <style:style style:name="T326" style:family="text">
      <style:text-properties fo:font-weight="bold" style:font-weight-asian="bold" style:font-weight-complex="bold"/>
    </style:style>
    <style:style style:name="T327" style:family="text">
      <style:text-properties officeooo:rsid="008d35d0"/>
    </style:style>
    <style:style style:name="T328" style:family="text">
      <style:text-properties officeooo:rsid="008fa740"/>
    </style:style>
    <style:style style:name="T329" style:family="text">
      <style:text-properties officeooo:rsid="00953ddf"/>
    </style:style>
    <style:style style:name="T330" style:family="text">
      <style:text-properties officeooo:rsid="00a587dd"/>
    </style:style>
    <style:style style:name="T331" style:family="text">
      <style:text-properties officeooo:rsid="00a6767e"/>
    </style:style>
    <style:style style:name="T332" style:family="text">
      <style:text-properties officeooo:rsid="00a9b80a"/>
    </style:style>
    <style:style style:name="T333" style:family="text">
      <style:text-properties style:font-name="JuniusX:cv07=1&amp;smcp" officeooo:rsid="00ab3576"/>
    </style:style>
    <style:style style:name="T334" style:family="text">
      <style:text-properties style:font-name="JuniusX:smcp&amp;ss07" officeooo:rsid="00aca23e"/>
    </style:style>
    <style:style style:name="T335" style:family="text">
      <style:text-properties style:font-name="JuniusX:smcp&amp;cv33&amp;hlig" officeooo:rsid="00b89355"/>
    </style:style>
    <style:style style:name="T336" style:family="text">
      <style:text-properties officeooo:rsid="00bcf06e"/>
    </style:style>
    <style:style style:name="T337" style:family="text">
      <style:text-properties officeooo:rsid="00ce6c8c"/>
    </style:style>
    <style:style style:name="T338" style:family="text">
      <style:text-properties officeooo:rsid="00b89355"/>
    </style:style>
    <style:style style:name="T339" style:family="text">
      <style:text-properties officeooo:rsid="00ceeae8"/>
    </style:style>
    <style:style style:name="T340" style:family="text">
      <style:text-properties officeooo:rsid="00cf3b38"/>
    </style:style>
    <style:style style:name="T341" style:family="text">
      <style:text-properties officeooo:rsid="00e36d18"/>
    </style:style>
    <style:style style:name="T342" style:family="text">
      <style:text-properties officeooo:rsid="00e4e3f3"/>
    </style:style>
    <style:style style:name="T343" style:family="text">
      <style:text-properties officeooo:rsid="00e67000"/>
    </style:style>
    <style:style style:name="T344" style:family="text">
      <style:text-properties officeooo:rsid="00ec22dc"/>
    </style:style>
    <style:style style:name="T345" style:family="text">
      <style:text-properties officeooo:rsid="00ec6be7"/>
    </style:style>
    <style:style style:name="T346" style:family="text">
      <style:text-properties officeooo:rsid="00ed4e00"/>
    </style:style>
    <style:style style:name="T347" style:family="text">
      <style:text-properties officeooo:rsid="00ee9a39"/>
    </style:style>
    <style:style style:name="T348" style:family="text">
      <style:text-properties officeooo:rsid="00f0d797"/>
    </style:style>
    <style:style style:name="T349" style:family="text">
      <style:text-properties officeooo:rsid="00f3f4ba"/>
    </style:style>
    <style:style style:name="T350" style:family="text">
      <style:text-properties officeooo:rsid="00f5c235"/>
    </style:style>
    <style:style style:name="T351" style:family="text">
      <style:text-properties officeooo:rsid="00f62930"/>
    </style:style>
    <style:style style:name="T352" style:family="text">
      <style:text-properties officeooo:rsid="00f81cf1"/>
    </style:style>
    <style:style style:name="T353" style:family="text">
      <style:text-properties officeooo:rsid="00f8fa52"/>
    </style:style>
    <style:style style:name="T354" style:family="text">
      <style:text-properties officeooo:rsid="00f8fb6c"/>
    </style:style>
    <style:style style:name="T355" style:family="text">
      <style:text-properties officeooo:rsid="00fd402b"/>
    </style:style>
    <style:style style:name="T356" style:family="text">
      <style:text-properties officeooo:rsid="00ff1388"/>
    </style:style>
    <style:style style:name="T357" style:family="text">
      <style:text-properties officeooo:rsid="01006a10"/>
    </style:style>
    <style:style style:name="T358" style:family="text">
      <style:text-properties style:font-name="JuniusX:cv13" officeooo:rsid="00ff1388"/>
    </style:style>
    <style:style style:name="T359" style:family="text">
      <style:text-properties officeooo:rsid="010213d8"/>
    </style:style>
    <style:style style:name="T360" style:family="text">
      <style:text-properties officeooo:rsid="0103a01b"/>
    </style:style>
    <style:style style:name="T361" style:family="text">
      <style:text-properties style:font-name="JuniusX:cv14"/>
    </style:style>
    <style:style style:name="T362" style:family="text">
      <style:text-properties style:font-name="JuniusX:cv26"/>
    </style:style>
    <style:style style:name="T363" style:family="text">
      <style:text-properties style:font-name="JuniusX:cv26" officeooo:rsid="0103ebd9"/>
    </style:style>
    <style:style style:name="T364" style:family="text">
      <style:text-properties officeooo:rsid="01045ed8"/>
    </style:style>
    <style:style style:name="T365" style:family="text">
      <style:text-properties style:font-name="JuniusX:smcp" officeooo:rsid="01045ed8"/>
    </style:style>
    <style:style style:name="T366" style:family="text">
      <style:text-properties style:font-name="JuniusX:smcp" officeooo:rsid="0124d6e9"/>
    </style:style>
    <style:style style:name="T367" style:family="text">
      <style:text-properties officeooo:rsid="01091e01"/>
    </style:style>
    <style:style style:name="T368" style:family="text">
      <style:text-properties officeooo:rsid="01103ef7"/>
    </style:style>
    <style:style style:name="T369" style:family="text">
      <style:text-properties officeooo:rsid="011abc52"/>
    </style:style>
    <style:style style:name="T370" style:family="text">
      <style:text-properties officeooo:rsid="011b0399"/>
    </style:style>
    <style:style style:name="T371" style:family="text">
      <style:text-properties style:font-name="JuniusX:cv13"/>
    </style:style>
    <style:style style:name="T372" style:family="text">
      <style:text-properties style:font-name="JuniusX:cv13=2"/>
    </style:style>
    <style:style style:name="T373" style:family="text">
      <style:text-properties officeooo:rsid="0124d6e9"/>
    </style:style>
    <style:style style:name="T374" style:family="text">
      <style:text-properties officeooo:rsid="0023cc65"/>
    </style:style>
    <style:style style:name="T375" style:family="text">
      <style:text-properties style:font-name="JuniusX:cv18"/>
    </style:style>
    <style:style style:name="T376" style:family="text">
      <style:text-properties style:font-name="JuniusX:cv18&amp;smcp"/>
    </style:style>
    <style:style style:name="T377" style:family="text">
      <style:text-properties style:font-name="JuniusX:cv24"/>
    </style:style>
    <style:style style:name="T378" style:family="text">
      <style:text-properties style:font-name="JuniusX:cv05"/>
    </style:style>
    <style:style style:name="T379" style:family="text">
      <style:text-properties style:font-name="JuniusX:cv05=2"/>
    </style:style>
    <style:style style:name="T380" style:family="text">
      <style:text-properties style:font-name="JuniusX3" officeooo:rsid="0124d6e9"/>
    </style:style>
    <style:style style:name="T381" style:family="text">
      <style:text-properties style:font-name="JuniusX3" officeooo:rsid="01256cf0"/>
    </style:style>
    <style:style style:name="T382" style:family="text">
      <style:text-properties style:font-name="JuniusX:smcp&amp;cv42=2" officeooo:rsid="0124d6e9"/>
    </style:style>
    <style:style style:name="T383" style:family="text">
      <style:text-properties style:font-name="JuniusX:smcp&amp;cv42=3" officeooo:rsid="0124d6e9"/>
    </style:style>
    <style:style style:name="T384" style:family="text">
      <style:text-properties style:font-name="JuniusX:smcp&amp;cv42=1" officeooo:rsid="0124d6e9"/>
    </style:style>
    <style:style style:name="T385" style:family="text">
      <style:text-properties style:font-name="JuniusX:smcp&amp;cv42" officeooo:rsid="0124d6e9"/>
    </style:style>
    <style:style style:name="T386" style:family="text">
      <style:text-properties style:font-name="JuniusX:smcp&amp;cv42=4" officeooo:rsid="0124d6e9"/>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penType <text:span text:style-name="T261">F</text:span>eatures in JuniusX / <text:span text:style-name="T303">JuniusVF</text:span></text:h>
      <text:p text:style-name="Standard"/>
      <text:p text:style-name="Standard"><text:span text:style-name="T243">Features are applied in the following order </text:span><text:span text:style-name="T244">(see also </text:span><text:a xlink:type="simple" xlink:href="#index" text:style-name="Internet_20_link" text:visited-style-name="Visited_20_Internet_20_Link"><text:span text:style-name="T244">index</text:span></text:a><text:span text:style-name="T244">)</text:span>:</text:p>
      <text:h text:style-name="Heading_20_2" text:outline-level="2">1. <text:bookmark-start text:name="c2sc"/><text:span text:style-name="Source_20_Text">c2sc</text:span><text:bookmark-end text:name="c2sc"/> – Small Capitals from Capitals</text:h>
      <text:p text:style-name="P1"><text:span text:style-name="T330">Use with </text:span><text:span text:style-name="Source_20_Text"><text:span text:style-name="T330">smcp</text:span></text:span><text:span text:style-name="T330"> for all-small-cap text. </text:span>All lower- and uppercase pairs have a small cap equivalent. <text:span text:style-name="T26">ABCDE → </text:span><text:span text:style-name="T27">ABCDE.</text:span></text:p>
      <text:h text:style-name="Heading_20_2" text:outline-level="2"><text:span text:style-name="T324">2. </text:span><text:bookmark-start text:name="smcp"/><text:span text:style-name="Source_20_Text">smcp</text:span><text:bookmark-end text:name="smcp"/> – Small Capitals</text:h>
      <text:p text:style-name="P1">Converts lowercase letters to small caps (when available—<text:span text:style-name="T327">lowercase letters without matching caps may lack </text:span><text:span text:style-name="T330">matching</text:span><text:span text:style-name="T327"> small cap</text:span><text:span text:style-name="T330">s</text:span>); also several symbols and combining marks. <text:span text:style-name="T26">fghij → </text:span><text:span text:style-name="T29">fghij.</text:span></text:p>
      <text:h text:style-name="Heading_20_2" text:outline-level="2"><text:span text:style-name="T324">3. </text:span><text:bookmark-start text:name="pcap"/><text:span text:style-name="Source_20_Text">pcap</text:span><text:bookmark-end text:name="pcap"/> – Petite Capitals</text:h>
      <text:p text:style-name="P1">Produces small caps in a <text:span text:style-name="T327">smaller</text:span> size tha<text:span text:style-name="T327">n smcp. Use these when small caps have to be mixed with lowercase letters</text:span>. <text:span text:style-name="T247">The whole of the basic Latin alphabet is covered, plus several other letters.</text:span> <text:span text:style-name="T26">klmno → </text:span><text:span text:style-name="T79">klmno</text:span><text:span text:style-name="T26">.</text:span></text:p>
      <text:h text:style-name="Heading_20_2" text:outline-level="2"><text:span text:style-name="T324">4. </text:span><text:bookmark-start text:name="case"/><text:span text:style-name="Source_20_Text">case</text:span><text:bookmark-end text:name="case"/> – Case-Sensitive <text:span text:style-name="T255">F</text:span>orms</text:h>
      <text:p text:style-name="P1">Produces combining marks that harmonize with capital letters: <text:span text:style-name="T80">Ř X̉,</text:span><text:span text:style-name="T26"> </text:span><text:span text:style-name="T327">etc.</text:span></text:p>
      <text:h text:style-name="Heading_20_2" text:outline-level="2"><text:span text:style-name="T324">5. </text:span><text:bookmark-start text:name="nalt"/><text:span text:style-name="Source_20_Text">nalt</text:span><text:bookmark-end text:name="nalt"/> – Alternate Annotation Forms</text:h>
      <text:p text:style-name="P1">Produces letters and numbers circled, in parenthesis, or followed by periods, as follows:</text:p>
      <text:p text:style-name="P53">With index 1,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55"><text:span text:style-name="T246">With index 2, letter or numbers in parentheses: </text:span><text:span text:style-name="T5">a . . . z;</text:span><text:span text:style-name="T4"> </text:span><text:span text:style-name="T6">0 </text:span><text:span text:style-name="T5">1 . . . 20.</text:span></text:p>
      <text:p text:style-name="P55"><text:span text:style-name="T246">With index 3, double-circled numbers: </text:span><text:span text:style-name="T8">0 </text:span><text:span text:style-name="T9">1</text:span><text:span text:style-name="T7"> . . . 10.</text:span></text:p>
      <text:p text:style-name="P55"><text:span text:style-name="T246">With index 4, white numbers in black circles: </text:span><text:span text:style-name="T12">0 </text:span><text:span text:style-name="T11">1 2 3 . . .</text:span><text:span text:style-name="T10"> 20</text:span></text:p>
      <text:p text:style-name="P53">With index 5, numbers followed by period: <text:span text:style-name="T14">0 1 . . .</text:span><text:span text:style-name="T13"> 20</text:span></text:p>
      <text:p text:style-name="Standard">For enclosed figures <text:span text:style-name="T329">10 and higher</text:span>, <text:span text:style-name="Source_20_Text"><text:span text:style-name="T328">rlig</text:span></text:span><text:span text:style-name="T328"> (Required Ligatures) must also be enabled (as it should be by default: see </text:span><text:a xlink:type="simple" xlink:href="#req" text:style-name="Internet_20_link" text:visited-style-name="Visited_20_Internet_20_Link"><text:span text:style-name="T328">Required Features</text:span></text:a><text:span text:style-name="T328"> below).</text:span></text:p>
      <text:h text:style-name="Heading_20_2" text:outline-level="2"><text:span text:style-name="T324">6. </text:span><text:span text:style-name="Source_20_Text">tnum</text:span> – Tabular Figures</text:h>
      <text:p text:style-name="P1">F<text:span text:style-name="T245">ixed-width f</text:span>igures: 0123456789 <text:span text:style-name="T245">(default </text:span><text:span text:style-name="T247">or with </text:span><text:span text:style-name="Source_20_Text"><text:span text:style-name="T247">lnum</text:span></text:span><text:span text:style-name="T245">),</text:span> <text:span text:style-name="T15">0123456789 </text:span><text:span text:style-name="T16">(with </text:span><text:span text:style-name="Source_20_Text"><text:span text:style-name="T245">onum</text:span></text:span><text:span text:style-name="T16">).</text:span></text:p>
      <text:h text:style-name="Heading_20_2" text:outline-level="2"><text:soft-page-break/><text:span text:style-name="T324">7. </text:span><text:bookmark-start text:name="onum"/><text:span text:style-name="Source_20_Text">onum</text:span><text:bookmark-end text:name="onum"/> – Oldstyle Figures</text:h>
      <text:p text:style-name="P1">Figures that harmonize with lowercase characters: <text:span text:style-name="T17">0123456789 </text:span><text:span text:style-name="T18">(default or with </text:span><text:span text:style-name="Source_20_Text"><text:span text:style-name="T245">tnum</text:span></text:span><text:span text:style-name="T18">),</text:span> <text:span text:style-name="T19">0123456789 </text:span><text:span text:style-name="T20">(with </text:span><text:span text:style-name="Source_20_Text"><text:span text:style-name="T245">pnum</text:span></text:span><text:span text:style-name="T20">). </text:span><text:span text:style-name="T22">When combined with </text:span><text:span text:style-name="Source_20_Text"><text:span text:style-name="T328">pnum</text:span></text:span><text:span text:style-name="T22">, this feature also affects subscripts and superscripts.</text:span></text:p>
      <text:h text:style-name="Heading_20_2" text:outline-level="2"><text:span text:style-name="T324">8. </text:span><text:bookmark-start text:name="pnum"/><text:span text:style-name="Source_20_Text">pnum</text:span><text:bookmark-end text:name="pnum"/> – Proportional Figures</text:h>
      <text:p text:style-name="P43"><text:span text:style-name="T245">Proportionally spaced </text:span><text:span text:style-name="T198">fi</text:span><text:span text:style-name="T246">gures: </text:span><text:span text:style-name="T24">0123456789 </text:span><text:span text:style-name="T25">(default or with </text:span><text:span text:style-name="Source_20_Text"><text:span text:style-name="T245">lnum</text:span></text:span><text:span text:style-name="T25">),</text:span><text:span text:style-name="T246"> </text:span><text:span text:style-name="T21">0123456789 </text:span><text:span text:style-name="T20">(with </text:span><text:span text:style-name="Source_20_Text"><text:span text:style-name="T245">onum</text:span></text:span><text:span text:style-name="T20">). </text:span><text:span text:style-name="T22">When combined with </text:span><text:span text:style-name="Source_20_Text"><text:span text:style-name="T328">onum</text:span></text:span><text:span text:style-name="T22">, this feature also affects subscripts and superscripts.</text:span></text:p>
      <text:h text:style-name="Heading_20_2" text:outline-level="2"><text:span text:style-name="T324">9. </text:span><text:bookmark-start text:name="lnum"/><text:span text:style-name="Source_20_Text">lnum</text:span><text:bookmark-end text:name="lnum"/> – Lining Figures</text:h>
      <text:p text:style-name="P2">Figures in a uniform height, harmonizing with uppercase letters: 0123456789 <text:span text:style-name="T245">(default </text:span><text:span text:style-name="T247">or with </text:span><text:span text:style-name="Source_20_Text"><text:span text:style-name="T247">tnum</text:span></text:span><text:span text:style-name="T245">),</text:span> <text:span text:style-name="T23">0123456789 </text:span><text:span text:style-name="T25">(with </text:span><text:span text:style-name="Source_20_Text"><text:span text:style-name="T245">pnum</text:span></text:span><text:span text:style-name="T25">).</text:span></text:p>
      <text:h text:style-name="Heading_20_2" text:outline-level="2"><text:span text:style-name="T324">10. </text:span><text:bookmark-start text:name="zero"/><text:span text:style-name="Source_20_Text">zero</text:span><text:bookmark-end text:name="zero"/> – Slashed <text:span text:style-name="T255">Z</text:span>ero</text:h>
      <text:p text:style-name="P45"><text:span text:style-name="T35">Produces slashed zero in all number styles: </text:span><text:span text:style-name="T82">0 </text:span><text:span text:style-name="T83">0</text:span><text:span text:style-name="T82"> </text:span><text:span text:style-name="T84">0 </text:span><text:span text:style-name="T85">0</text:span><text:span text:style-name="T35">. Includ</text:span><text:span text:style-name="T53">es</text:span><text:span text:style-name="T35"> superscripts and subscripts: <text:s/></text:span><text:span text:style-name="T86">0</text:span><text:span text:style-name="T84"> </text:span><text:span text:style-name="T87">0</text:span><text:span text:style-name="T84"> </text:span><text:span text:style-name="T88">0</text:span><text:span text:style-name="T84"> </text:span><text:span text:style-name="T89">0</text:span><text:span text:style-name="T35">.</text:span></text:p>
      <text:h text:style-name="Heading_20_2" text:outline-level="2"><text:span text:style-name="T324">11. </text:span><text:bookmark-start text:name="sups"/><text:span text:style-name="Source_20_Text">sups</text:span><text:bookmark-end text:name="sups"/> – Superscripts</text:h>
      <text:p text:style-name="P3">Produces superscript numbers and letters. Only affects lining tabular and oldstyle proportional figures. All lowercase letters of the basic Latin alphabet are covered, and most uppercase letters: <text:span text:style-name="T90">0123</text:span> <text:span text:style-name="T91">4567 </text:span><text:span text:style-name="T90">abcde</text:span> <text:span text:style-name="T90">ABDEG</text:span>.</text:p>
      <text:h text:style-name="P74" text:outline-level="2"><text:span text:style-name="T324">12. </text:span><text:bookmark-start text:name="subs"/><text:span text:style-name="Source_20_Text">subs</text:span><text:bookmark-end text:name="subs"/> – Subscripts</text:h>
      <text:p text:style-name="P3">Produces subscript numbers. Only affects lining tabular and oldstyle proportional figures: <text:span text:style-name="T92">8901</text:span> <text:span text:style-name="T93">2345</text:span>.</text:p>
      <text:h text:style-name="Heading_20_2" text:outline-level="2"><text:span text:style-name="T324">13. </text:span><text:bookmark-start text:name="ornm"/><text:span text:style-name="Source_20_Text">ornm</text:span><text:bookmark-end text:name="ornm"/> – Ornaments</text:h>
      <text:p text:style-name="P4">Produces ornaments (fleurons) in either of two ways: as an indexed variant of the bullet character (U+2022) or as a variant of a-z, A-C (all fleurons are available by either method):</text:p>
      <text:p text:style-name="P54">As a variant of •: 1=<text:span text:style-name="T94">•</text:span>, 2=<text:span text:style-name="T95">•</text:span>, 3=<text:span text:style-name="T96">•</text:span>, 4=<text:span text:style-name="T97">•</text:span>, etc., up to 29.</text:p>
      <text:p text:style-name="P54">As a variant of a-z, A-C: e=<text:span text:style-name="T98">e</text:span>, f=<text:span text:style-name="T98">f</text:span>, g=<text:span text:style-name="T98">g</text:span>, h=<text:span text:style-name="T98">h</text:span>, etc.</text:p>
      <text:p text:style-name="P60">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2" text:outline-level="2"><text:soft-page-break/><text:span text:style-name="T324">14. </text:span><text:bookmark-start text:name="ss01"/><text:span text:style-name="Source_20_Text">ss01</text:span><text:bookmark-end text:name="ss01"/> – Alternate thorn and eth</text:h>
      <text:p text:style-name="P10"><text:span text:style-name="T36">Produces Nordic thorn and eth (</text:span><text:span text:style-name="T99">þðÞ</text:span><text:span text:style-name="T36">) when the language is English, and English thorn and eth (þðÞ) with any other language. This also affects small caps, crossed thorn (ꝥ</text:span><text:span text:style-name="T99"> ꝥ</text:span><text:span text:style-name="T36">), combining mark eth (U+1DD9, ◌ᷙ </text:span><text:span text:style-name="T99">◌ᷙ</text:span><text:span text:style-name="T36">), and enlarged thorn and eth (see </text:span><text:span text:style-name="Source_20_Text"><text:span text:style-name="T248">ss06</text:span></text:span><text:span text:style-name="T36">). </text:span><text:span text:style-name="T68">This feature depends on </text:span><text:a xlink:type="simple" xlink:href="#req" text:style-name="Internet_20_link" text:visited-style-name="Visited_20_Internet_20_Link"><text:span text:style-name="Source_20_Text"><text:span text:style-name="T331">loca</text:span></text:span></text:a><text:span text:style-name="T68"> (Localized Forms), which in most applications will always be enabled.</text:span></text:p>
      <text:h text:style-name="Heading_20_2" text:outline-level="2"><text:span text:style-name="T324">15. </text:span><text:bookmark-start text:name="ss02"/><text:span text:style-name="Source_20_Text"><text:span text:style-name="T248">s</text:span></text:span><text:span text:style-name="Source_20_Text">s02</text:span><text:bookmark-end text:name="ss02"/><text:span text:style-name="T34"> – Insular </text:span><text:span text:style-name="T257">L</text:span><text:span text:style-name="T34">etter-</text:span><text:span text:style-name="T257">F</text:span><text:span text:style-name="T34">orms</text:span></text:h>
      <text:p text:style-name="P46"><text:span text:style-name="T70">Produces insular letter-forms, e.g. </text:span><text:span text:style-name="T100">dfgrsw</text:span><text:span text:style-name="T70">. Does not affect capitals (except W), as these are not commonly used in early manuscripts. </text:span><text:span text:style-name="T69">For these, use the Character Variant (cv</text:span><text:span text:style-name="T30">nn</text:span><text:span text:style-name="T69">) features.</text:span></text:p>
      <text:h text:style-name="Heading_20_2" text:outline-level="2"><text:span text:style-name="T324">16. </text:span><text:bookmark-start text:name="hist"/><text:span text:style-name="Source_20_Text">hist</text:span><text:bookmark-end text:name="hist"/> – Historical Forms</text:h>
      <text:p text:style-name="P11"><text:span text:style-name="T34">Changes s to </text:span><text:span text:style-name="T101">s</text:span><text:span text:style-name="T34"> (longs).</text:span></text:p>
      <text:h text:style-name="Heading_20_2" text:outline-level="2"><text:span text:style-name="T324">17. </text:span><text:bookmark-start text:name="ss03"/><text:span text:style-name="Source_20_Text">ss03</text:span><text:bookmark-end text:name="ss03"/> – Long s</text:h>
      <text:p text:style-name="P11"><text:span text:style-name="T34">Changes s to </text:span><text:span text:style-name="T103">s</text:span><text:span text:style-name="T34"> (duplicating hist). </text:span><text:span text:style-name="T40">see also </text:span><text:span text:style-name="Source_20_Text"><text:span text:style-name="T249">ss08</text:span></text:span><text:span text:style-name="T40">.</text:span></text:p>
      <text:h text:style-name="Heading_20_2" text:outline-level="2"><text:span text:style-name="T324">18. </text:span><text:bookmark-start text:name="ss04"/><text:span text:style-name="Source_20_Text">ss04</text:span><text:bookmark-end text:name="ss04"/> – High <text:span text:style-name="T255">O</text:span>verline</text:h>
      <text:p text:style-name="P12"><text:span text:style-name="T34">Produces a high overline over letters used as roman numbers, e.g. </text:span><text:span text:style-name="T104">cdij LMVX</text:span><text:span text:style-name="T34">.</text:span></text:p>
      <text:h text:style-name="Heading_20_2" text:outline-level="2"><text:span text:style-name="T324">19. </text:span><text:bookmark-start text:name="ss05"/><text:span text:style-name="Source_20_Text">ss05</text:span><text:bookmark-end text:name="ss05"/> – Medium-High Overline</text:h>
      <text:p text:style-name="P12"><text:span text:style-name="T34">Produces a medium-high overline over (or through the ascenders of) letters used as roman numbers, e.g. <text:s/></text:span><text:span text:style-name="T105">cdij</text:span><text:span text:style-name="T34">.</text:span></text:p>
      <text:h text:style-name="Heading_20_2" text:outline-level="2"><text:span text:style-name="T324">20. </text:span><text:bookmark-start text:name="ss06"/><text:span text:style-name="Source_20_Text">ss06</text:span><text:bookmark-end text:name="ss06"/> – Enlarged Minuscules</text:h>
      <text:p text:style-name="P12"><text:span text:style-name="T34">Lowercase letters that match the height of normal ones, but with a higher x-height, e.g. </text:span><text:span text:style-name="T106">abcdefg</text:span><text:span text:style-name="T34">. </text:span><text:span text:style-name="T69">Covers the whole of the basic Latin alphabet and several other letters: consult the MUFI recommendation for more details.</text:span></text:p>
      <text:h text:style-name="Heading_20_2" text:outline-level="2"><text:span text:style-name="T324">21. </text:span><text:bookmark-start text:name="ss07"/><text:span text:style-name="Source_20_Text">ss07</text:span><text:bookmark-end text:name="ss07"/> – Underdotted <text:span text:style-name="T255">T</text:span>ext</text:h>
      <text:p text:style-name="P13"><text:span text:style-name="T34">Produces underdotted text </text:span><text:span text:style-name="T73">(indicating deletion in many medieval manuscript)</text:span><text:span text:style-name="T34"> for many letters (including the whole of the basic Latin alphabet and a number of other </text:span><text:span text:style-name="T59">letters</text:span><text:span text:style-name="T34">), e.g. </text:span><text:span text:style-name="T107">abcdefg HIJKLM</text:span><text:span text:style-name="T34">. </text:span><text:span text:style-name="T72">This also affects small caps, e.g. </text:span><text:span text:style-name="T31">abcdef</text:span><text:span text:style-name="T72"> </text:span><text:span text:style-name="T35">→ </text:span><text:span text:style-name="T334">abcdef</text:span><text:span text:style-name="T72">.</text:span><text:span text:style-name="T34"> </text:span><text:span text:style-name="T73">For letters </text:span><text:span text:style-name="T75">without corresponding</text:span><text:span text:style-name="T73"> underdotted </text:span><text:span text:style-name="T75">forms</text:span><text:span text:style-name="T73"> </text:span><text:span text:style-name="T74">(e.g. U+A75</text:span><text:span text:style-name="T75">1</text:span><text:span text:style-name="T74">, ꝑ)</text:span><text:span text:style-name="T73">, use U+0323, combining dot below </text:span><text:span text:style-name="T74">( ꝑ̣)</text:span><text:span text:style-name="T73">.</text:span></text:p>
      <text:h text:style-name="Heading_20_2" text:outline-level="2"><text:soft-page-break/><text:span text:style-name="T324">22. </text:span><text:bookmark-start text:name="ss08"/><text:span text:style-name="Source_20_Text">ss08</text:span><text:bookmark-end text:name="ss08"/> – Contextual <text:span text:style-name="T255">L</text:span>ong s</text:h>
      <text:p text:style-name="P44"><text:span text:style-name="T67">In English and French text only, varies s and </text:span><text:span text:style-name="T102">s</text:span><text:span text:style-name="T67"> according to rules followed by many early printers: </text:span><text:span text:style-name="T108">sports, essence, stormy, disheveled, transfusions, slyness, cliffside</text:span><text:span text:style-name="T67">. For </text:span><text:span text:style-name="T52">this feature to work properly</text:span><text:span text:style-name="T67">, </text:span><text:span text:style-name="Source_20_Text"><text:span text:style-name="T329">calt</text:span></text:span><text:span text:style-name="T65"> (</text:span><text:span text:style-name="T66">Contextual Alternates</text:span><text:span text:style-name="T65">) must also be enabled (as it should be by default: see </text:span><text:a xlink:type="simple" xlink:href="#req" text:style-name="Internet_20_link" text:visited-style-name="Visited_20_Internet_20_Link"><text:span text:style-name="T65">Required Features</text:span></text:a><text:span text:style-name="T65"> below).</text:span></text:p>
      <text:h text:style-name="Heading_20_2" text:outline-level="2"><text:span text:style-name="T324">23. </text:span><text:bookmark-start text:name="ss11"/><text:span text:style-name="Source_20_Text">ss11</text:span><text:bookmark-end text:name="ss11"/> – r <text:span text:style-name="T255">R</text:span>otunda</text:h>
      <text:p text:style-name="P14"><text:span text:style-name="T34">In lowercase and small caps, substitutes r rotunda (</text:span><text:span text:style-name="T109">r</text:span><text:span text:style-name="T34">) for r. See also </text:span><text:span text:style-name="Source_20_Text">ss16</text:span></text:p>
      <text:h text:style-name="Heading_20_2" text:outline-level="2"><text:span text:style-name="T324">24. </text:span><text:bookmark-start text:name="ss12"/><text:span text:style-name="Source_20_Text">ss12</text:span><text:bookmark-end text:name="ss12"/> – Early English Futhorc</text:h>
      <text:p text:style-name="P47"><text:span text:style-name="T37">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54">fisc flodu ahof</text:span><text:span text:style-name="T37"> </text:span><text:span text:style-name="T35">→ <text:s/></text:span><text:span text:style-name="T111">fisc flodu ahof</text:span><text:span text:style-name="T37">.</text:span></text:p>
      <text:h text:style-name="Heading_20_2" text:outline-level="2"><text:span text:style-name="T324">25. </text:span><text:bookmark-start text:name="ss13"/><text:span text:style-name="Source_20_Text">ss13</text:span><text:bookmark-end text:name="ss13"/> – Elder Futhark</text:h>
      <text:p text:style-name="P14"><text:span text:style-name="T34">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35">→ </text:span><text:span text:style-name="T112">ABCDEFG</text:span><text:span text:style-name="T34">.</text:span></text:p>
      <text:h text:style-name="Heading_20_2" text:outline-level="2"><text:span text:style-name="T324">26. </text:span><text:bookmark-start text:name="ss14"/><text:span text:style-name="Source_20_Text">ss14</text:span><text:bookmark-end text:name="ss14"/> – Younger Futhark</text:h>
      <text:p text:style-name="P15"><text:span text:style-name="T37">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35">→ </text:span><text:span text:style-name="T114">ABCDEFG</text:span><text:span text:style-name="T37">.</text:span></text:p>
      <text:h text:style-name="Heading_20_2" text:outline-level="2"><text:span text:style-name="T324">27. </text:span><text:bookmark-start text:name="ss15"/><text:span text:style-name="Source_20_Text">ss15</text:span><text:bookmark-end text:name="ss15"/> – Long Branch to Short Twig</text:h>
      <text:p text:style-name="P14"><text:span text:style-name="T34">In combination with </text:span><text:span text:style-name="Source_20_Text">ss14</text:span><text:span text:style-name="T34">, converts long branch to short twig runes: <text:s/></text:span><text:span text:style-name="T113">ABCDEFG </text:span><text:span text:style-name="T35">→</text:span><text:span text:style-name="T115"> </text:span><text:span text:style-name="T116">ABCDEFG</text:span><text:span text:style-name="T34">.</text:span></text:p>
      <text:h text:style-name="Heading_20_2" text:outline-level="2"><text:span text:style-name="T324">28. </text:span><text:bookmark-start text:name="ss16"/><text:span text:style-name="Source_20_Text">ss16</text:span><text:bookmark-end text:name="ss16"/> – Contextual r <text:span text:style-name="T255">R</text:span>otunda</text:h>
      <text:p text:style-name="P17"><text:span text:style-name="T34">Converts r to </text:span><text:span text:style-name="T109">r</text:span><text:span text:style-name="T34"> following the most common rules of medieval manuscripts: </text:span><text:span text:style-name="T117">priest, firm</text:span><text:span text:style-name="T118">er</text:span><text:span text:style-name="T117">, </text:span><text:span text:style-name="T118">frost,</text:span><text:span text:style-name="T117"> ornament</text:span><text:span text:style-name="T34">. </text:span><text:span text:style-name="T67">For </text:span><text:span text:style-name="T52">this feature to work properly</text:span><text:span text:style-name="T67">, </text:span><text:span text:style-name="Source_20_Text"><text:span text:style-name="T329">calt</text:span></text:span><text:span text:style-name="T65"> (</text:span><text:span text:style-name="T66">Contextual Alternates</text:span><text:span text:style-name="T65">) must also be enabled (as it should be by default: see </text:span><text:a xlink:type="simple" xlink:href="#req" text:style-name="Internet_20_link" text:visited-style-name="Visited_20_Internet_20_Link"><text:span text:style-name="T65">Required Features</text:span></text:a><text:span text:style-name="T65"> below).</text:span></text:p>
      <text:h text:style-name="Heading_20_2" text:outline-level="2"><text:soft-page-break/><text:span text:style-name="T324">29. </text:span><text:bookmark-start text:name="ss18"/><text:span text:style-name="Source_20_Text">ss18</text:span><text:bookmark-end text:name="ss18"/> – Old-<text:span text:style-name="T255">S</text:span>tyle <text:span text:style-name="T255">P</text:span>unctuation <text:span text:style-name="T255">S</text:span>pacing</text:h>
      <text:p text:style-name="P6">Colons, semicolons, parentheses, quotation marks and several other glyphs are spaced as in early printed books.</text:p>
      <text:h text:style-name="Heading_20_2" text:outline-level="2"><text:span text:style-name="T324">30. </text:span><text:bookmark-start text:name="ss19"/><text:span text:style-name="Source_20_Text">ss19</text:span><text:bookmark-end text:name="ss19"/> – Latin to Gothic <text:span text:style-name="T255">T</text:span>ransliteration</text:h>
      <text:p text:style-name="P16"><text:span text:style-name="T34">Produces Gothic letters from Latin: </text:span><text:span text:style-name="T71">Warþ þan in dagans jainans</text:span><text:span text:style-name="T34"> </text:span><text:span text:style-name="T35">→</text:span><text:span text:style-name="T34"> </text:span><text:span text:style-name="T119">Warþ þan in dagans jainans</text:span><text:span text:style-name="T34">.</text:span></text:p>
      <text:h text:style-name="Heading_20_2" text:outline-level="2"><text:span text:style-name="T324">31. </text:span><text:bookmark-start text:name="cv01"/><text:span text:style-name="Source_20_Text">cv01</text:span><text:bookmark-end text:name="cv01"/> – Variants of aA</text:h>
      <text:p text:style-name="P18"><text:span text:style-name="T34">1=</text:span><text:span text:style-name="T124">aA</text:span><text:span text:style-name="T34">, 2=</text:span><text:span text:style-name="T123">aA</text:span><text:span text:style-name="T34">, 3=</text:span><text:span text:style-name="T122">a</text:span><text:span text:style-name="T34">, 4=</text:span><text:span text:style-name="T120">a</text:span><text:span text:style-name="T34">, 5=</text:span><text:span text:style-name="T121">a</text:span><text:span text:style-name="T34">.</text:span></text:p>
      <text:h text:style-name="Heading_20_2" text:outline-level="2"><text:span text:style-name="T324">32. </text:span><text:bookmark-start text:name="cv02"/><text:span text:style-name="Source_20_Text">cv02</text:span><text:bookmark-end text:name="cv02"/> – Variants of ąĄ</text:h>
      <text:p text:style-name="P42"><text:span text:style-name="T63">1=</text:span><text:span text:style-name="T125">ąĄ</text:span><text:span text:style-name="T128">ą</text:span><text:span text:style-name="T63">, 2=</text:span><text:span text:style-name="T126">ąĄ</text:span><text:span text:style-name="T63">, 3=</text:span><text:span text:style-name="T127">Ą</text:span></text:p>
      <text:h text:style-name="P75" text:outline-level="2"><text:bookmark-start text:name="cv05unused"/><text:span text:style-name="Source_20_Text"><text:span text:style-name="T252">cv0</text:span></text:span><text:span text:style-name="Source_20_Text"><text:span text:style-name="T321">3</text:span></text:span><text:bookmark-end text:name="cv05unused"/></text:h>
      <text:p text:style-name="Standard">There are no variants of bB.</text:p>
      <text:h text:style-name="Heading_20_2" text:outline-level="2"><text:span text:style-name="T324">33. </text:span><text:bookmark-start text:name="cv04"/><text:span text:style-name="Source_20_Text">cv04</text:span><text:bookmark-end text:name="cv04"/> – Variant of C</text:h>
      <text:p text:style-name="P5">1=<text:span text:style-name="T129">C</text:span></text:p>
      <text:h text:style-name="Heading_20_2" text:outline-level="2"><text:span text:style-name="T324">34. </text:span><text:bookmark-start text:name="cv05"/><text:span text:style-name="Source_20_Text">cv05</text:span><text:bookmark-end text:name="cv05"/> – Variants of dD</text:h>
      <text:p text:style-name="P82"><text:span text:style-name="T78">1=</text:span><text:span text:style-name="T378">dDd◌{^d}</text:span><text:span text:style-name="T78">, 2=</text:span><text:span text:style-name="T379">d◌{^d}</text:span><text:span text:style-name="T78">.</text:span></text:p>
      <text:h text:style-name="P76" text:outline-level="2"><text:span text:style-name="T324">35. </text:span><text:bookmark-start text:name="cv06"/><text:span text:style-name="Source_20_Text">cv06</text:span><text:bookmark-end text:name="cv06"/><text:span text:style-name="Source_20_Text"><text:span text:style-name="T45"> – Variant of đ </text:span></text:span><text:span text:style-name="Source_20_Text"><text:span text:style-name="T46">(U+0111, d with stroke)</text:span></text:span></text:h>
      <text:p text:style-name="P9">1=<text:span text:style-name="T305">đ</text:span></text:p>
      <text:h text:style-name="Heading_20_2" text:outline-level="2"><text:span text:style-name="T324">36. </text:span><text:bookmark-start text:name="cv07"/><text:span text:style-name="Source_20_Text"><text:span text:style-name="T26">c</text:span></text:span><text:span text:style-name="Source_20_Text">v07</text:span><text:bookmark-end text:name="cv07"/><text:span text:style-name="T34"> – </text:span><text:span text:style-name="T38">Variants of eE</text:span></text:h>
      <text:p text:style-name="P7">1=<text:span text:style-name="T133">eE</text:span><text:span text:style-name="T333">e</text:span>, 2=<text:span text:style-name="T134">eE</text:span>, 3=<text:span text:style-name="T135">e</text:span><text:span text:style-name="T34">.</text:span></text:p>
      <text:h text:style-name="Heading_20_2" text:outline-level="2"><text:span text:style-name="T324">37. </text:span><text:bookmark-start text:name="cv08"/><text:span text:style-name="Source_20_Text">cv08</text:span><text:bookmark-end text:name="cv08"/> – Variants of ęĘ</text:h>
      <text:p text:style-name="P8"><text:span text:style-name="T34">1=</text:span><text:span text:style-name="T136">ęĘ</text:span><text:span text:style-name="T304">ę</text:span><text:span text:style-name="T136">◌{^ę}</text:span><text:span text:style-name="T304"></text:span><text:span text:style-name="T136"></text:span><text:span text:style-name="T304"></text:span><text:span text:style-name="T34"> </text:span><text:span text:style-name="T239">(</text:span><text:span text:style-name="T34">etc.</text:span><text:span text:style-name="T239">)</text:span><text:span text:style-name="T34">, 2=</text:span><text:span text:style-name="T137">ęĘ</text:span><text:span text:style-name="T240">ę</text:span><text:span text:style-name="T34">.</text:span></text:p>
      <text:h text:style-name="Heading_20_2" text:outline-level="2"><text:span text:style-name="T324">38. </text:span><text:bookmark-start text:name="cv09"/><text:span text:style-name="Source_20_Text">cv09</text:span><text:bookmark-end text:name="cv09"/> – Variants of f <text:span text:style-name="T138">F</text:span></text:h>
      <text:p text:style-name="P37"><text:span text:style-name="T138">1=</text:span><text:span text:style-name="T139">fF</text:span><text:span text:style-name="T241">f</text:span><text:span text:style-name="T242">f</text:span><text:span text:style-name="T138">, 2=</text:span><text:span text:style-name="T143">f</text:span><text:span text:style-name="T138">, 3=</text:span><text:span text:style-name="T142">f</text:span><text:span text:style-name="T138">, 4=</text:span><text:span text:style-name="T141">f</text:span><text:span text:style-name="T138">, 5=</text:span><text:span text:style-name="T140">f</text:span><text:span text:style-name="T138">.</text:span></text:p>
      <text:h text:style-name="Heading_20_2" text:outline-level="2"><text:span text:style-name="T324">39. </text:span><text:bookmark-start text:name="cv10"/><text:span text:style-name="Source_20_Text">cv10</text:span><text:bookmark-end text:name="cv10"/> – Variants of Gg</text:h>
      <text:p text:style-name="P19">1=<text:span text:style-name="T144">gG</text:span><text:span text:style-name="T145">g</text:span>, <text:span text:style-name="T146">2=</text:span><text:span text:style-name="T150">gG</text:span><text:span text:style-name="T146">, 3=</text:span><text:span text:style-name="T149">g</text:span><text:span text:style-name="T146">, 4=</text:span><text:span text:style-name="T148">g</text:span><text:span text:style-name="T146">, 5=</text:span><text:span text:style-name="T147">g</text:span><text:span text:style-name="T146">.</text:span></text:p>
      <text:h text:style-name="Heading_20_2" text:outline-level="2"><text:soft-page-break/><text:span text:style-name="T324">40. </text:span><text:bookmark-start text:name="cv11"/><text:span text:style-name="Source_20_Text">cv11</text:span><text:bookmark-end text:name="cv11"/> – Variants of ȝȜ (Yogh)</text:h>
      <text:p text:style-name="P20">1=<text:span text:style-name="T151">ȝȜ</text:span><text:span text:style-name="T154">ȝ</text:span><text:span text:style-name="T152">ȝȜ</text:span><text:span text:style-name="T153">ȝ</text:span>.</text:p>
      <text:h text:style-name="Heading_20_2" text:outline-level="2"><text:span text:style-name="T324">41. </text:span><text:bookmark-start text:name="cv12"/><text:span text:style-name="Source_20_Text">cv12</text:span><text:bookmark-end text:name="cv12"/> – Variants of hH</text:h>
      <text:p text:style-name="P21">1=<text:span text:style-name="T156">hH</text:span>.</text:p>
      <text:h text:style-name="Heading_20_2" text:outline-level="2"><text:span text:style-name="T324">42. </text:span><text:bookmark-start text:name="cv13"/><text:span text:style-name="Source_20_Text">cv13</text:span><text:bookmark-end text:name="cv13"/> – Variants of iI</text:h>
      <text:p text:style-name="Standard">1=<text:span text:style-name="T371">iI</text:span>, 2=<text:span text:style-name="T157">i◌{^i}</text:span>.</text:p>
      <text:h text:style-name="Heading_20_2" text:outline-level="2"><text:span text:style-name="T360">43. </text:span><text:bookmark-start text:name="cv14"/><text:span text:style-name="Source_20_Text">cv14</text:span><text:bookmark-end text:name="cv14"/> – <text:span text:style-name="T360">Variants of j</text:span></text:h>
      <text:p text:style-name="P79">1=<text:span text:style-name="T361">j◌{^j}</text:span></text:p>
      <text:h text:style-name="Heading_20_2" text:outline-level="2"><text:span text:style-name="T324">44. </text:span><text:bookmark-start text:name="cv15"/><text:span text:style-name="Source_20_Text">cv15</text:span><text:bookmark-end text:name="cv15"/> – Variants of k</text:h>
      <text:p text:style-name="P22"><text:span text:style-name="T155">1=</text:span><text:span text:style-name="T162">k</text:span><text:span text:style-name="T155">, 2=</text:span><text:span text:style-name="T161">k</text:span><text:span text:style-name="T155">, 3=</text:span><text:span text:style-name="T160">k</text:span><text:span text:style-name="T155">.</text:span></text:p>
      <text:h text:style-name="Heading_20_2" text:outline-level="2"><text:span text:style-name="T324">45. </text:span><text:bookmark-start text:name="cv16"/><text:span text:style-name="Source_20_Text">cv16</text:span><text:bookmark-end text:name="cv16"/> – Variant of l</text:h>
      <text:p text:style-name="P23">1=<text:span text:style-name="T163">l</text:span>.</text:p>
      <text:h text:style-name="Heading_20_2" text:outline-level="2"><text:span text:style-name="T324">46. </text:span><text:bookmark-start text:name="cv17"/><text:span text:style-name="Source_20_Text">cv17</text:span><text:bookmark-end text:name="cv17"/> – Variant of ꝉ (U+A749, <text:span text:style-name="T320">l with high stroke</text:span>)</text:h>
      <text:p text:style-name="P23">1=<text:span text:style-name="T164">ꝉ</text:span>.</text:p>
      <text:h text:style-name="Heading_20_2" text:outline-level="2"><text:span text:style-name="T324">47. </text:span><text:bookmark-start text:name="cv18"/><text:span text:style-name="Source_20_Text">cv18</text:span><text:bookmark-end text:name="cv18"/> – Variants of mM</text:h>
      <text:p text:style-name="P80">1=<text:span text:style-name="T375">mM</text:span><text:span text:style-name="T376">m</text:span><text:span text:style-name="T375">◌{^m}</text:span>,<text:span text:style-name="T374"> 2=</text:span><text:span text:style-name="T166">mM</text:span><text:span text:style-name="T170">m</text:span><text:span text:style-name="T374">, 3=</text:span><text:span text:style-name="T165">mM</text:span><text:span text:style-name="T374">.</text:span></text:p>
      <text:h text:style-name="Heading_20_2" text:outline-level="2"><text:span text:style-name="T324">48. </text:span><text:bookmark-start text:name="cv19"/><text:span text:style-name="Source_20_Text">cv19</text:span><text:bookmark-end text:name="cv19"/> – Variants of nN</text:h>
      <text:p text:style-name="P24">1=<text:span text:style-name="T173">nN</text:span><text:span text:style-name="T174">n</text:span>, 2=<text:span text:style-name="T171">n</text:span><text:span text:style-name="T172">n</text:span>.</text:p>
      <text:h text:style-name="Heading_20_2" text:outline-level="2"><text:bookmark-start text:name="cv20"/><text:span text:style-name="Source_20_Text">cv20</text:span><text:bookmark-end text:name="cv20"/></text:h>
      <text:p text:style-name="P38">There are no variants of oO.</text:p>
      <text:h text:style-name="Heading_20_2" text:outline-level="2"><text:span text:style-name="T324">49. </text:span><text:bookmark-start text:name="cv21"/><text:span text:style-name="Source_20_Text">cv21</text:span><text:bookmark-end text:name="cv21"/> – Variants of ø</text:h>
      <text:p text:style-name="P24">1=<text:span text:style-name="T178">ø</text:span>, 2=<text:span text:style-name="T177">ø</text:span>, 3=<text:span text:style-name="T176">ø</text:span>, 4=<text:span text:style-name="T175">ø</text:span>.</text:p>
      <text:h text:style-name="Heading_20_2" text:outline-level="2"><text:span text:style-name="T324">50. </text:span><text:bookmark-start text:name="cv22"/><text:span text:style-name="Source_20_Text">cv22</text:span><text:bookmark-end text:name="cv22"/> – Variant of P</text:h>
      <text:p text:style-name="P25">1=<text:span text:style-name="T179">P</text:span>.</text:p>
      <text:h text:style-name="Heading_20_2" text:outline-level="2"><text:span text:style-name="T324">51. </text:span><text:bookmark-start text:name="cv23"/><text:span text:style-name="Source_20_Text">cv23</text:span><text:bookmark-end text:name="cv23"/> – Variant of Q</text:h>
      <text:p text:style-name="P26"><text:span text:style-name="T180">1=</text:span><text:span text:style-name="T181">Q</text:span><text:span text:style-name="T180">.</text:span></text:p>
      <text:h text:style-name="Heading_20_2" text:outline-level="2"><text:soft-page-break/><text:span text:style-name="T324">52. </text:span><text:bookmark-start text:name="cv24"/><text:span text:style-name="Source_20_Text">cv24</text:span><text:bookmark-end text:name="cv24"/> – Variants of rR</text:h>
      <text:p text:style-name="P26">1=<text:span text:style-name="T377">rRr◌{^r}</text:span>,<text:span text:style-name="T180"> 2=</text:span><text:span text:style-name="T182">rR</text:span><text:span text:style-name="T186">r</text:span><text:span text:style-name="T180">.</text:span></text:p>
      <text:h text:style-name="Heading_20_2" text:outline-level="2"><text:span text:style-name="T324">53. </text:span><text:bookmark-start text:name="cv25"/><text:span text:style-name="Source_20_Text">cv25</text:span><text:bookmark-end text:name="cv25"/> – Variants of sS</text:h>
      <text:p text:style-name="P27">1=<text:span text:style-name="T190">sS</text:span><text:span text:style-name="T191">s</text:span>, 2=<text:span text:style-name="T188">sS</text:span>, 3=<text:span text:style-name="T187">s</text:span>, 4=<text:span text:style-name="T189">s</text:span>.</text:p>
      <text:h text:style-name="Heading_20_2" text:outline-level="2"><text:span text:style-name="T324">54. </text:span><text:bookmark-start text:name="cv26"/><text:span text:style-name="Source_20_Text">cv26</text:span><text:bookmark-end text:name="cv26"/> – Variants of tT</text:h>
      <text:p text:style-name="Standard">1=<text:span text:style-name="T192">tTt◌{^t}</text:span>.</text:p>
      <text:h text:style-name="Heading_20_2" text:outline-level="2"><text:span text:style-name="Source_20_Text">cv27</text:span></text:h>
      <text:p text:style-name="P38">There are no variants of uU.</text:p>
      <text:h text:style-name="Heading_20_2" text:outline-level="2"><text:span text:style-name="T324">55. </text:span><text:bookmark-start text:name="cv28"/><text:span text:style-name="Source_20_Text"><text:span text:style-name="T195">cv28</text:span></text:span><text:bookmark-end text:name="cv28"/><text:span text:style-name="T195"> – Variants of vV</text:span></text:h>
      <text:p text:style-name="P39">1=<text:span text:style-name="T197">vV</text:span><text:span text:style-name="T213">v</text:span>, 2=<text:span text:style-name="T196">vV</text:span>.</text:p>
      <text:h text:style-name="Heading_20_2" text:outline-level="2"><text:span text:style-name="Source_20_Text">cv29</text:span></text:h>
      <text:p text:style-name="P38">There are no variants of wW.</text:p>
      <text:h text:style-name="Heading_20_2" text:outline-level="2"><text:span text:style-name="T324">56. </text:span><text:bookmark-start text:name="cv30"/><text:span text:style-name="Source_20_Text">cv30</text:span><text:bookmark-end text:name="cv30"/> – Variants of x</text:h>
      <text:p text:style-name="P28">1=<text:span text:style-name="T215">x</text:span>, 2=<text:span text:style-name="T214">x</text:span>.</text:p>
      <text:h text:style-name="Heading_20_2" text:outline-level="2"><text:span text:style-name="T324">57. </text:span><text:bookmark-start text:name="cv31"/><text:span text:style-name="Source_20_Text">cv31</text:span><text:bookmark-end text:name="cv31"/> – Variants of y</text:h>
      <text:p text:style-name="P29">1=<text:span text:style-name="T217">y</text:span>, 2=<text:span text:style-name="T216">y</text:span>.</text:p>
      <text:h text:style-name="Heading_20_2" text:outline-level="2"><text:span text:style-name="T324">58. </text:span><text:bookmark-start text:name="cv32"/><text:span text:style-name="Source_20_Text">cv32</text:span><text:bookmark-end text:name="cv32"/> – Variant of Z</text:h>
      <text:p text:style-name="P48">1=<text:span text:style-name="T218">Z</text:span>.</text:p>
      <text:h text:style-name="Heading_20_2" text:outline-level="2">59. <text:bookmark-start text:name="cv33"/><text:span text:style-name="Source_20_Text">cv33</text:span><text:bookmark-end text:name="cv33"/> – <text:span text:style-name="T28">a</text:span><text:span text:style-name="T34"> </text:span><text:span text:style-name="T76">to a</text:span></text:h>
      <text:p text:style-name="P50"><text:span text:style-name="T338">l=a. This features </text:span><text:span text:style-name="T201">reverts</text:span><text:span text:style-name="T338"> small cap </text:span><text:span text:style-name="T33">a</text:span><text:span text:style-name="T338"> to a, enabling it to ligature with small cap </text:span><text:span text:style-name="T33">n</text:span><text:span text:style-name="T338"> or </text:span><text:span text:style-name="T33">r</text:span><text:span text:style-name="T338"> via </text:span><text:span text:style-name="Source_20_Text"><text:span text:style-name="T338">hlig</text:span></text:span><text:span text:style-name="T338">: </text:span><text:span text:style-name="T335">an, ar</text:span><text:span text:style-name="T338">. </text:span><text:span text:style-name="T337">Be sure to </text:span><text:span text:style-name="T201">a</text:span><text:span text:style-name="T338">pply </text:span><text:span text:style-name="Source_20_Text"><text:span text:style-name="T338">smcp</text:span></text:span><text:span text:style-name="T338">, </text:span><text:span text:style-name="Source_20_Text"><text:span text:style-name="T338">cv33</text:span></text:span><text:span text:style-name="T338"> and </text:span><text:span text:style-name="Source_20_Text"><text:span text:style-name="T338">hlig</text:span></text:span><text:span text:style-name="T338"> to both components of the ligature.</text:span></text:p>
      <text:h text:style-name="Heading_20_2" text:outline-level="2"><text:span text:style-name="Source_20_Text">cv3</text:span><text:span text:style-name="Source_20_Text"><text:span text:style-name="T339">4</text:span></text:span>–<text:span text:style-name="Source_20_Text">cv39</text:span></text:h>
      <text:p text:style-name="P38">Reserved.</text:p>
      <text:h text:style-name="Heading_20_2" text:outline-level="2"><text:span text:style-name="T324">60. </text:span><text:bookmark-start text:name="cv40"/><text:span text:style-name="Source_20_Text">cv40</text:span><text:bookmark-end text:name="cv40"/> – Variants of ⁊ (U+204A, Tironian nota)</text:h>
      <text:p text:style-name="P30">1=<text:span text:style-name="T220">⁊</text:span>, 2=<text:span text:style-name="T219">⁊</text:span>.</text:p>
      <text:h text:style-name="Heading_20_2" text:outline-level="2"><text:soft-page-break/><text:span text:style-name="T340">61</text:span><text:span text:style-name="T324">. </text:span><text:bookmark-start text:name="cv41"/><text:span text:style-name="Source_20_Text">cv41</text:span><text:bookmark-end text:name="cv41"/> – Variant of {(ru)} <text:span text:style-name="T222">(U+A75D, </text:span><text:span text:style-name="T254">rum abbreviation</text:span><text:span text:style-name="T222">)</text:span></text:h>
      <text:p text:style-name="P31">1=<text:span text:style-name="T221">{(ru)}</text:span>.</text:p>
      <text:h text:style-name="Heading_20_2" text:outline-level="2"><text:span text:style-name="T324">62</text:span><text:span text:style-name="T324">. </text:span><text:bookmark-start text:name="cv42"/><text:span text:style-name="Source_20_Text">cv42</text:span><text:bookmark-end text:name="cv42"/> – Variants of ◌{^zz} (U+035B, <text:span text:style-name="T254">combining zigzag above</text:span>)</text:h>
      <text:p text:style-name="P40"><text:span text:style-name="T222">1=</text:span><text:span text:style-name="T228">◌{^zz}</text:span><text:span text:style-name="T222">, 2=</text:span><text:span text:style-name="T224">◌{^zz}, </text:span><text:span text:style-name="T225">3</text:span><text:span text:style-name="T223">=</text:span><text:span text:style-name="T306">◌{^zz}. </text:span><text:span text:style-name="T60">Positioning of the zigzag can differ from that of other combining marks, e.g. b͛, </text:span><text:span text:style-name="T308">f͛</text:span><text:span text:style-name="T60">, </text:span><text:span text:style-name="T229">d͛</text:span><text:span text:style-name="T60">.</text:span><text:span text:style-name="T61"> </text:span><text:span text:style-name="T62">If </text:span><text:span text:style-name="Source_20_Text"><text:span text:style-name="T313">calt</text:span></text:span><text:span text:style-name="T62"> “Contextual Alternates” is enabled (as it should be </text:span><text:span text:style-name="T47">in </text:span><text:span text:style-name="T57">most</text:span><text:span text:style-name="T47"> apps</text:span><text:span text:style-name="T62">), variant </text:span><text:span text:style-name="T56">forms</text:span><text:span text:style-name="T62"> of alternate 2 will be used with several letters, e.g.</text:span><text:span text:style-name="T307"> </text:span><text:span text:style-name="T227">d͛,</text:span><text:span text:style-name="T226"> f͛, k͛</text:span><text:span text:style-name="T307">. Enable </text:span><text:span text:style-name="Source_20_Text"><text:span text:style-name="T313">case</text:span></text:span><text:span text:style-name="T307"> for </text:span><text:span text:style-name="T309">forms that harmonize with</text:span><text:span text:style-name="T307"> capitals </text:span><text:span text:style-name="T309">(</text:span><text:span text:style-name="T81">A͛ </text:span><text:span text:style-name="T310">B͛</text:span><text:span text:style-name="T81"> </text:span><text:span text:style-name="T311">C͛</text:span><text:span text:style-name="T81"> </text:span><text:span text:style-name="T312">D͛</text:span><text:span text:style-name="T309">)</text:span><text:span text:style-name="T380">, </text:span><text:span text:style-name="Source_20_Text"><text:span text:style-name="T373">smcp</text:span></text:span><text:span text:style-name="T380"> for forms </text:span><text:span text:style-name="T381">that harmonize</text:span><text:span text:style-name="T380"> with small caps (</text:span><text:span text:style-name="T366">e͛ </text:span><text:span text:style-name="T385">f͛</text:span><text:span text:style-name="T366"> </text:span><text:span text:style-name="T382">g͛</text:span><text:span text:style-name="T366"> </text:span><text:span text:style-name="T383">h͛</text:span><text:span text:style-name="T380">).</text:span></text:p>
      <text:h text:style-name="Heading_20_2" text:outline-level="2"><text:span text:style-name="T324">63. </text:span><text:bookmark-start text:name="cv43"/><text:span text:style-name="Source_20_Text">cv43</text:span><text:bookmark-end text:name="cv43"/> – Variant of ◌ᷓ (U+1DD3, <text:span text:style-name="T254">combining open a</text:span>)</text:h>
      <text:p text:style-name="P32">1=<text:span text:style-name="T230">◌ᷓ</text:span>.</text:p>
      <text:h text:style-name="Heading_20_2" text:outline-level="2"><text:span text:style-name="T324">64</text:span><text:span text:style-name="T324">. </text:span><text:bookmark-start text:name="cv44"/><text:span text:style-name="Source_20_Text">cv44</text:span><text:bookmark-end text:name="cv44"/> – Variant of ◌ᷣ (U+1DE3, <text:span text:style-name="T254">combining r rotunda</text:span>)</text:h>
      <text:p text:style-name="P33">1=<text:span text:style-name="T231">◌ᷣ</text:span>.</text:p>
      <text:h text:style-name="Heading_20_2" text:outline-level="2"><text:span text:style-name="T324">65</text:span><text:span text:style-name="T324">. </text:span><text:bookmark-start text:name="cv45"/><text:span text:style-name="Source_20_Text">cv45</text:span><text:bookmark-end text:name="cv45"/> – Variant of ◌̅◌ (U+0305, <text:span text:style-name="T254">two-letter overline</text:span>)</text:h>
      <text:p text:style-name="P34">1=<text:span text:style-name="T232">◌̅◌</text:span>.</text:p>
      <text:h text:style-name="Heading_20_2" text:outline-level="2"><text:span text:style-name="T324">66</text:span><text:span text:style-name="T324">. </text:span><text:bookmark-start text:name="cv46"/><text:span text:style-name="Source_20_Text">cv46</text:span><text:bookmark-end text:name="cv46"/> – Variant of ◌̃ (U+0303, <text:span text:style-name="T254">combining tilde</text:span>)</text:h>
      <text:p text:style-name="P35">1=<text:span text:style-name="T233">◌̃</text:span>.</text:p>
      <text:h text:style-name="Heading_20_2" text:outline-level="2"><text:span text:style-name="Source_20_Text">cv47</text:span>–<text:span text:style-name="Source_20_Text">cv49</text:span></text:h>
      <text:p text:style-name="P38">Reserved.</text:p>
      <text:h text:style-name="Heading_20_2" text:outline-level="2"><text:span text:style-name="T324">67</text:span><text:span text:style-name="T324">. </text:span><text:bookmark-start text:name="cv50"/><text:span text:style-name="Source_20_Text">cv50</text:span><text:bookmark-end text:name="cv50"/> – Variant of ʔ (U+0294, <text:span text:style-name="T254">glottal stop</text:span>)</text:h>
      <text:p text:style-name="P35">1=<text:span text:style-name="T234">ʔ</text:span>.</text:p>
      <text:h text:style-name="Heading_20_2" text:outline-level="2"><text:span text:style-name="T324">68</text:span><text:span text:style-name="T324">. </text:span><text:bookmark-start text:name="cv51"/><text:span text:style-name="Source_20_Text">cv51</text:span><text:bookmark-end text:name="cv51"/> – Variant of ? <text:span text:style-name="T238">(question mark)</text:span></text:h>
      <text:p text:style-name="P36">1=<text:span text:style-name="T235">?</text:span>.</text:p>
      <text:h text:style-name="Heading_20_2" text:outline-level="2"><text:span text:style-name="T324">69</text:span><text:span text:style-name="T324">. </text:span><text:bookmark-start text:name="cv52"/><text:span text:style-name="Source_20_Text">cv5</text:span><text:bookmark-end text:name="cv52"/><text:span text:style-name="Source_20_Text">3</text:span> – Variants of short horizontal stroke <text:span text:style-name="T314">(U+0335)</text:span></text:h>
      <text:p text:style-name="Standard"><text:span text:style-name="T314">1= </text:span><text:span text:style-name="T315">◌̵</text:span>, <text:span text:style-name="T314">2= </text:span><text:span text:style-name="T316">◌̵</text:span><text:span text:style-name="T314">, 3= </text:span><text:span text:style-name="T317">◌̵</text:span></text:p>
      <text:p text:style-name="P41"><text:span text:style-name="T314">This character </text:span><text:span text:style-name="T199">can be used with letters with ascenders or descenders, e.g. d̵ b̵ þ̵ </text:span><text:span text:style-name="T200">p̵</text:span><text:span text:style-name="T199">. </text:span><text:span text:style-name="Source_20_Text"><text:span text:style-name="T314">cv53</text:span></text:span><text:span text:style-name="T199"> with index=1 (the default) widens the stroke, and </text:span><text:span text:style-name="T200">indexes</text:span><text:span text:style-name="T199"> 2 and 3 offset the stroke to the right or left. Via </text:span><text:span text:style-name="Source_20_Text"><text:span text:style-name="T314">calt</text:span></text:span><text:span text:style-name="T199">, this </text:span><text:span text:style-name="T200">offset</text:span><text:span text:style-name="T199"> is </text:span><text:span text:style-name="T200">performed</text:span><text:span text:style-name="T199"> automatically for certain </text:span><text:soft-page-break/><text:span text:style-name="T199">characters </text:span><text:span text:style-name="T200">with ascenders</text:span><text:span text:style-name="T199">, </text:span><text:span text:style-name="T315">e.g. b̵ d̵ þ̵ </text:span><text:span text:style-name="T319">þ̵</text:span><text:span text:style-name="T199">. </text:span><text:span text:style-name="T200">Thus it should rarely be necessary to use an index with </text:span><text:span text:style-name="Source_20_Text"><text:span text:style-name="T318">cv53</text:span></text:span><text:span text:style-name="T200">.</text:span></text:p>
      <text:h text:style-name="Heading_20_2" text:outline-level="2"><text:span text:style-name="Source_20_Text">cv5</text:span><text:span text:style-name="Source_20_Text"><text:span text:style-name="T260">3</text:span></text:span>–<text:span text:style-name="Source_20_Text">cv99</text:span></text:h>
      <text:p text:style-name="P38">Reserved.</text:p>
      <text:h text:style-name="Heading_20_2" text:outline-level="2"><text:span text:style-name="T324">70. </text:span><text:bookmark-start text:name="rtlm"/><text:span text:style-name="Source_20_Text">rtlm</text:span><text:bookmark-end text:name="rtlm"/> – Right to Left Mirrored Forms</text:h>
      <text:p text:style-name="P36">Produces mirrored runes, e.g. <text:span text:style-name="T110">ABCDEFG</text:span> <text:span text:style-name="T35">→ </text:span><text:span text:style-name="T236">ABCDEFG</text:span><text:span text:style-name="T34">.</text:span></text:p>
      <text:h text:style-name="Heading_20_2" text:outline-level="2"><text:span text:style-name="T340">71</text:span><text:span text:style-name="T324">. </text:span><text:bookmark-start text:name="hlig"/><text:span text:style-name="Source_20_Text">hlig</text:span><text:bookmark-end text:name="hlig"/> – Historic <text:span text:style-name="T255">L</text:span>igatures</text:h>
      <text:p text:style-name="P51"><text:span text:style-name="T39">Produces ligatures </text:span><text:span text:style-name="T58">for combinations</text:span><text:span text:style-name="T39"> that </text:span><text:span text:style-name="T58">sh</text:span><text:span text:style-name="T39">ould not </text:span><text:span text:style-name="T44">ordinarily</text:span><text:span text:style-name="T39"> </text:span><text:span text:style-name="T77">do so</text:span><text:span text:style-name="T39"> in modern text. This </text:span><text:span text:style-name="T41">feature</text:span><text:span text:style-name="T39"> does not </text:span><text:span text:style-name="T43">produce those</text:span><text:span text:style-name="T39"> digraphs that have a phonetic value, e.g. æ, ꜳ, ꜵ. See the MUFI recommendation for this distinction. </text:span><text:span text:style-name="T262">The ligatures: </text:span><text:span text:style-name="T263">OꝚ</text:span><text:span text:style-name="T264">→</text:span><text:span text:style-name="T274">OꝚ</text:span><text:span text:style-name="T264">; OꝜ→</text:span><text:span text:style-name="T275">OꝜ</text:span><text:span text:style-name="T264">;</text:span><text:span text:style-name="T265"> PP→</text:span><text:span text:style-name="T276">PP</text:span><text:span text:style-name="T265">;</text:span><text:span text:style-name="T264"> UE→</text:span><text:span text:style-name="T275">UE</text:span><text:span text:style-name="T264">; UU→</text:span><text:span text:style-name="T275">UU</text:span><text:span text:style-name="T264">; af→</text:span><text:span text:style-name="T275">af</text:span><text:span text:style-name="T264">; aꝼ→</text:span><text:span text:style-name="T275">aꝼ</text:span><text:span text:style-name="T264">; ag→</text:span><text:span text:style-name="T275">ag</text:span><text:span text:style-name="T264">; al→</text:span><text:span text:style-name="T275">al</text:span><text:span text:style-name="T264">; an→</text:span><text:span text:style-name="T275">an</text:span><text:span text:style-name="T264">; </text:span><text:span text:style-name="T266">a</text:span><text:span text:style-name="T283">n</text:span><text:span text:style-name="T266">→</text:span><text:span text:style-name="T285">an </text:span><text:span text:style-name="T266">(for </text:span><text:span text:style-name="T285">an</text:span><text:span text:style-name="T266"> and </text:span><text:span text:style-name="T285">ar</text:span><text:span text:style-name="T266"> see </text:span><text:a xlink:type="simple" xlink:href="#cv33" text:style-name="Internet_20_link" text:visited-style-name="Visited_20_Internet_20_Link"><text:span text:style-name="Source_20_Text"><text:span text:style-name="T288">cv33</text:span></text:span></text:a><text:span text:style-name="T266"> above);</text:span><text:span text:style-name="T264"> ap→</text:span><text:span text:style-name="T275">ap</text:span><text:span text:style-name="T264">; </text:span><text:span text:style-name="T286">aþ</text:span><text:span text:style-name="T264">→</text:span><text:span text:style-name="T287">aþ</text:span><text:span text:style-name="T264">; ar→</text:span><text:span text:style-name="T275">ar</text:span><text:span text:style-name="T264">;</text:span><text:span text:style-name="T266"> a</text:span><text:span text:style-name="T283">r</text:span><text:span text:style-name="T266">→</text:span><text:span text:style-name="T285">ar</text:span><text:span text:style-name="T266">; </text:span><text:span text:style-name="T267">bg→</text:span><text:span text:style-name="T280">bg</text:span><text:span text:style-name="T267">;</text:span><text:span text:style-name="T264"> ch→</text:span><text:span text:style-name="T275">ch</text:span><text:span text:style-name="T264">; ck→</text:span><text:span text:style-name="T275">ck</text:span><text:span text:style-name="T264">; ꝺꝺ</text:span><text:span text:style-name="T265">→</text:span><text:span text:style-name="T276">ꝺꝺ</text:span><text:span text:style-name="T265">;</text:span><text:span text:style-name="T264"> ey→</text:span><text:span text:style-name="T275">ey</text:span><text:span text:style-name="T264">; f‌​ä→</text:span><text:span text:style-name="T289">fä</text:span><text:span text:style-name="T262"> (</text:span><text:span text:style-name="Source_20_Text"><text:span text:style-name="T290">calt</text:span></text:span><text:span text:style-name="T262"> Contextual Alternates must be </text:span><text:span text:style-name="T273">temporarily</text:span><text:span text:style-name="T262"> turned off for this ligature </text:span><text:span text:style-name="T267">to work properly</text:span><text:span text:style-name="T262">); </text:span><text:span text:style-name="T264">gd→</text:span><text:span text:style-name="T275">gd</text:span><text:span text:style-name="T264">; </text:span><text:span text:style-name="T286">gð→</text:span><text:span text:style-name="T291">gð</text:span><text:span text:style-name="T264">; </text:span><text:span text:style-name="T268">gꝺ→</text:span><text:span text:style-name="T277">gꝺ</text:span><text:span text:style-name="T268">; g</text:span><text:span text:style-name="T292">g</text:span><text:span text:style-name="T268">→</text:span><text:span text:style-name="T281">gg</text:span><text:span text:style-name="T262">; ɡɡ→</text:span><text:span text:style-name="T278">ɡɡ</text:span><text:span text:style-name="T269">;</text:span><text:span text:style-name="T268"> </text:span><text:span text:style-name="T269">go→</text:span><text:span text:style-name="T278">go</text:span><text:span text:style-name="T269">; gp→</text:span><text:span text:style-name="T278">gp</text:span><text:span text:style-name="T269">; gr→</text:span><text:span text:style-name="T278">gr</text:span><text:span text:style-name="T269">;</text:span><text:span text:style-name="T266"> </text:span><text:span text:style-name="T284">n</text:span><text:span text:style-name="T270">ſ→ </text:span><text:span text:style-name="T293">nſ</text:span><text:span text:style-name="T270">; (</text:span><text:span text:style-name="T271">U+017F </text:span><text:span text:style-name="T294">s</text:span><text:span text:style-name="T270"> must be entered directly for this ligature to work properly);</text:span><text:span text:style-name="T269"> </text:span><text:span text:style-name="T265">oc→</text:span><text:span text:style-name="T276">oc</text:span><text:span text:style-name="T265">; </text:span><text:span text:style-name="T295">or</text:span><text:span text:style-name="T263">→</text:span><text:span text:style-name="T296">or</text:span><text:span text:style-name="T263">; o{(ru)}→</text:span><text:span text:style-name="T274">o{(ru)}</text:span><text:span text:style-name="T263">; </text:span><text:span text:style-name="T265">pp→</text:span><text:span text:style-name="T276">pp</text:span><text:span text:style-name="T265">; ꝓ</text:span><text:span text:style-name="T266">p→</text:span><text:span text:style-name="T276">ꝓ</text:span><text:span text:style-name="T279">p</text:span><text:span text:style-name="T266">; qv→</text:span><text:span text:style-name="T279">qv</text:span><text:span text:style-name="T266">; </text:span><text:span text:style-name="T294">sä→</text:span><text:span text:style-name="T297">sä</text:span><text:span text:style-name="T270">; </text:span><text:span text:style-name="T298">sch</text:span><text:span text:style-name="T263">→</text:span><text:span text:style-name="T299">sch</text:span><text:span text:style-name="T300">;</text:span><text:span text:style-name="T270"> </text:span><text:span text:style-name="T294">s</text:span><text:span text:style-name="T270">tr</text:span><text:span text:style-name="T263">→</text:span><text:span text:style-name="T297">str</text:span><text:span text:style-name="T263">;</text:span><text:span text:style-name="T270"> ꞇꞇ→</text:span><text:span text:style-name="T281">ꞇꞇ</text:span><text:span text:style-name="T270">; </text:span><text:span text:style-name="T267">ue→</text:span><text:span text:style-name="T282">ue</text:span><text:span text:style-name="T267">; uu→</text:span><text:span text:style-name="T280">uu</text:span><text:span text:style-name="T267">.</text:span></text:p>
      <text:h text:style-name="Heading_20_2" text:outline-level="2"><text:span text:style-name="T324">72</text:span><text:span text:style-name="T324">. </text:span><text:bookmark-start text:name="dlig"/><text:span text:style-name="Source_20_Text">dlig</text:span><text:bookmark-end text:name="dlig"/> – <text:span text:style-name="T255">D</text:span>iscretionary <text:span text:style-name="T255">L</text:span>igatures</text:h>
      <text:p text:style-name="P49"><text:span text:style-name="T39">Produces lesser-used ligatures, but also roman numbers, e.g. </text:span><text:span text:style-name="T237">ii, II, xi, XI. </text:span><text:span text:style-name="T262">The lesser-used ligatures: </text:span><text:span text:style-name="T301">ct, </text:span><text:span text:style-name="T302">sp, str,</text:span><text:span text:style-name="T301"> st, tr, tt, ty</text:span><text:span text:style-name="T272">.</text:span></text:p>
      <text:h text:style-name="Heading_20_2" text:outline-level="2"><text:span text:style-name="T64">73</text:span><text:span text:style-name="T64">. </text:span><text:bookmark-start text:name="req"/><text:span text:style-name="T39">R</text:span><text:span text:style-name="T34">equired</text:span><text:bookmark-end text:name="req"/><text:span text:style-name="T34"> </text:span><text:span text:style-name="T258">F</text:span><text:span text:style-name="T34">eatures</text:span></text:h>
      <text:p text:style-name="P52"><text:span text:style-name="T48">Required features, which provide some of the font’s most basic functionality—ligatures, support </text:span><text:span text:style-name="T49">for</text:span><text:span text:style-name="T48"> other features, kerning, and more—include</text:span><text:span text:style-name="T44"> </text:span><text:span text:style-name="Source_20_Text"><text:span text:style-name="T253">ccmp</text:span></text:span><text:span text:style-name="T50"> (Glyph Composition/Decomposition), </text:span><text:span text:style-name="Source_20_Text"><text:span text:style-name="T322">calt</text:span></text:span><text:span text:style-name="T48"> (Contextual Alternates), </text:span><text:span text:style-name="Source_20_Text"><text:span text:style-name="T322">liga</text:span></text:span><text:span text:style-name="T48"> (Standard Ligatures), </text:span><text:span text:style-name="Source_20_Text"><text:span text:style-name="T332">loca</text:span></text:span><text:span text:style-name="T55"> (Localized Forms),</text:span><text:span text:style-name="T44"> </text:span><text:span text:style-name="Source_20_Text"><text:span text:style-name="T254">rlig</text:span></text:span><text:span text:style-name="T44"> (Required Ligatures), </text:span><text:span text:style-name="Source_20_Text"><text:span text:style-name="T323">kern</text:span></text:span><text:span text:style-name="T49"> (Horizontal Kerning), and </text:span><text:span text:style-name="Source_20_Text"><text:span text:style-name="T323">mark</text:span></text:span><text:span text:style-name="T323">/</text:span><text:span text:style-name="Source_20_Text"><text:span text:style-name="T325">mkmk</text:span></text:span><text:span text:style-name="T49"> (Mark Positioning). In MS Word these features have to be explicitly enabled on the Advanced tab of the Font dialog (Ctrl-D or Cmd-D: </text:span><text:span text:style-name="T51">enable Kerning, Standard Ligatures, and Contextual Alternates, and the others will be enabled automatically</text:span><text:span text:style-name="T49">), but in most other applications they </text:span><text:span text:style-name="T55">are</text:span><text:span text:style-name="T49"> enabled by default.</text:span></text:p>
      <text:h text:style-name="Heading_20_2" text:outline-level="2"><text:soft-page-break/><text:span text:style-name="T49">74</text:span><text:span text:style-name="T42">. Codes for Special Characters</text:span></text:h>
      <text:p text:style-name="P83"><text:span text:style-name="T350">The following </text:span><text:span text:style-name="T352">mnemonic</text:span><text:span text:style-name="T350"> codes, </text:span><text:span text:style-name="T369">which </text:span><text:span text:style-name="T350">are included in JuniusX/JuniusVF as a convenience, </text:span><text:span text:style-name="T369">are </text:span><text:span text:style-name="T211">resolved</text:span><text:span text:style-name="T369"> before </text:span><text:span text:style-name="T211">all</text:span><text:span text:style-name="T369"> other features </text:span><text:span text:style-name="T370">(despite their position in this list)</text:span><text:span text:style-name="T369">, which can therefore act upon them. </text:span><text:span text:style-name="T367">Using </text:span><text:span text:style-name="T211">one of these</text:span><text:span text:style-name="T369"> codes</text:span><text:span text:style-name="T367"> does not </text:span><text:span text:style-name="T209">insert the corresponding</text:span><text:span text:style-name="T367"> Unicode character in the text: rather, the code remains in the underlying text and will reappear when the font is changed.</text:span><text:span text:style-name="T350"> If you are sending a document to a publisher </text:span><text:span text:style-name="T351">or publishing it on the web</text:span><text:span text:style-name="T350">, you should first replace the codes with the corresponding Unicode characters.</text:span></text:p>
      <text:p text:style-name="P83"><text:span text:style-name="T353">However, </text:span><text:span text:style-name="T204">t</text:span><text:span text:style-name="T350">he </text:span><text:span text:style-name="T204">Medieval Unicode Font Initiative </text:span><text:span text:style-name="T212">(MUFI)</text:span><text:span text:style-name="T350"> codes for combining marks in the Private Use Area </text:span><text:span text:style-name="T351">(highlighted below)</text:span><text:span text:style-name="T350"> are a special case. Most software will not </text:span><text:span text:style-name="T351">recognize these characters as combining marks, and so will not</text:span><text:span text:style-name="T350"> </text:span><text:span text:style-name="T203">position</text:span><text:span text:style-name="T350"> </text:span><text:span text:style-name="T202">them</text:span><text:span text:style-name="T350"> correctly </text:span><text:span text:style-name="T352">over the preceding character</text:span><text:span text:style-name="T353">s—</text:span><text:span text:style-name="T350">unless </text:span><text:span text:style-name="T353">you</text:span><text:span text:style-name="T350"> enter </text:span><text:span text:style-name="T353">them</text:span><text:span text:style-name="T350"> via these codes.</text:span></text:p>
      <text:p text:style-name="P71"><text:span text:style-name="T355">There are sometimes other </text:span><text:span text:style-name="T209">methods</text:span><text:span text:style-name="T355"> </text:span><text:span text:style-name="T364">than th</text:span><text:span text:style-name="T367">os</text:span><text:span text:style-name="T364">e outlined here</text:span><text:span text:style-name="T355"> </text:span><text:span text:style-name="T209">for</text:span><text:span text:style-name="T355"> produc</text:span><text:span text:style-name="T367">ing</text:span><text:span text:style-name="T355"> </text:span><text:span text:style-name="T205">combining</text:span><text:span text:style-name="T355"> marks. Any alphabetic mark with a small cap equivalent can be produced by applying </text:span><text:span text:style-name="Source_20_Text"><text:span text:style-name="T355">smcp</text:span></text:span><text:span text:style-name="T355"> to the mark, e.</text:span><text:span text:style-name="T364">g </text:span><text:span text:style-name="T365">◌{^g}</text:span><text:span text:style-name="T364"> from U+1DDA ◌{^g}.</text:span><text:span text:style-name="T356"> Variants can also be produced via Character Variant features: for example, just as dotless </text:span><text:span text:style-name="T206">i</text:span><text:span text:style-name="T356"> can be produced via cv1</text:span><text:span text:style-name="T357">3</text:span><text:span text:style-name="T356"> with index 2, so combining dotless </text:span><text:span text:style-name="T207">i</text:span><text:span text:style-name="T356"> can be produced by applying the same feature to U+0365: </text:span><text:span text:style-name="T358">◌{^i}</text:span><text:span text:style-name="T356">; </text:span><text:span text:style-name="T359">and as cv26 changes t to insular </text:span><text:span text:style-name="T193">t</text:span><text:span text:style-name="T359">, so the same feature changes U+036D ◌{^t} to </text:span><text:span text:style-name="T193">◌{^t}</text:span><text:span text:style-name="T359">. </text:span><text:span text:style-name="T360">Such methods, where available, have a good chan</text:span><text:span text:style-name="T210">c</text:span><text:span text:style-name="T360">e of producing acceptable results where JuniusX or another MUFI font </text:span><text:span text:style-name="T208">is</text:span><text:span text:style-name="T360"> not available.</text:span></text:p>
      <text:section text:style-name="Sect1" text:name="Section2">
        <text:p text:style-name="P70">{‌(aa)} → {(aa)} (U+<text:span text:style-name="T344">A733)</text:span></text:p>
        <text:p text:style-name="P70">{‌(AA)} → {(AA)} (U+<text:span text:style-name="T344">A732)</text:span></text:p>
        <text:p text:style-name="P70">{‌(<text:span text:style-name="T342">ae</text:span>)} → <text:span text:style-name="T342">{(ae)}</text:span> (U+<text:span text:style-name="T346">00E6)</text:span></text:p>
        <text:p text:style-name="P70">{‌(AE)} → {(AE)} (U+<text:span text:style-name="T346">00C6)</text:span></text:p>
        <text:p text:style-name="P70">{‌(ao)} → {(ao)} (U+<text:span text:style-name="T344">A735)</text:span></text:p>
        <text:p text:style-name="P70">{‌(AO)} → {(AO)} (U+<text:span text:style-name="T344">A734)</text:span></text:p>
        <text:p text:style-name="P70">{‌(au)} → {(au)} (U+<text:span text:style-name="T344">A737)</text:span></text:p>
        <text:p text:style-name="P70">{‌(AU)} → {(AU)} (U+<text:span text:style-name="T344">A736)</text:span></text:p>
        <text:p text:style-name="P70">{‌(av)} → {(av)} (U+<text:span text:style-name="T344">A739)</text:span></text:p>
        <text:p text:style-name="P70">{‌(AV)} → {(AV)} (U+<text:span text:style-name="T344">A738)</text:span></text:p>
        <text:p text:style-name="P70">{‌(ay)} → {(ay)} (U+<text:span text:style-name="T345">A73D)</text:span></text:p>
        <text:p text:style-name="P70">{‌(AY)} → {(AY)} (U+<text:span text:style-name="T345">A73C)</text:span></text:p>
        <text:p text:style-name="P70">{‌(dh)} → {(dh)} (U+<text:span text:style-name="T346">00F0)</text:span></text:p>
        <text:p text:style-name="P70">{‌(DH)} → {(DH)} (U+<text:span text:style-name="T346">00D0)</text:span></text:p>
        <text:p text:style-name="P70">{‌(yo)} → {(yo)} (U+<text:span text:style-name="T344">021D)</text:span></text:p>
        <text:p text:style-name="P70">{‌(YO)} → {(YO)} (U+<text:span text:style-name="T344">021C)</text:span></text:p>
        <text:p text:style-name="P70">{‌(kl)} → {(kl)} (U+<text:span text:style-name="T346">A741)</text:span></text:p>
        <text:p text:style-name="P70">{‌(OO)} → {(OO)} (U+<text:span text:style-name="T346">A74E)</text:span></text:p>
        <text:p text:style-name="P70">{‌(oo)} → {(oo)} (U+<text:span text:style-name="T346">A74F)</text:span></text:p>
        <text:p text:style-name="P70">{‌(ob)} → {(ob)} (U+<text:span text:style-name="T345">A74B)</text:span></text:p>
        <text:p text:style-name="P70">{‌(OB)} → {(OB)} (U+<text:span text:style-name="T345">A74A)</text:span></text:p>
        <text:p text:style-name="P70">{‌(pr)} → {(pr)} (U+<text:span text:style-name="T345">A751)</text:span></text:p>
        <text:p text:style-name="P70">{‌(po)} → {(po)} (U+<text:span text:style-name="T345">A753)</text:span></text:p>
        <text:p text:style-name="P70">{‌(q<text:span text:style-name="T342">1</text:span>)} → {(q<text:span text:style-name="T342">1</text:span>)} (U+<text:span text:style-name="T345">A757)</text:span></text:p>
        <text:p text:style-name="P70">{‌(q<text:span text:style-name="T342">2</text:span>)} → {(q<text:span text:style-name="T342">2</text:span>)} (U+<text:span text:style-name="T345">A759)</text:span></text:p>
        <text:p text:style-name="P70">{‌(rr)} → {(rr)} (U+<text:span text:style-name="T346">A75B)</text:span></text:p>
        <text:p text:style-name="P70">{‌(ru)} → {(ru)} (U+<text:span text:style-name="T345">A75D)</text:span></text:p>
        <text:p text:style-name="P70">{‌(sd)} → {(sd)} (U+<text:span text:style-name="T345">1E9C)</text:span></text:p>
        <text:p text:style-name="P70">{‌(wy)} → {(wy)} (U+<text:span text:style-name="T345">A761)</text:span></text:p>
        <text:p text:style-name="P70">{‌(WY)} → {(WY)} (U+<text:span text:style-name="T345">A760)</text:span></text:p>
        <text:p text:style-name="P70">{‌(wn)} → {(wn)} (U+<text:span text:style-name="T345">01BF)</text:span></text:p>
        <text:p text:style-name="P70">{‌(WN)} → {(WN)} (U+<text:span text:style-name="T345">01F7)</text:span></text:p>
        <text:p text:style-name="P70">{‌(th)} → {(th)} (U+<text:span text:style-name="T346">00FE)</text:span></text:p>
        <text:p text:style-name="P70">{‌(TH)} → {(TH)} (U+<text:span text:style-name="T346">00DE)</text:span></text:p>
        <text:p text:style-name="P70">{‌(ct)} → {(ct)} (U+<text:span text:style-name="T344">A765)</text:span></text:p>
        <text:p text:style-name="P70">{‌(co)} → {(co)} (U+<text:span text:style-name="T344">A76F)</text:span></text:p>
        <text:p text:style-name="P70">{‌(et)} → {(et)} (U+<text:span text:style-name="T344">A76B)</text:span></text:p>
        <text:p text:style-name="P70">{‌(ti)} → {(ti)} (U+204A<text:span text:style-name="T342">)</text:span></text:p>
        <text:p text:style-name="P70">{‌(is)} → {(is)} (U+A76D)</text:p>
        <text:p text:style-name="P70">{‌(US)} → {(US)} <text:span text:style-name="T341">(U+</text:span>A770<text:span text:style-name="T341">)</text:span></text:p>
        <text:p text:style-name="P67">{‌^a} → ◌{^a} (U+0363)</text:p>
        <text:p text:style-name="P67">{‌^oa} → ◌{^oa} (U+<text:span text:style-name="T349">1DD3)</text:span></text:p>
        <text:p text:style-name="P70">{‌^æ} → ◌{^æ} (U+1DD4)</text:p>
        <text:p text:style-name="P66">{‌^an} → ◌{^an} (U+F036)</text:p>
        <text:p text:style-name="P64">{‌^ansc} → ◌{^ansc<text:span text:style-name="T342">}</text:span> (U+<text:span text:style-name="T347">F03A)</text:span></text:p>
        <text:p text:style-name="P67"><text:soft-page-break/>{‌^ao} → ◌{^ao} (U+1DD5)</text:p>
        <text:p text:style-name="P68">{‌^ao} → ◌{^ao} (U+1DD5)</text:p>
        <text:p text:style-name="P65">{‌^ar} → ◌{^ar} (U+<text:span text:style-name="T348">F038)</text:span></text:p>
        <text:p text:style-name="P63">{‌^arsc} → ◌{^arsc} (U+<text:span text:style-name="T347">F130)</text:span></text:p>
        <text:p text:style-name="P67">{‌^av} → ◌{^av} (U+1DD6)</text:p>
        <text:p text:style-name="P72">{‌^b} → ◌{^b} (U+<text:span text:style-name="T348">F012)</text:span></text:p>
        <text:p text:style-name="P73">{‌^bsc} → ◌{^bsc} (U+<text:span text:style-name="T347">F013)</text:span></text:p>
        <text:p text:style-name="P68">{‌^c} → ◌{^c} (U+0368)</text:p>
        <text:p text:style-name="P68">{‌^ç} → ◌{^ç} (U+1DD7)</text:p>
        <text:p text:style-name="P68">{‌^d} → ◌{^d} (U+0369)</text:p>
        <text:p text:style-name="P68">{‌^ꝺ} → ◌{^ꝺ} (U+1DD8)</text:p>
        <text:p text:style-name="P65">{‌^dsc} → ◌{^dsc} (U+<text:span text:style-name="T347">F016)</text:span></text:p>
        <text:p text:style-name="P68">{‌^ð} → ◌{^ð} (U+1DD9)</text:p>
        <text:p text:style-name="P68">{‌^e} → ◌{^e} (U+0364)</text:p>
        <text:p text:style-name="P65">{‌^ę} → ◌{^ę} (U+F135)</text:p>
        <text:p text:style-name="P65">{‌^ē} → ◌{^ē} (U+<text:span text:style-name="T348">F136)</text:span></text:p>
        <text:p text:style-name="P65">{‌^f} → ◌{^f} (U+<text:span text:style-name="T348">F017)</text:span></text:p>
        <text:p text:style-name="P68">{‌^g} → ◌{^g} (U+1DDA)</text:p>
        <text:p text:style-name="P68">{‌^gsc} → ◌{^gsc} (U+1DDB)</text:p>
        <text:p text:style-name="P68">{‌^h} → ◌{^h} (U+036A)</text:p>
        <text:p text:style-name="P68">{‌^i} → ◌{^i} (U+0365)</text:p>
        <text:p text:style-name="P65">{‌^ı} → ◌{^ı} (U+<text:span text:style-name="T348">F02F)</text:span></text:p>
        <text:p text:style-name="P65">{‌^j} → ◌{^j} (U+<text:span text:style-name="T348">F030)</text:span></text:p>
        <text:p text:style-name="P65">{‌^ȷ} → ◌{^ȷ} (U+<text:span text:style-name="T348">F031)</text:span></text:p>
        <text:p text:style-name="P68">{‌^k} → ◌{^k} (U+1DDC)</text:p>
        <text:p text:style-name="P65">{‌^ksc} → ◌{^ksc} (U+<text:span text:style-name="T347">F01C)</text:span></text:p>
        <text:p text:style-name="P68">{‌^l} → ◌{^l} (U+1DDD)</text:p>
        <text:p text:style-name="P68">{‌^lsc} → ◌{^lsc} (U+1DDE)</text:p>
        <text:p text:style-name="P68">{‌^m} → ◌{^m} (U+036B)</text:p>
        <text:p text:style-name="P68">{‌^msc} → ◌{^msc} (U+1DDF)</text:p>
        <text:p text:style-name="P72">{‌^munc} → ◌{^munc} (U+<text:span text:style-name="T347">F01F)</text:span></text:p>
        <text:p text:style-name="P68">{‌^n} → ◌{^n} (U+1DE0)</text:p>
        <text:p text:style-name="P68">{‌^nsc} → ◌{^nsc} (U+1DE1)</text:p>
        <text:p text:style-name="P68">{‌^o} → ◌{^o} (U+0366)</text:p>
        <text:p text:style-name="P65">{‌^ǫ} → ◌{^ǫ} (U+<text:span text:style-name="T348">F13E)</text:span></text:p>
        <text:p text:style-name="P65">{‌^ø} → ◌{^ø} (U+<text:span text:style-name="T348">F032)</text:span></text:p>
        <text:p text:style-name="P65">{‌^ō} → ◌{^ō} (U+<text:span text:style-name="T348">F13F)</text:span></text:p>
        <text:p text:style-name="P65">{‌^oꝛ} → ◌{^oꝛ} (U+<text:span text:style-name="T348">F03E)</text:span></text:p>
        <text:p text:style-name="P64">{‌^or} → ◌{^or} (U+<text:span text:style-name="T348">F03E)</text:span></text:p>
        <text:p text:style-name="P64">{‌^orr} → ◌{^orr} (U+<text:span text:style-name="T348">F03F)</text:span></text:p>
        <text:p text:style-name="P64">{‌^oꝝ} → ◌{^oꝝ} (U+<text:span text:style-name="T348">F03F)</text:span></text:p>
        <text:p text:style-name="P65">{‌^p} → ◌{^p} (U+<text:span text:style-name="T348">F025)</text:span></text:p>
        <text:p text:style-name="P65">{‌^q} → ◌{^q} (U+<text:span text:style-name="T348">F033)</text:span></text:p>
        <text:p text:style-name="P68">{‌^r} → ◌{^r} (U+036C)</text:p>
        <text:p text:style-name="P68">{‌^rsc} → ◌{^rsc} (U+1DE2)</text:p>
        <text:p text:style-name="P68">{‌^ꝛ} → ◌{^ꝛ} (U+<text:span text:style-name="T349">1DE3)</text:span></text:p>
        <text:p text:style-name="P65">{‌^ꝝ} → ◌{^ꝝ} (U+<text:span text:style-name="T348">F040)</text:span></text:p>
        <text:p text:style-name="P68">{‌^<text:span text:style-name="T343">2</text:span>} → ◌{^<text:span text:style-name="T343">2</text:span>} (U+1DD1)</text:p>
        <text:p text:style-name="P68">{‌<text:span text:style-name="T354">^</text:span>ur} → ◌{<text:span text:style-name="T354">^</text:span>ur} (U+1DD1)</text:p>
        <text:p text:style-name="P68">{‌^s} → ◌{^s} (U+1DE4)</text:p>
        <text:p text:style-name="P68">{‌^ſ } → ◌{^ſ} (U+1DE5)</text:p>
        <text:p text:style-name="P68">{‌^t} → ◌{^t} (U+036D)</text:p>
        <text:p text:style-name="P65">{‌^tsc} → ◌{^tsc} (U+<text:span text:style-name="T347">F02A)</text:span></text:p>
        <text:p text:style-name="P65">{‌^ꞇ} → ◌{^ꞇ} (U+<text:span text:style-name="T348">F03B)</text:span></text:p>
        <text:p text:style-name="P68">{‌^u} → ◌{^u} (U+0367)</text:p>
        <text:p text:style-name="P68">{‌^v} → ◌{^v} (U+036E)</text:p>
        <text:p text:style-name="P65">{‌^w} → ◌{^w} (U+<text:span text:style-name="T348">F03C)</text:span></text:p>
        <text:p text:style-name="P68">{‌^x} → ◌{^x} (U+036F)</text:p>
        <text:p text:style-name="P65">{‌^y} → ◌{^y} (U+<text:span text:style-name="T348">F02B)</text:span></text:p>
        <text:p text:style-name="P69">{‌^z} → ◌{^z} (U+1DE6)</text:p>
        <text:p text:style-name="P65">{‌^þ} → ◌{^þ} (U+<text:span text:style-name="T348">F03D)</text:span></text:p>
        <text:p text:style-name="P70">{‌^ol} → ◌{^ol}◌ (U+<text:span text:style-name="T348">0305)</text:span></text:p>
        <text:p text:style-name="P70">{‌^us} → ◌{^us} (U+1DD2)</text:p>
        <text:p text:style-name="P61">{‌^zz} → ◌{^zz} (U+<text:span text:style-name="T349">035B)</text:span></text:p>
        <text:p text:style-name="P67">{‌<text:span text:style-name="T354">^</text:span>ZZ)} → ◌{‌<text:span text:style-name="T354">^</text:span>ZZ} (U+1DCF)</text:p>
        <text:p text:style-name="P62"/>
      </text:section>
      <text:h text:style-name="Heading_20_3" text:outline-level="3"><text:bookmark-start text:name="index"/>Index<text:bookmark-end text:name="index"/></text:h>
      <text:section text:style-name="Sect2" text:name="Section1">
        <text:p text:style-name="Index_20_Entry"><text:span text:style-name="T326">a</text:span>, combining open, variant of. <text:a xlink:type="simple" xlink:href="#cv43" text:style-name="Internet_20_link" text:visited-style-name="Visited_20_Internet_20_Link">65</text:a>.</text:p>
        <text:p text:style-name="P59"><text:span text:style-name="T32">a</text:span><text:span text:style-name="T326"> to a</text:span>. <text:a xlink:type="simple" xlink:href="#cv33" text:style-name="Internet_20_link" text:visited-style-name="Visited_20_Internet_20_Link">59</text:a>.</text:p>
        <text:p text:style-name="Index_20_Entry"><text:span text:style-name="T326">Aa</text:span>, variants of. <text:a xlink:type="simple" xlink:href="#cv01" text:style-name="Internet_20_link" text:visited-style-name="Visited_20_Internet_20_Link">31</text:a>.</text:p>
        <text:p text:style-name="Index_20_Entry"><text:span text:style-name="T326">ąĄ</text:span>, variants of. <text:a xlink:type="simple" xlink:href="#cv02" text:style-name="Internet_20_link" text:visited-style-name="Visited_20_Internet_20_Link">32</text:a>.</text:p>
        <text:p text:style-name="Index_20_Entry"><text:span text:style-name="T326">C</text:span>, variant of. <text:a xlink:type="simple" xlink:href="#cv04" text:style-name="Internet_20_link" text:visited-style-name="Visited_20_Internet_20_Link">33</text:a>.</text:p>
        <text:p text:style-name="Index_20_Entry"><text:span text:style-name="T326">c2sc</text:span> – Small Capitals from Capitals. <text:a xlink:type="simple" xlink:href="#c2sc" text:style-name="Internet_20_link" text:visited-style-name="Visited_20_Internet_20_Link">1</text:a>.</text:p>
        <text:p text:style-name="Index_20_Entry"><text:span text:style-name="T326">case</text:span> – Case-Sensitive Forms. <text:a xlink:type="simple" xlink:href="#case" text:style-name="Internet_20_link" text:visited-style-name="Visited_20_Internet_20_Link">4</text:a>.</text:p>
        <text:p text:style-name="Index_20_Entry"><text:span text:style-name="T326">cv01</text:span> – Variants of aA. <text:a xlink:type="simple" xlink:href="#cv01" text:style-name="Internet_20_link" text:visited-style-name="Visited_20_Internet_20_Link">31</text:a>.</text:p>
        <text:p text:style-name="Index_20_Entry"><text:span text:style-name="T326">cv02</text:span> – Variants of ąĄ. <text:a xlink:type="simple" xlink:href="#cv02" text:style-name="Internet_20_link" text:visited-style-name="Visited_20_Internet_20_Link">32</text:a>.</text:p>
        <text:p text:style-name="Index_20_Entry"><text:span text:style-name="T326">cv04</text:span> – Variant of C. <text:a xlink:type="simple" xlink:href="#cv04" text:style-name="Internet_20_link" text:visited-style-name="Visited_20_Internet_20_Link">33</text:a>.</text:p>
        <text:p text:style-name="Index_20_Entry"><text:span text:style-name="T326">cv05</text:span> – Variants of dD. <text:a xlink:type="simple" xlink:href="#cv05" text:style-name="Internet_20_link" text:visited-style-name="Visited_20_Internet_20_Link">34</text:a>.</text:p>
        <text:p text:style-name="Index_20_Entry"><text:span text:style-name="T326">cv06</text:span> – Variant of đ (U+0111, d with stroke). <text:a xlink:type="simple" xlink:href="#cv06" text:style-name="Internet_20_link" text:visited-style-name="Visited_20_Internet_20_Link">35</text:a>.</text:p>
        <text:p text:style-name="Index_20_Entry"><text:span text:style-name="T326">cv07</text:span> – Variants of eE. <text:a xlink:type="simple" xlink:href="#cv07" text:style-name="Internet_20_link" text:visited-style-name="Visited_20_Internet_20_Link">36</text:a>.</text:p>
        <text:p text:style-name="Index_20_Entry"><text:span text:style-name="T326">cv08</text:span> – Variants of ęĘ. <text:a xlink:type="simple" xlink:href="#cv08" text:style-name="Internet_20_link" text:visited-style-name="Visited_20_Internet_20_Link">37</text:a>.</text:p>
        <text:p text:style-name="Index_20_Entry"><text:span text:style-name="T326">cv09</text:span> – Variants of f F. <text:a xlink:type="simple" xlink:href="#cv09" text:style-name="Internet_20_link" text:visited-style-name="Visited_20_Internet_20_Link">38</text:a>.</text:p>
        <text:p text:style-name="Index_20_Entry"><text:span text:style-name="T326">cv10</text:span> – Variants of Gg. <text:a xlink:type="simple" xlink:href="#cv10" text:style-name="Internet_20_link" text:visited-style-name="Visited_20_Internet_20_Link">39</text:a>.</text:p>
        <text:p text:style-name="Index_20_Entry"><text:span text:style-name="T326">cv11</text:span> – Variants of ȝȜ (Yogh). <text:a xlink:type="simple" xlink:href="#cv11" text:style-name="Internet_20_link" text:visited-style-name="Visited_20_Internet_20_Link">40</text:a>.</text:p>
        <text:p text:style-name="Index_20_Entry"><text:span text:style-name="T326">cv12</text:span> – Variants of hH. <text:a xlink:type="simple" xlink:href="#cv12" text:style-name="Internet_20_link" text:visited-style-name="Visited_20_Internet_20_Link">41</text:a>.</text:p>
        <text:p text:style-name="Index_20_Entry"><text:span text:style-name="T326">cv13</text:span> – Variants of iI. <text:a xlink:type="simple" xlink:href="#cv13" text:style-name="Internet_20_link" text:visited-style-name="Visited_20_Internet_20_Link">42</text:a>.</text:p>
        <text:p text:style-name="P78"><text:span text:style-name="T326">cv14</text:span> – Variants of j. <text:a xlink:type="simple" xlink:href="#cv14" text:style-name="Internet_20_link" text:visited-style-name="Visited_20_Internet_20_Link">43</text:a>.</text:p>
        <text:p text:style-name="Index_20_Entry"><text:span text:style-name="T326">cv15</text:span> – Variants of k. <text:a xlink:type="simple" xlink:href="#cv15" text:style-name="Internet_20_link" text:visited-style-name="Visited_20_Internet_20_Link">44</text:a>.</text:p>
        <text:p text:style-name="Index_20_Entry"><text:span text:style-name="T326">cv16</text:span> – Variant of l. <text:a xlink:type="simple" xlink:href="#cv16" text:style-name="Internet_20_link" text:visited-style-name="Visited_20_Internet_20_Link">45</text:a>.</text:p>
        <text:p text:style-name="Index_20_Entry"><text:soft-page-break/><text:span text:style-name="T326">cv17</text:span> – Variant of ꝉ (U+A749, l with high stroke). <text:a xlink:type="simple" xlink:href="#cv17" text:style-name="Internet_20_link" text:visited-style-name="Visited_20_Internet_20_Link">46</text:a>.</text:p>
        <text:p text:style-name="Index_20_Entry"><text:span text:style-name="T326">cv18</text:span> – Variants of mM. <text:a xlink:type="simple" xlink:href="#cv18" text:style-name="Internet_20_link" text:visited-style-name="Visited_20_Internet_20_Link">47</text:a>.</text:p>
        <text:p text:style-name="Index_20_Entry"><text:span text:style-name="T326">cv19</text:span> – Variants of nN. <text:a xlink:type="simple" xlink:href="#cv19" text:style-name="Internet_20_link" text:visited-style-name="Visited_20_Internet_20_Link">48</text:a>.</text:p>
        <text:p text:style-name="Index_20_Entry"><text:span text:style-name="T326">cv21</text:span> – Variants of ø. <text:a xlink:type="simple" xlink:href="#cv21" text:style-name="Internet_20_link" text:visited-style-name="Visited_20_Internet_20_Link">49</text:a>.</text:p>
        <text:p text:style-name="Index_20_Entry"><text:span text:style-name="T326">cv22</text:span> – Variant of P. <text:a xlink:type="simple" xlink:href="#cv22" text:style-name="Internet_20_link" text:visited-style-name="Visited_20_Internet_20_Link">50</text:a>.</text:p>
        <text:p text:style-name="Index_20_Entry"><text:span text:style-name="T326">cv23</text:span> – Variant of Q. <text:a xlink:type="simple" xlink:href="#cvc23" text:style-name="Internet_20_link" text:visited-style-name="Visited_20_Internet_20_Link">51</text:a>.</text:p>
        <text:p text:style-name="Index_20_Entry"><text:span text:style-name="T326">cv24</text:span> – Variants of rR. <text:a xlink:type="simple" xlink:href="#cv24" text:style-name="Internet_20_link" text:visited-style-name="Visited_20_Internet_20_Link">52</text:a>.</text:p>
        <text:p text:style-name="Index_20_Entry"><text:span text:style-name="T326">cv25</text:span> – Variants of sS. <text:a xlink:type="simple" xlink:href="#cv25" text:style-name="Internet_20_link" text:visited-style-name="Visited_20_Internet_20_Link">53</text:a>.</text:p>
        <text:p text:style-name="Index_20_Entry"><text:span text:style-name="T326">cv26</text:span> – Variants of tT. <text:a xlink:type="simple" xlink:href="#cv26" text:style-name="Internet_20_link" text:visited-style-name="Visited_20_Internet_20_Link">54</text:a>.</text:p>
        <text:p text:style-name="Index_20_Entry"><text:span text:style-name="T326">cv28</text:span> – Variants of vV. <text:a xlink:type="simple" xlink:href="#cv28" text:style-name="Internet_20_link" text:visited-style-name="Visited_20_Internet_20_Link">55</text:a>.</text:p>
        <text:p text:style-name="Index_20_Entry"><text:span text:style-name="T326">cv30</text:span> – Variants of x. <text:a xlink:type="simple" xlink:href="#cv30" text:style-name="Internet_20_link" text:visited-style-name="Visited_20_Internet_20_Link">56</text:a>.</text:p>
        <text:p text:style-name="Index_20_Entry"><text:span text:style-name="T326">cv31</text:span> – Variants of y. <text:a xlink:type="simple" xlink:href="#cv31" text:style-name="Internet_20_link" text:visited-style-name="Visited_20_Internet_20_Link">57</text:a>.</text:p>
        <text:p text:style-name="Index_20_Entry"><text:span text:style-name="T326">cv32</text:span> – Variant of Z. <text:a xlink:type="simple" xlink:href="#cv32" text:style-name="Internet_20_link" text:visited-style-name="Visited_20_Internet_20_Link">58</text:a>.</text:p>
        <text:p text:style-name="P58"><text:span text:style-name="T326">cv33</text:span> – <text:span text:style-name="T28">a</text:span> <text:span text:style-name="T336">to a.</text:span> <text:a xlink:type="simple" xlink:href="#cv33" text:style-name="Internet_20_link" text:visited-style-name="Visited_20_Internet_20_Link">59</text:a>.</text:p>
        <text:p text:style-name="Index_20_Entry"><text:span text:style-name="T326">cv40</text:span> – Variants of ⁊ (U+204A, Tironian nota). <text:a xlink:type="simple" xlink:href="#cv40" text:style-name="Internet_20_link" text:visited-style-name="Visited_20_Internet_20_Link">60</text:a>.</text:p>
        <text:p text:style-name="Index_20_Entry"><text:span text:style-name="T326">cv41</text:span> – Variant of {(ru)} (U+A75D, rum abbreviation). <text:a xlink:type="simple" xlink:href="#cv41" text:style-name="Internet_20_link" text:visited-style-name="Visited_20_Internet_20_Link">61</text:a>.</text:p>
        <text:p text:style-name="Index_20_Entry"><text:span text:style-name="T326">cv42</text:span> – Variants of ◌{^zz} (U+035B, combining zigzag above). <text:a xlink:type="simple" xlink:href="#cv42" text:style-name="Internet_20_link" text:visited-style-name="Visited_20_Internet_20_Link">62</text:a>.</text:p>
        <text:p text:style-name="Index_20_Entry"><text:span text:style-name="T326">cv43</text:span> – Variant of ◌ᷓ (U+1DD3, combining open a). <text:a xlink:type="simple" xlink:href="#cv43" text:style-name="Internet_20_link" text:visited-style-name="Visited_20_Internet_20_Link">6</text:a><text:a xlink:type="simple" xlink:href="#cv43" text:style-name="Internet_20_link" text:visited-style-name="Visited_20_Internet_20_Link"><text:span text:style-name="T368">3</text:span></text:a>.</text:p>
        <text:p text:style-name="Index_20_Entry"><text:span text:style-name="T326">cv44</text:span> – Variant of ◌ᷣ (U+1DE3, combining r rotunda). <text:a xlink:type="simple" xlink:href="#cv44" text:style-name="Internet_20_link" text:visited-style-name="Visited_20_Internet_20_Link">64</text:a>.</text:p>
        <text:p text:style-name="Index_20_Entry"><text:span text:style-name="T326">cv45</text:span> – Variant of ◌̅◌ (U+0305, two-character overline). <text:a xlink:type="simple" xlink:href="#cv45" text:style-name="Internet_20_link" text:visited-style-name="Visited_20_Internet_20_Link">65</text:a>.</text:p>
        <text:p text:style-name="Index_20_Entry"><text:span text:style-name="T326">cv46</text:span> – Variant of ◌̃ (U+0303, combining tilde). <text:a xlink:type="simple" xlink:href="#cv46" text:style-name="Internet_20_link" text:visited-style-name="Visited_20_Internet_20_Link">66</text:a>.</text:p>
        <text:p text:style-name="Index_20_Entry"><text:span text:style-name="T326">cv50</text:span> – Variant of ʔ (U+0294, glottal stop). <text:a xlink:type="simple" xlink:href="#cv50" text:style-name="Internet_20_link" text:visited-style-name="Visited_20_Internet_20_Link">67</text:a>.</text:p>
        <text:p text:style-name="Index_20_Entry"><text:span text:style-name="T326">cv51</text:span> – Variant of ? (question mark). <text:a xlink:type="simple" xlink:href="#cv51" text:style-name="Internet_20_link" text:visited-style-name="Visited_20_Internet_20_Link">68</text:a>.</text:p>
        <text:p text:style-name="Index_20_Entry"><text:span text:style-name="T326">cv53</text:span> – Variants of short horizontal stroke. <text:a xlink:type="simple" xlink:href="#cv52" text:style-name="Internet_20_link" text:visited-style-name="Visited_20_Internet_20_Link">69</text:a>. (U+0335)</text:p>
        <text:p text:style-name="Index_20_Entry"><text:span text:style-name="T326">dD</text:span>, variants of. <text:a xlink:type="simple" xlink:href="#cv05" text:style-name="Internet_20_link" text:visited-style-name="Visited_20_Internet_20_Link">34</text:a>.</text:p>
        <text:p text:style-name="Index_20_Entry"><text:span text:style-name="T326">đ</text:span>, variant of. <text:a xlink:type="simple" xlink:href="#cv06" text:style-name="Internet_20_link" text:visited-style-name="Visited_20_Internet_20_Link">35</text:a>.</text:p>
        <text:p text:style-name="Index_20_Entry"><text:span text:style-name="T326">eE</text:span>, variants of. <text:a xlink:type="simple" xlink:href="#cv07" text:style-name="Internet_20_link" text:visited-style-name="Visited_20_Internet_20_Link">36</text:a>.</text:p>
        <text:p text:style-name="Index_20_Entry"><text:span text:style-name="T326">ęĘ</text:span>, variants of. <text:a xlink:type="simple" xlink:href="#cv08" text:style-name="Internet_20_link" text:visited-style-name="Visited_20_Internet_20_Link">37</text:a>.</text:p>
        <text:p text:style-name="Index_20_Entry"><text:span text:style-name="T326">dlig</text:span> – Discretionary Ligatures. <text:a xlink:type="simple" xlink:href="#dlig" text:style-name="Internet_20_link" text:visited-style-name="Visited_20_Internet_20_Link">72</text:a>.</text:p>
        <text:p text:style-name="Index_20_Entry"><text:span text:style-name="T326">f F</text:span>, variants of. <text:a xlink:type="simple" xlink:href="#cv09" text:style-name="Internet_20_link" text:visited-style-name="Visited_20_Internet_20_Link">38</text:a>.</text:p>
        <text:p text:style-name="Index_20_Entry"><text:span text:style-name="T326">figures </text:span>– see <text:a xlink:type="simple" xlink:href="#numbers" text:style-name="Internet_20_link" text:visited-style-name="Visited_20_Internet_20_Link">numbers</text:a></text:p>
        <text:p text:style-name="P56"><text:span text:style-name="T326">fleurons</text:span>. <text:a xlink:type="simple" xlink:href="#ornm" text:style-name="Internet_20_link" text:visited-style-name="Visited_20_Internet_20_Link">13</text:a>.</text:p>
        <text:p text:style-name="Index_20_Entry"><text:span text:style-name="T326">futhark</text:span>, Elder. <text:a xlink:type="simple" xlink:href="#ss13" text:style-name="Internet_20_link" text:visited-style-name="Visited_20_Internet_20_Link">25</text:a>.</text:p>
        <text:p text:style-name="Index_20_Entry"><text:span text:style-name="T326">futhark</text:span>, Younger. <text:a xlink:type="simple" xlink:href="#ss14" text:style-name="Internet_20_link" text:visited-style-name="Visited_20_Internet_20_Link">26</text:a>.</text:p>
        <text:p text:style-name="Index_20_Entry"><text:span text:style-name="T326">futhorc</text:span>, Early English. <text:a xlink:type="simple" xlink:href="#ss12" text:style-name="Internet_20_link" text:visited-style-name="Visited_20_Internet_20_Link">24</text:a>.</text:p>
        <text:p text:style-name="Index_20_Entry"><text:span text:style-name="T326">hist</text:span> – Historical Forms. <text:a xlink:type="simple" xlink:href="#hist" text:style-name="Internet_20_link" text:visited-style-name="Visited_20_Internet_20_Link">16</text:a>.</text:p>
        <text:p text:style-name="Index_20_Entry"><text:span text:style-name="T326">Gg</text:span>, variants of. <text:a xlink:type="simple" xlink:href="#cv10" text:style-name="Internet_20_link" text:visited-style-name="Visited_20_Internet_20_Link">39</text:a>.</text:p>
        <text:p text:style-name="Index_20_Entry"><text:span text:style-name="T326">glottal stop</text:span>, variant of. <text:a xlink:type="simple" xlink:href="#cv50" text:style-name="Internet_20_link" text:visited-style-name="Visited_20_Internet_20_Link">67</text:a>.</text:p>
        <text:p text:style-name="Index_20_Entry"><text:span text:style-name="T326">ȝȜ</text:span>, variants of. <text:a xlink:type="simple" xlink:href="#cv11" text:style-name="Internet_20_link" text:visited-style-name="Visited_20_Internet_20_Link">40</text:a>.</text:p>
        <text:p text:style-name="Index_20_Entry"><text:span text:style-name="T326">hH</text:span>, variants of. <text:a xlink:type="simple" xlink:href="#cv12" text:style-name="Internet_20_link" text:visited-style-name="Visited_20_Internet_20_Link">41</text:a>.</text:p>
        <text:p text:style-name="Index_20_Entry"><text:span text:style-name="T326">hlig</text:span> – Historic Ligatures. <text:a xlink:type="simple" xlink:href="#hlig" text:style-name="Internet_20_link" text:visited-style-name="Visited_20_Internet_20_Link">71</text:a>.</text:p>
        <text:p text:style-name="Index_20_Entry"><text:a xlink:type="simple" xlink:href="#cv12" text:style-name="Internet_20_link" text:visited-style-name="Visited_20_Internet_20_Link"><text:span text:style-name="T326">iI</text:span></text:a>, variants of. <text:a xlink:type="simple" xlink:href="#cv12" text:style-name="Internet_20_link" text:visited-style-name="Visited_20_Internet_20_Link">42</text:a>.</text:p>
        <text:p text:style-name="P77"><text:span text:style-name="T326">j</text:span>, variants of. <text:a xlink:type="simple" xlink:href="#cv14" text:style-name="Internet_20_link" text:visited-style-name="Visited_20_Internet_20_Link">43</text:a>.</text:p>
        <text:p text:style-name="Index_20_Entry"><text:a xlink:type="simple" xlink:href="#cv15" text:style-name="Internet_20_link" text:visited-style-name="Visited_20_Internet_20_Link"><text:span text:style-name="T326">k</text:span></text:a>, variants of. <text:a xlink:type="simple" xlink:href="#cv15" text:style-name="Internet_20_link" text:visited-style-name="Visited_20_Internet_20_Link">44</text:a>.</text:p>
        <text:p text:style-name="Index_20_Entry"><text:a xlink:type="simple" xlink:href="#cv16" text:style-name="Internet_20_link" text:visited-style-name="Visited_20_Internet_20_Link"><text:span text:style-name="T326">l</text:span></text:a>, variants of. <text:a xlink:type="simple" xlink:href="#cv16" text:style-name="Internet_20_link" text:visited-style-name="Visited_20_Internet_20_Link">45</text:a>.</text:p>
        <text:p text:style-name="Index_20_Entry"><text:span text:style-name="T326">letters</text:span>, circled. <text:a xlink:type="simple" xlink:href="#nalt" text:style-name="Internet_20_link" text:visited-style-name="Visited_20_Internet_20_Link">5</text:a>.</text:p>
        <text:p text:style-name="Index_20_Entry"><text:span text:style-name="T326">letters</text:span>, superscript. <text:a xlink:type="simple" xlink:href="#sups" text:style-name="Internet_20_link" text:visited-style-name="Visited_20_Internet_20_Link">11</text:a>.</text:p>
        <text:p text:style-name="Index_20_Entry"><text:span text:style-name="T326">ligatures</text:span>, discretionary. <text:a xlink:type="simple" xlink:href="#dlig" text:style-name="Internet_20_link" text:visited-style-name="Visited_20_Internet_20_Link">72</text:a>.</text:p>
        <text:p text:style-name="Index_20_Entry"><text:span text:style-name="T326">ligatures</text:span>, historic. <text:a xlink:type="simple" xlink:href="#hlig" text:style-name="Internet_20_link" text:visited-style-name="Visited_20_Internet_20_Link">71</text:a>.</text:p>
        <text:p text:style-name="Index_20_Entry"><text:span text:style-name="T326">ligatures</text:span>, required. <text:a xlink:type="simple" xlink:href="#req" text:style-name="Internet_20_link" text:visited-style-name="Visited_20_Internet_20_Link">73</text:a>.</text:p>
        <text:p text:style-name="Index_20_Entry"><text:span text:style-name="T326">ligatures</text:span>, standard. <text:a xlink:type="simple" xlink:href="#req" text:style-name="Internet_20_link" text:visited-style-name="Visited_20_Internet_20_Link">73</text:a>.</text:p>
        <text:p text:style-name="Index_20_Entry"><text:span text:style-name="T326">lnum</text:span> – Lining Figures. <text:a xlink:type="simple" xlink:href="#lnum" text:style-name="Internet_20_link" text:visited-style-name="Visited_20_Internet_20_Link">9</text:a>.</text:p>
        <text:p text:style-name="Index_20_Entry"><text:span text:style-name="T326">long branch runes</text:span>. <text:a xlink:type="simple" xlink:href="#ss15" text:style-name="Internet_20_link" text:visited-style-name="Visited_20_Internet_20_Link">27</text:a>.</text:p>
        <text:p text:style-name="P57"><text:span text:style-name="T326">loca</text:span> – Localized forms, <text:a xlink:type="simple" xlink:href="#req" text:style-name="Internet_20_link" text:visited-style-name="Visited_20_Internet_20_Link">73</text:a>.</text:p>
        <text:p text:style-name="Index_20_Entry"><text:span text:style-name="T326">mM</text:span>, variants of. <text:a xlink:type="simple" xlink:href="#cv18" text:style-name="Internet_20_link" text:visited-style-name="Visited_20_Internet_20_Link">47</text:a>.</text:p>
        <text:p text:style-name="Index_20_Entry"><text:span text:style-name="T326">Mirrored runes</text:span>. <text:a xlink:type="simple" xlink:href="#rtlm" text:style-name="Internet_20_link" text:visited-style-name="Visited_20_Internet_20_Link">70</text:a>.</text:p>
        <text:p text:style-name="Index_20_Entry"><text:span text:style-name="T326">nN</text:span>, variants of. <text:a xlink:type="simple" xlink:href="#cv19" text:style-name="Internet_20_link" text:visited-style-name="Visited_20_Internet_20_Link">48</text:a>.</text:p>
        <text:p text:style-name="Index_20_Entry"><text:span text:style-name="T326">nalt</text:span> – Alternate Annotation Forms. <text:a xlink:type="simple" xlink:href="#nalt" text:style-name="Internet_20_link" text:visited-style-name="Visited_20_Internet_20_Link">5</text:a>.</text:p>
        <text:p text:style-name="Index_20_Entry"><text:span text:style-name="T326">number</text:span>, circled. <text:a xlink:type="simple" xlink:href="#nalt" text:style-name="Internet_20_link" text:visited-style-name="Visited_20_Internet_20_Link">5</text:a>.</text:p>
        <text:p text:style-name="Index_20_Entry"><text:bookmark-start text:name="numbers"/><text:span text:style-name="T326">numbers</text:span><text:bookmark-end text:name="numbers"/>, lining. <text:a xlink:type="simple" xlink:href="#lnum" text:style-name="Internet_20_link" text:visited-style-name="Visited_20_Internet_20_Link">9</text:a>.</text:p>
        <text:p text:style-name="Index_20_Entry"><text:span text:style-name="T326">numbers</text:span>, oldstyle. <text:a xlink:type="simple" xlink:href="#onum" text:style-name="Internet_20_link" text:visited-style-name="Visited_20_Internet_20_Link">7</text:a>.</text:p>
        <text:p text:style-name="Index_20_Entry"><text:span text:style-name="T326">numbers</text:span>, proportional. <text:a xlink:type="simple" xlink:href="#pnum" text:style-name="Internet_20_link" text:visited-style-name="Visited_20_Internet_20_Link">8</text:a>.</text:p>
        <text:p text:style-name="Index_20_Entry"><text:span text:style-name="T326">numbers</text:span>, subscript. <text:a xlink:type="simple" xlink:href="#subs" text:style-name="Internet_20_link" text:visited-style-name="Visited_20_Internet_20_Link">12</text:a>.</text:p>
        <text:p text:style-name="Index_20_Entry"><text:soft-page-break/><text:span text:style-name="T326">numbers</text:span>, superscript. <text:a xlink:type="simple" xlink:href="#sups" text:style-name="Internet_20_link" text:visited-style-name="Visited_20_Internet_20_Link">11</text:a>.</text:p>
        <text:p text:style-name="Index_20_Entry"><text:span text:style-name="T326">numbers</text:span>, tabular. <text:a xlink:type="simple" xlink:href="#tnum" text:style-name="Internet_20_link" text:visited-style-name="Visited_20_Internet_20_Link">6</text:a>.</text:p>
        <text:p text:style-name="Index_20_Entry"><text:span text:style-name="T326">ø</text:span>, variants of. <text:a xlink:type="simple" xlink:href="#cv21" text:style-name="Internet_20_link" text:visited-style-name="Visited_20_Internet_20_Link">49</text:a>.</text:p>
        <text:p text:style-name="Index_20_Entry"><text:span text:style-name="T326">onum</text:span> – Oldstyle Figures. <text:a xlink:type="simple" xlink:href="#onum" text:style-name="Internet_20_link" text:visited-style-name="Visited_20_Internet_20_Link">7</text:a>.</text:p>
        <text:p text:style-name="Index_20_Entry"><text:span text:style-name="T326">ornm </text:span>– Ornaments. <text:a xlink:type="simple" xlink:href="#ornm" text:style-name="Internet_20_link" text:visited-style-name="Visited_20_Internet_20_Link">13</text:a>.</text:p>
        <text:p text:style-name="Index_20_Entry"><text:span text:style-name="T326">overline</text:span>, two-character, variant of. <text:a xlink:type="simple" xlink:href="#cv45" text:style-name="Internet_20_link" text:visited-style-name="Visited_20_Internet_20_Link">65</text:a>.</text:p>
        <text:p text:style-name="Index_20_Entry"><text:span text:style-name="T326">P</text:span>, variants of. <text:a xlink:type="simple" xlink:href="#cv22" text:style-name="Internet_20_link" text:visited-style-name="Visited_20_Internet_20_Link">50</text:a>.</text:p>
        <text:p text:style-name="Index_20_Entry"><text:span text:style-name="T326">pcap </text:span>– Petite Capitals. <text:a xlink:type="simple" xlink:href="#pcap" text:style-name="Internet_20_link" text:visited-style-name="Visited_20_Internet_20_Link">3</text:a>.</text:p>
        <text:p text:style-name="Index_20_Entry"><text:span text:style-name="T326">pnum</text:span> – Proportional Figures. <text:a xlink:type="simple" xlink:href="#pnum" text:style-name="Internet_20_link" text:visited-style-name="Visited_20_Internet_20_Link">8</text:a>.</text:p>
        <text:p text:style-name="Index_20_Entry"><text:span text:style-name="T326">Q</text:span>, variant of. <text:a xlink:type="simple" xlink:href="#cv23" text:style-name="Internet_20_link" text:visited-style-name="Visited_20_Internet_20_Link">51</text:a>.</text:p>
        <text:p text:style-name="Index_20_Entry"><text:span text:style-name="T326">question mark</text:span>, variant of. <text:a xlink:type="simple" xlink:href="#cv51" text:style-name="Internet_20_link" text:visited-style-name="Visited_20_Internet_20_Link">68</text:a>.</text:p>
        <text:p text:style-name="Index_20_Entry"><text:span text:style-name="T326">rR</text:span>, variants of. <text:a xlink:type="simple" xlink:href="#cv24" text:style-name="Internet_20_link" text:visited-style-name="Visited_20_Internet_20_Link">52</text:a>.</text:p>
        <text:p text:style-name="Index_20_Entry"><text:span text:style-name="T326">r rotunda</text:span>. <text:a xlink:type="simple" xlink:href="#ss11" text:style-name="Internet_20_link" text:visited-style-name="Visited_20_Internet_20_Link">23</text:a>.</text:p>
        <text:p text:style-name="Index_20_Entry"><text:span text:style-name="T326">r rotunda</text:span>, contextual. <text:a xlink:type="simple" xlink:href="#ss16" text:style-name="Internet_20_link" text:visited-style-name="Visited_20_Internet_20_Link">28</text:a>.</text:p>
        <text:p text:style-name="Index_20_Entry"><text:span text:style-name="T326">r rotunda</text:span>, combining. <text:a xlink:type="simple" xlink:href="#cv44" text:style-name="Internet_20_link" text:visited-style-name="Visited_20_Internet_20_Link">64</text:a>.</text:p>
        <text:p text:style-name="Index_20_Entry"><text:span text:style-name="T326">Required Features</text:span>. <text:a xlink:type="simple" xlink:href="#req" text:style-name="Internet_20_link" text:visited-style-name="Visited_20_Internet_20_Link">73</text:a>.</text:p>
        <text:p text:style-name="Index_20_Entry"><text:span text:style-name="T326">rtlm </text:span>– Right to Left Mirrored Forms. <text:a xlink:type="simple" xlink:href="#rtlm" text:style-name="Internet_20_link" text:visited-style-name="Visited_20_Internet_20_Link">70</text:a>.</text:p>
        <text:p text:style-name="Index_20_Entry"><text:span text:style-name="T326">rum</text:span> abbreviation. <text:a xlink:type="simple" xlink:href="#cv41" text:style-name="Internet_20_link" text:visited-style-name="Visited_20_Internet_20_Link">61</text:a>.</text:p>
        <text:p text:style-name="Index_20_Entry"><text:span text:style-name="T326">runes</text:span>, Early English. <text:a xlink:type="simple" xlink:href="#ss12" text:style-name="Internet_20_link" text:visited-style-name="Visited_20_Internet_20_Link">24</text:a>.</text:p>
        <text:p text:style-name="Index_20_Entry"><text:span text:style-name="T326">runes</text:span>, Elder Futhark. <text:a xlink:type="simple" xlink:href="#ss13" text:style-name="Internet_20_link" text:visited-style-name="Visited_20_Internet_20_Link">25</text:a>.</text:p>
        <text:p text:style-name="Index_20_Entry"><text:span text:style-name="T326">runes</text:span>, Long Branch. <text:a xlink:type="simple" xlink:href="#ss15" text:style-name="Internet_20_link" text:visited-style-name="Visited_20_Internet_20_Link">27</text:a>.</text:p>
        <text:p text:style-name="Index_20_Entry"><text:span text:style-name="T326">runes</text:span>, mirrored. <text:a xlink:type="simple" xlink:href="#rtlm" text:style-name="Internet_20_link" text:visited-style-name="Visited_20_Internet_20_Link">70</text:a>.</text:p>
        <text:p text:style-name="Index_20_Entry"><text:span text:style-name="T326">runes</text:span>, Short Twig. <text:a xlink:type="simple" xlink:href="#ss15" text:style-name="Internet_20_link" text:visited-style-name="Visited_20_Internet_20_Link">27</text:a>.</text:p>
        <text:p text:style-name="Index_20_Entry"><text:span text:style-name="T326">runes</text:span>, Younger Futhark. <text:a xlink:type="simple" xlink:href="#ss14" text:style-name="Internet_20_link" text:visited-style-name="Visited_20_Internet_20_Link">26</text:a>.</text:p>
        <text:p text:style-name="Index_20_Entry"><text:span text:style-name="T326">sS</text:span>, variants of. <text:a xlink:type="simple" xlink:href="#cv25" text:style-name="Internet_20_link" text:visited-style-name="Visited_20_Internet_20_Link">53</text:a>.</text:p>
        <text:p text:style-name="Index_20_Entry"><text:span text:style-name="T326">s</text:span>, long. <text:a xlink:type="simple" xlink:href="#hist" text:style-name="Internet_20_link" text:visited-style-name="Visited_20_Internet_20_Link">16</text:a>, <text:a xlink:type="simple" xlink:href="#ss03" text:style-name="Internet_20_link" text:visited-style-name="Visited_20_Internet_20_Link">17</text:a>.</text:p>
        <text:p text:style-name="Index_20_Entry"><text:span text:style-name="T326">s</text:span>, contextual long. <text:a xlink:type="simple" xlink:href="#ss08" text:style-name="Internet_20_link" text:visited-style-name="Visited_20_Internet_20_Link">22</text:a>.</text:p>
        <text:p text:style-name="Index_20_Entry"><text:span text:style-name="T326">short twig runes</text:span>. <text:a xlink:type="simple" xlink:href="#ss15" text:style-name="Internet_20_link" text:visited-style-name="Visited_20_Internet_20_Link">27</text:a>.</text:p>
        <text:p text:style-name="Index_20_Entry"><text:span text:style-name="T326">smcp </text:span>– Small Capitals. <text:a xlink:type="simple" xlink:href="#smcp" text:style-name="Internet_20_link" text:visited-style-name="Visited_20_Internet_20_Link">2</text:a>.</text:p>
        <text:p text:style-name="Index_20_Entry"><text:span text:style-name="T326">ss01</text:span> – Alternate thorn and eth. <text:a xlink:type="simple" xlink:href="#ss01" text:style-name="Internet_20_link" text:visited-style-name="Visited_20_Internet_20_Link">14</text:a>.</text:p>
        <text:p text:style-name="Index_20_Entry"><text:span text:style-name="T326">ss02 </text:span>– Insular Letter-Forms. <text:a xlink:type="simple" xlink:href="#ss02" text:style-name="Internet_20_link" text:visited-style-name="Visited_20_Internet_20_Link">15</text:a>.</text:p>
        <text:p text:style-name="Index_20_Entry"><text:span text:style-name="T326">ss03</text:span> – Long s. <text:a xlink:type="simple" xlink:href="#ss03" text:style-name="Internet_20_link" text:visited-style-name="Visited_20_Internet_20_Link">17</text:a>.</text:p>
        <text:p text:style-name="Index_20_Entry"><text:span text:style-name="T326">ss04 </text:span>– High Overline. <text:a xlink:type="simple" xlink:href="#ss04" text:style-name="Internet_20_link" text:visited-style-name="Visited_20_Internet_20_Link">18</text:a>.</text:p>
        <text:p text:style-name="Index_20_Entry"><text:span text:style-name="T326">ss05 </text:span>– Medium-High Overline. <text:a xlink:type="simple" xlink:href="#ss05" text:style-name="Internet_20_link" text:visited-style-name="Visited_20_Internet_20_Link">19</text:a>.</text:p>
        <text:p text:style-name="Index_20_Entry"><text:span text:style-name="T326">ss06 </text:span>– Enlarged Minuscules. <text:a xlink:type="simple" xlink:href="#ss06" text:style-name="Internet_20_link" text:visited-style-name="Visited_20_Internet_20_Link">20</text:a>.</text:p>
        <text:p text:style-name="Index_20_Entry"><text:span text:style-name="T326">ss07 </text:span>– Underdotted Text. <text:a xlink:type="simple" xlink:href="#ss07" text:style-name="Internet_20_link" text:visited-style-name="Visited_20_Internet_20_Link">21</text:a>.</text:p>
        <text:p text:style-name="Index_20_Entry"><text:span text:style-name="T326">ss08 </text:span>– Contextual Long s. <text:a xlink:type="simple" xlink:href="#ss08" text:style-name="Internet_20_link" text:visited-style-name="Visited_20_Internet_20_Link">22</text:a>.</text:p>
        <text:p text:style-name="Index_20_Entry"><text:span text:style-name="T326">ss11 </text:span>– r Rotunda. <text:a xlink:type="simple" xlink:href="#ss11" text:style-name="Internet_20_link" text:visited-style-name="Visited_20_Internet_20_Link">23</text:a>.</text:p>
        <text:p text:style-name="Index_20_Entry"><text:span text:style-name="T326">ss12 </text:span>– Early English Futhorc. <text:a xlink:type="simple" xlink:href="#ss12" text:style-name="Internet_20_link" text:visited-style-name="Visited_20_Internet_20_Link">24</text:a>.</text:p>
        <text:p text:style-name="Index_20_Entry"><text:span text:style-name="T326">ss13 </text:span>– Elder Futhark. <text:a xlink:type="simple" xlink:href="#ss13" text:style-name="Internet_20_link" text:visited-style-name="Visited_20_Internet_20_Link">25</text:a>.</text:p>
        <text:p text:style-name="Index_20_Entry"><text:span text:style-name="T326">ss14 </text:span>– Younger Futhark. <text:a xlink:type="simple" xlink:href="#ss14" text:style-name="Internet_20_link" text:visited-style-name="Visited_20_Internet_20_Link">26</text:a>.</text:p>
        <text:p text:style-name="Index_20_Entry"><text:span text:style-name="T326">ss15 </text:span>– Long Branch to Short Twig. <text:a xlink:type="simple" xlink:href="#ss15" text:style-name="Internet_20_link" text:visited-style-name="Visited_20_Internet_20_Link">27</text:a>.</text:p>
        <text:p text:style-name="Index_20_Entry"><text:span text:style-name="T326">ss16</text:span> – Contextual r Rotunda. <text:a xlink:type="simple" xlink:href="#ss16" text:style-name="Internet_20_link" text:visited-style-name="Visited_20_Internet_20_Link">28</text:a>.</text:p>
        <text:p text:style-name="Index_20_Entry"><text:span text:style-name="T326">ss18 </text:span>– Old-Style Punctuation Spacing. <text:a xlink:type="simple" xlink:href="#ss18" text:style-name="Internet_20_link" text:visited-style-name="Visited_20_Internet_20_Link">29</text:a>.</text:p>
        <text:p text:style-name="Index_20_Entry"><text:span text:style-name="T326">ss19 </text:span>– Latin to Gothic Transliteration. <text:a xlink:type="simple" xlink:href="#ss19" text:style-name="Internet_20_link" text:visited-style-name="Visited_20_Internet_20_Link">30</text:a>.</text:p>
        <text:p text:style-name="Index_20_Entry"><text:span text:style-name="T326">stroke</text:span>, horizontal, variants of. <text:a xlink:type="simple" xlink:href="#cv52" text:style-name="Internet_20_link" text:visited-style-name="Visited_20_Internet_20_Link">69</text:a>.</text:p>
        <text:p text:style-name="Index_20_Entry"><text:span text:style-name="T326">subs</text:span> – Subscripts. <text:a xlink:type="simple" xlink:href="#subs" text:style-name="Internet_20_link" text:visited-style-name="Visited_20_Internet_20_Link">12</text:a>.</text:p>
        <text:p text:style-name="Index_20_Entry"><text:span text:style-name="T326">sups </text:span>– Superscripts. <text:a xlink:type="simple" xlink:href="#sups" text:style-name="Internet_20_link" text:visited-style-name="Visited_20_Internet_20_Link">11</text:a>.</text:p>
        <text:p text:style-name="Index_20_Entry"><text:span text:style-name="T326">tT</text:span>, variants of. <text:a xlink:type="simple" xlink:href="#cv26" text:style-name="Internet_20_link" text:visited-style-name="Visited_20_Internet_20_Link">54</text:a>.</text:p>
        <text:p text:style-name="Index_20_Entry"><text:span text:style-name="T326">tilde</text:span>, combining, variants of. <text:a xlink:type="simple" xlink:href="#cv46" text:style-name="Internet_20_link" text:visited-style-name="Visited_20_Internet_20_Link">66</text:a>.</text:p>
        <text:p text:style-name="Index_20_Entry"><text:span text:style-name="T326">Tironian </text:span><text:a xlink:type="simple" xlink:href="#cv40" text:style-name="Internet_20_link" text:visited-style-name="Visited_20_Internet_20_Link"><text:span text:style-name="T326">nota</text:span></text:a>. <text:a xlink:type="simple" xlink:href="#cv40" text:style-name="Internet_20_link" text:visited-style-name="Visited_20_Internet_20_Link">60</text:a>.</text:p>
        <text:p text:style-name="Index_20_Entry"><text:span text:style-name="T326">tnum </text:span>– Tabular Figures. <text:a xlink:type="simple" xlink:href="#tnum" text:style-name="Internet_20_link" text:visited-style-name="Visited_20_Internet_20_Link">6</text:a>.</text:p>
        <text:p text:style-name="Index_20_Entry"><text:span text:style-name="T326">vV</text:span>, variants of. <text:a xlink:type="simple" xlink:href="#cv28" text:style-name="Internet_20_link" text:visited-style-name="Visited_20_Internet_20_Link">55</text:a>.</text:p>
        <text:p text:style-name="Index_20_Entry"><text:span text:style-name="T326">Yogh</text:span>, variants of. <text:a xlink:type="simple" xlink:href="#cv11" text:style-name="Internet_20_link" text:visited-style-name="Visited_20_Internet_20_Link">40</text:a>.</text:p>
        <text:p text:style-name="Index_20_Entry"><text:span text:style-name="T326">Z</text:span>, variant of. <text:a xlink:type="simple" xlink:href="#cv32" text:style-name="Internet_20_link" text:visited-style-name="Visited_20_Internet_20_Link">58</text:a>.</text:p>
        <text:p text:style-name="Index_20_Entry"><text:span text:style-name="T326">zero </text:span>– Slashed Zero. <text:a xlink:type="simple" xlink:href="#zero" text:style-name="Internet_20_link" text:visited-style-name="Visited_20_Internet_20_Link">10</text:a>.</text:p>
        <text:p text:style-name="Index_20_Entry"><text:span text:style-name="T326">zigzag</text:span>, combining, variants of. <text:a xlink:type="simple" xlink:href="#cv42" text:style-name="Internet_20_link" text:visited-style-name="Visited_20_Internet_20_Link">62</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pitch="variable"/>
    <style:font-face style:name="JuniusX3" svg:font-family="JuniusX" style:font-pitch="variable"/>
    <style:font-face style:name="JuniusX1" svg:font-family="JuniusX" style:font-adornments="Bold" style:font-pitch="variable"/>
    <style:font-face style:name="JuniusX"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2" svg:font-family="JuniusX:cv01=2" style:font-pitch="variable"/>
    <style:font-face style:name="JuniusX:cv01=3" svg:font-family="JuniusX:cv01=3" style:font-pitch="variable"/>
    <style:font-face style:name="JuniusX:cv01=4" svg:font-family="JuniusX:cv01=4" style:font-pitch="variable"/>
    <style:font-face style:name="JuniusX:cv01=5" svg:font-family="JuniusX:cv01=5"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3" svg:font-family="JuniusX:cv02=3" style:font-pitch="variable"/>
    <style:font-face style:name="JuniusX:cv04=1" svg:font-family="JuniusX:cv04=1" style:font-pitch="variable"/>
    <style:font-face style:name="JuniusX:cv05" svg:font-family="JuniusX:cv05" style:font-pitch="variable"/>
    <style:font-face style:name="JuniusX:cv05=1" svg:font-family="JuniusX:cv05=1" style:font-pitch="variable"/>
    <style:font-face style:name="JuniusX:cv05=1&amp;smcp" svg:font-family="JuniusX:cv05=1&amp;smcp" style:font-pitch="variable"/>
    <style:font-face style:name="JuniusX:cv05=2" svg:font-family="JuniusX:cv05=2"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3" svg:font-family="JuniusX:cv07=3" style:font-pitch="variable"/>
    <style:font-face style:name="JuniusX:cv08=1" svg:font-family="JuniusX:cv08=1" style:font-pitch="variable"/>
    <style:font-face style:name="JuniusX:cv08=1&amp;smcp" svg:font-family="JuniusX:cv08=1&amp;smcp"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1&amp;ss07" svg:font-family="JuniusX:cv09=1&amp;ss07"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3" svg:font-family="JuniusX:cv13" style:font-pitch="variable"/>
    <style:font-face style:name="JuniusX:cv13=1" svg:font-family="JuniusX:cv13=1" style:font-pitch="variable"/>
    <style:font-face style:name="JuniusX:cv13=2" svg:font-family="JuniusX:cv13=2" style:font-pitch="variable"/>
    <style:font-face style:name="JuniusX:cv14" svg:font-family="JuniusX:cv14"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1" svg:font-family="JuniusX:cv18=1" style:font-pitch="variable"/>
    <style:font-face style:name="JuniusX:cv18=1&amp;smcp" svg:font-family="JuniusX:cv18=1&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4" svg:font-family="JuniusX:cv24" style:font-pitch="variable"/>
    <style:font-face style:name="JuniusX:cv24=1" svg:font-family="JuniusX:cv24=1" style:font-pitch="variable"/>
    <style:font-face style:name="JuniusX:cv24=1&amp;smcp" svg:font-family="JuniusX:cv24=1&amp;smcp" style:font-pitch="variable"/>
    <style:font-face style:name="JuniusX:cv24=2" svg:font-family="JuniusX:cv24=2" style:font-pitch="variable"/>
    <style:font-face style:name="JuniusX:cv24=2&amp;smcp" svg:font-family="JuniusX:cv24=2&amp;smcp"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3" svg:font-family="JuniusX:cv25=3" style:font-pitch="variable"/>
    <style:font-face style:name="JuniusX:cv25=4" svg:font-family="JuniusX:cv25=4" style:font-pitch="variable"/>
    <style:font-face style:name="JuniusX:cv26" svg:font-family="JuniusX:cv26" style:font-pitch="variable"/>
    <style:font-face style:name="JuniusX:cv26&amp;smcp" svg:font-family="JuniusX:cv26&amp;smcp" style:font-pitch="variable"/>
    <style:font-face style:name="JuniusX:cv28=1" svg:font-family="JuniusX:cv28=1" style:font-pitch="variable"/>
    <style:font-face style:name="JuniusX:cv28=1&amp;smcp" svg:font-family="JuniusX:cv28=1&amp;smcp" style:font-pitch="variable"/>
    <style:font-face style:name="JuniusX:cv28=2" svg:font-family="JuniusX:cv28=2" style:font-pitch="variable"/>
    <style:font-face style:name="JuniusX:cv30=1" svg:font-family="JuniusX:cv30=1" style:font-pitch="variable"/>
    <style:font-face style:name="JuniusX:cv30=2" svg:font-family="JuniusX:cv30=2" style:font-pitch="variable"/>
    <style:font-face style:name="JuniusX:cv31=1" svg:font-family="JuniusX:cv31=1" style:font-pitch="variable"/>
    <style:font-face style:name="JuniusX:cv31=2" svg:font-family="JuniusX:cv31=2" style:font-pitch="variable"/>
    <style:font-face style:name="JuniusX:cv32" svg:font-family="JuniusX:cv32"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50" svg:font-family="JuniusX:cv50" style:font-pitch="variable"/>
    <style:font-face style:name="JuniusX:cv51" svg:font-family="JuniusX:cv51" style:font-pitch="variable"/>
    <style:font-face style:name="JuniusX:cv52" svg:font-family="JuniusX:cv52" style:font-pitch="variable"/>
    <style:font-face style:name="JuniusX:cv52&amp;ss01" svg:font-family="JuniusX:cv52&amp;ss01" style:font-pitch="variable"/>
    <style:font-face style:name="JuniusX:cv52=2" svg:font-family="JuniusX:cv52=2" style:font-pitch="variable"/>
    <style:font-face style:name="JuniusX:cv52=3" svg:font-family="JuniusX:cv52=3"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cv12&amp;dlig" svg:font-family="JuniusX:hist&amp;ss11&amp;cv12&amp;dlig" style:font-pitch="variable"/>
    <style:font-face style:name="JuniusX:hist&amp;ss11&amp;cv12&amp;hlig" svg:font-family="JuniusX:hist&amp;ss11&amp;cv12&amp;hlig" style:font-pitch="variable"/>
    <style:font-face style:name="JuniusX:hlig" svg:font-family="JuniusX:hlig" style:font-pitch="variable"/>
    <style:font-face style:name="JuniusX:hlig&amp;-calt" svg:font-family="JuniusX:hlig&amp;-calt"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1" svg:font-family="JuniusX:smcp&amp;cv42=1" style:font-pitch="variable"/>
    <style:font-face style:name="JuniusX:smcp&amp;cv42=2" svg:font-family="JuniusX:smcp&amp;cv42=2" style:font-pitch="variable"/>
    <style:font-face style:name="JuniusX:smcp&amp;cv42=3" svg:font-family="JuniusX:smcp&amp;cv42=3" style:font-pitch="variable"/>
    <style:font-face style:name="JuniusX:smcp&amp;cv42=4" svg:font-family="JuniusX:smcp&amp;cv42=4" style:font-pitch="variable"/>
    <style:font-face style:name="JuniusX:smcp&amp;hlig" svg:font-family="JuniusX:smcp&amp;hlig" style:font-pitch="variable"/>
    <style:font-face style:name="JuniusX:smcp&amp;ss07" svg:font-family="JuniusX:smcp&amp;ss07" style:font-pitch="variable"/>
    <style:font-face style:name="JuniusX:ss01" svg:font-family="JuniusX:ss01" style:font-pitch="variable"/>
    <style:font-face style:name="JuniusX:ss01&amp;hlig" svg:font-family="JuniusX:ss01&amp;hlig"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 svg:font-family="JuniusX:ss05" style:font-pitch="variable"/>
    <style:font-face style:name="JuniusX:ss06" svg:font-family="JuniusX:ss06" style:font-pitch="variable"/>
    <style:font-face style:name="JuniusX:ss07" svg:font-family="JuniusX:ss07" style:font-pitch="variable"/>
    <style:font-face style:name="JuniusX:ss08" svg:font-family="JuniusX:ss08" style:font-pitch="variable"/>
    <style:font-face style:name="JuniusX:ss11" svg:font-family="JuniusX:ss11" style:font-pitch="variable"/>
    <style:font-face style:name="JuniusX:ss11&amp;hlig" svg:font-family="JuniusX:ss11&amp;hlig"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9" svg:font-family="JuniusX:ss19"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paragraph-properties fo:margin-top="0.2in" fo:margin-bottom="0.0799in" style:contextual-spacing="false" fo:text-align="center" style:justify-single-word="fals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0-25T20:18:15.692445445</dc:date>
    <meta:editing-duration>P3DT6H8M14S</meta:editing-duration>
    <meta:editing-cycles>185</meta:editing-cycles>
    <meta:generator>LibreOffice/7.0.1.2$MacOSX_X86_64 LibreOffice_project/7cbcfc562f6eb6708b5ff7d7397325de9e764452</meta:generator>
    <meta:print-date>2020-10-21T09:40:57.846013746</meta:print-date>
    <meta:document-statistic meta:table-count="0" meta:image-count="0" meta:object-count="0" meta:page-count="13" meta:paragraph-count="429" meta:word-count="3163" meta:character-count="19052" meta:non-whitespace-character-count="15844"/>
  </office:meta>
</office:document-meta>
</file>